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"/>
  <manifest:file-entry manifest:full-path="ObjectReplacements/Object 21" manifest:media-type=""/>
  <manifest:file-entry manifest:full-path="ObjectReplacements/Object 8" manifest:media-type=""/>
  <manifest:file-entry manifest:full-path="ObjectReplacements/Object 20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4" manifest:media-type=""/>
  <manifest:file-entry manifest:full-path="ObjectReplacements/Object 19" manifest:media-type=""/>
  <manifest:file-entry manifest:full-path="ObjectReplacements/Object 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0e9fcc" officeooo:paragraph-rsid="000e9fcc" style:font-size-asian="11.3500003814697pt" style:font-size-complex="13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05316" officeooo:paragraph-rsid="00105316" style:font-size-asian="11.3500003814697pt" style:font-size-complex="13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219a4" officeooo:paragraph-rsid="001219a4" style:font-size-asian="11.3500003814697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3b1a2" officeooo:paragraph-rsid="0013b1a2" style:font-size-asian="11.3500003814697pt" style:font-size-complex="13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3b1a2" officeooo:paragraph-rsid="0014dfd7" style:font-size-asian="11.3500003814697pt" style:font-size-complex="13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56563" officeooo:paragraph-rsid="00156563" style:font-size-asian="11.3500003814697pt" style:font-size-complex="13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6a987" officeooo:paragraph-rsid="0016a987" style:font-size-asian="11.3500003814697pt" style:font-size-complex="13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6a987" officeooo:paragraph-rsid="00171fd4" style:font-size-asian="11.3500003814697pt" style:font-size-complex="13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71fd4" officeooo:paragraph-rsid="00171fd4" style:font-size-asian="11.3500003814697pt" style:font-size-complex="13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7df07" officeooo:paragraph-rsid="0017df07" style:font-size-asian="11.3500003814697pt" style:font-size-complex="13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officeooo:paragraph-rsid="0019e496" style:font-size-asian="13pt" style:font-name-complex="Times New Roman2" style:font-size-complex="13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2pt" officeooo:rsid="00156563" officeooo:paragraph-rsid="00156563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2pt" officeooo:rsid="0018f295" officeooo:paragraph-rsid="0018f295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3pt" officeooo:rsid="0019e496" officeooo:paragraph-rsid="0019e496" style:font-size-asian="11.3500003814697pt" style:font-size-complex="13pt"/>
    </style:style>
    <style:style style:name="P15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officeooo:rsid="0019e496" officeooo:paragraph-rsid="0019e496" style:font-size-asian="13pt" style:font-size-complex="13pt"/>
    </style:style>
    <style:style style:name="P16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officeooo:rsid="0019e496" officeooo:paragraph-rsid="0019e496" style:font-size-asian="13pt" style:font-size-complex="13pt"/>
    </style:style>
    <style:style style:name="P17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officeooo:rsid="001b7224" officeooo:paragraph-rsid="001b7224" style:font-size-asian="13pt" style:font-size-complex="13pt"/>
    </style:style>
    <style:style style:name="P18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solid" style:text-underline-width="auto" style:text-underline-color="font-color" officeooo:rsid="001b7224" officeooo:paragraph-rsid="001b7224" style:font-size-asian="13pt" style:font-size-complex="13pt"/>
    </style:style>
    <style:style style:name="P19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none" officeooo:rsid="001b7224" officeooo:paragraph-rsid="001b7224" style:font-size-asian="13pt" style:font-size-complex="13pt"/>
    </style:style>
    <style:style style:name="P20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fo:font-size="13pt" officeooo:paragraph-rsid="0019e496" style:font-size-asian="13pt" style:font-size-complex="13pt"/>
    </style:style>
    <style:style style:name="P21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Courier New" fo:font-size="12pt" officeooo:rsid="0019e496" officeooo:paragraph-rsid="0019e496" style:font-size-asian="12pt" style:font-size-complex="12pt"/>
    </style:style>
    <style:style style:name="P22" style:family="paragraph" style:parent-style-name="List_20_Paragraph" style:list-style-name="WWNum3">
      <style:paragraph-properties fo:margin-left="0in" fo:margin-right="0in" fo:margin-top="0in" fo:margin-bottom="0.111in" loext:contextual-spacing="true" fo:line-height="150%" fo:text-align="start" style:justify-single-word="false" fo:text-indent="-0.248in" style:auto-text-indent="false"/>
      <style:text-properties fo:font-size="13pt" officeooo:paragraph-rsid="0019e496" style:font-size-asian="13pt" style:font-size-complex="13pt"/>
    </style:style>
    <style:style style:name="P23" style:family="paragraph" style:parent-style-name="List_20_Paragraph">
      <style:paragraph-properties fo:margin-left="0in" fo:margin-right="0in" fo:line-height="150%" fo:text-indent="0.1972in" style:auto-text-indent="false"/>
      <style:text-properties fo:font-size="13pt" officeooo:paragraph-rsid="0019e496" style:font-size-asian="13pt" style:font-size-complex="13pt"/>
    </style:style>
    <style:style style:name="T1" style:family="text">
      <style:text-properties officeooo:rsid="001219a4"/>
    </style:style>
    <style:style style:name="T2" style:family="text">
      <style:text-properties officeooo:rsid="0014dfd7"/>
    </style:style>
    <style:style style:name="T3" style:family="text">
      <style:text-properties style:text-position="sub 58%"/>
    </style:style>
    <style:style style:name="T4" style:family="text">
      <style:text-properties style:font-name="Times New Roman1" officeooo:rsid="0014dfd7" style:font-name-asian="Times New Roman1" style:font-name-complex="Times New Roman1"/>
    </style:style>
    <style:style style:name="T5" style:family="text"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T6" style:family="text">
      <style:text-properties style:font-name="Times New Roman" fo:language="ru" fo:country="RU" fo:font-style="italic" officeooo:rsid="0019e496" style:font-style-asian="italic" style:font-name-complex="Times New Roman2"/>
    </style:style>
    <style:style style:name="T7" style:family="text">
      <style:text-properties style:font-name="Times New Roman" fo:language="ru" fo:country="RU" style:font-name-complex="Times New Roman2"/>
    </style:style>
    <style:style style:name="T8" style:family="text">
      <style:text-properties style:font-name="Times New Roman" fo:language="ru" fo:country="RU" style:font-name-asian="Times New Roman2" style:font-name-complex="Times New Roman2"/>
    </style:style>
    <style:style style:name="T9" style:family="text">
      <style:text-properties style:font-name="Times New Roman" fo:font-style="italic" style:font-style-asian="italic" style:font-name-complex="Times New Roman2"/>
    </style:style>
    <style:style style:name="T10" style:family="text">
      <style:text-properties style:font-name="Times New Roman" fo:font-style="italic" style:font-name-asian="Times New Roman2" style:font-style-asian="italic" style:font-name-complex="Times New Roman2"/>
    </style:style>
    <style:style style:name="T11" style:family="text">
      <style:text-properties style:font-name="Times New Roman" style:font-name-asian="Times New Roman2" style:font-name-complex="Times New Roman2"/>
    </style:style>
    <style:style style:name="T12" style:family="text">
      <style:text-properties style:font-name="Times New Roman" style:font-name-complex="Times New Roman2"/>
    </style:style>
    <style:style style:name="T13" style:family="text">
      <style:text-properties officeooo:rsid="00171fd4"/>
    </style:style>
    <style:style style:name="T14" style:family="text">
      <style:text-properties officeooo:rsid="0018f295"/>
    </style:style>
    <style:style style:name="T15" style:family="text">
      <style:text-properties fo:language="ru" fo:country="RU" style:font-name-complex="Times New Roman2"/>
    </style:style>
    <style:style style:name="T16" style:family="text">
      <style:text-properties style:text-underline-style="none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3">ОПРЕДЕЛЕНИЕ </text:span>ГРАФ<text:span text:style-name="T13">А И СВЯЗАННЫЕ С НИМ ОПРЕДЕЛЕНИЯ</text:span></text:p>
      <text:p text:style-name="P7"/>
      <text:p text:style-name="P7">Граф G – это упорядоченная пара (V, E), где V – это не пустое множество вершин, а E – множество пар вершин, называемых ребрами. Ориентированный граф (орграф) – это граф у которого ребра имеют направления от одной вершины к другой.</text:p>
      <text:p text:style-name="P9"/>
      <text:p text:style-name="P9">ОПРЕДЕЛЕНИЕ ПОЛУРЕШЕТКИ</text:p>
      <text:p text:style-name="P9"/>
      <text:p text:style-name="P9">Полупешетка – это алгебра с ассоциативной, коммутативной и идемпотентной операцией.</text:p>
      <text:p text:style-name="P9">В отличии от полугрупп полурешетки можно представить в виде орграфа.</text:p>
      <text:p text:style-name="P8"/>
      <text:p text:style-name="P2">ПРОГРАММЫ ДЛЯ ПРОВЕРКИ ГРАФОВ НА ИЗОМОРФИЗМ</text:p>
      <text:p text:style-name="P2"/>
      <text:p text:style-name="P2">С помощью поисковых систем Google и Яндекс я смог найти всего одну программу для проверки графов на изоморфизм – nauty. <text:span text:style-name="T1">Т</text:span>акже с помощью поисковика можно наткнуться на некоторые алгоритмы для проверки графов на изоморфизм и почти всегда без реализации на каком-нибудь языке программирования. <text:s/><text:span text:style-name="T1">На крупнейшем веб-сервисе для хостинга IT-проектов GitHub я нашел несколько реализаций различных алгоритмов, некоторые из которых я выберу для сравнения с написанной мною программой. Найти какие-либо программы для работы с полурешетками не удалось.</text:span></text:p>
      <text:p text:style-name="P1"/>
      <text:p text:style-name="P2">АЛГОРИТМ ПРЕОБРАЗОВАНИЯ ПОЛУРЕШЕТКИ В ОРГРАФ</text:p>
      <text:p text:style-name="P2"/>
      <text:p text:style-name="P5">Для начала находим корень полурешетки, для этого достаточно найти inf от все<text:span text:style-name="T2">х</text:span> элементов полурешетки, <text:span text:style-name="T2">то есть</text:span> <text:span text:style-name="T2">root = </text:span>inf(x<text:span text:style-name="T3">1</text:span>, x<text:span text:style-name="T3">2</text:span>, …, x<text:span text:style-name="T3">n</text:span>). <text:span text:style-name="T2">Далее перебираем элементы полурешетки x </text:span><text:span text:style-name="T4">≠</text:span><text:span text:style-name="T2"> root и inf(x, root) и выбираем среди них только те, для которых не существует элемента y <text:s/></text:span><text:span text:style-name="T4">≠</text:span><text:span text:style-name="T2"> root и y </text:span><text:span text:style-name="T4">≠ x и root = </text:span><text:span text:style-name="T2">inf(root, y) и y = inf(y, x). Все найденные элементы x будут вершинами смежными с root. Аналогично находятся вершины смежные к только что найденным и так далее пока все элементы не будут исчерпаны. Код на языке C++:</text:span></text:p>
      <text:p text:style-name="P5"><text:soft-page-break/></text:p>
      <text:p text:style-name="P12">template &lt;class T&gt; Digraph&lt;T&gt; to_digraph(Semilattice&lt;T&gt; s) {</text:p>
      <text:p text:style-name="P12"><text:s text:c="2"/>auto elems = s.elements();</text:p>
      <text:p text:style-name="P12"><text:s text:c="2"/>T root = *begin(elems);</text:p>
      <text:p text:style-name="P12"><text:s text:c="2"/>Digraph&lt;T&gt; g;</text:p>
      <text:p text:style-name="P12"><text:s text:c="2"/>for (T el : elems) {</text:p>
      <text:p text:style-name="P12"><text:s text:c="4"/>g.add_node(el);</text:p>
      <text:p text:style-name="P12"><text:s text:c="4"/>root = s.inf(root, el);</text:p>
      <text:p text:style-name="P12"><text:s text:c="2"/>}</text:p>
      <text:p text:style-name="P12"><text:s text:c="2"/>set&lt;T&gt; level = {root};</text:p>
      <text:p text:style-name="P12"><text:s text:c="2"/>while (level.size() &gt; 0) {</text:p>
      <text:p text:style-name="P12"><text:s text:c="4"/>set&lt;T&gt; new_level;</text:p>
      <text:p text:style-name="P12"><text:s text:c="4"/>for (T x : level) {</text:p>
      <text:p text:style-name="P12"><text:s text:c="6"/>for (T y : elems) {</text:p>
      <text:p text:style-name="P12"><text:s text:c="8"/>if (y != x &amp;&amp; s.inf(x, y) == x) {</text:p>
      <text:p text:style-name="P12"><text:s text:c="10"/>bool flag = true;</text:p>
      <text:p text:style-name="P12"><text:s text:c="10"/>for (T z : elems) {</text:p>
      <text:p text:style-name="P12"><text:s text:c="12"/>if (z != x &amp;&amp; z != y &amp;&amp; x == s.inf(x, z) &amp;&amp; z == s.inf(z, y)) {</text:p>
      <text:p text:style-name="P12"><text:s text:c="14"/>flag = false;</text:p>
      <text:p text:style-name="P12"><text:s text:c="14"/>break;</text:p>
      <text:p text:style-name="P12"><text:s text:c="12"/>}</text:p>
      <text:p text:style-name="P12"><text:s text:c="10"/>}</text:p>
      <text:p text:style-name="P12"><text:s text:c="10"/>if (flag) {</text:p>
      <text:p text:style-name="P12"><text:s text:c="12"/>g.add_edge(x, y);</text:p>
      <text:p text:style-name="P12"><text:s text:c="12"/>new_level.insert(y);</text:p>
      <text:p text:style-name="P12"><text:s text:c="10"/>}</text:p>
      <text:p text:style-name="P12"><text:s text:c="8"/>}</text:p>
      <text:p text:style-name="P12"><text:s text:c="6"/>}</text:p>
      <text:p text:style-name="P12"><text:s text:c="4"/>}</text:p>
      <text:p text:style-name="P12"><text:s text:c="4"/>level = new_level;</text:p>
      <text:p text:style-name="P12"><text:s text:c="2"/>}</text:p>
      <text:p text:style-name="P12"><text:s text:c="2"/>return g;</text:p>
      <text:p text:style-name="P12">}</text:p>
      <text:p text:style-name="P4"/>
      <text:p text:style-name="P4"><text:soft-page-break/>ОБРАТНОЕ ПРЕОБРАЗОВАНИЕ ИЗ ОРГРАФА В ПОЛУРЕШЕТКУ</text:p>
      <text:p text:style-name="P4"/>
      <text:p text:style-name="P6">Если написать функцию, которая бы по заданному орграфу и двум его вершинам могла вычислять их inf, то создать полуршетки по орграфу будет тривиальным:</text:p>
      <text:p text:style-name="P12">template &lt;class T&gt; Semilattice&lt;T&gt; to_semi(Digraph&lt;T&gt; g) {</text:p>
      <text:p text:style-name="P12"><text:s text:c="2"/>Semilattice&lt;T&gt; s;</text:p>
      <text:p text:style-name="P12"><text:s text:c="2"/>s.add_elements(g.nodes());</text:p>
      <text:p text:style-name="P12"><text:s text:c="2"/>for (T v : g.nodes()) {</text:p>
      <text:p text:style-name="P12"><text:s text:c="4"/>for (T u : g.nodes()) {</text:p>
      <text:p text:style-name="P12"><text:s text:c="6"/>s.set_inf(v, u, inf_for_digraph(g, v, u));</text:p>
      <text:p text:style-name="P12"><text:s text:c="4"/>}</text:p>
      <text:p text:style-name="P12"><text:s text:c="2"/>}</text:p>
      <text:p text:style-name="P12"><text:s text:c="2"/>return s;</text:p>
      <text:p text:style-name="P12">}</text:p>
      <text:p text:style-name="P3"/>
      <text:p text:style-name="P10">В функцию inf_for_digraph передаютюся орграф g и две его вершины v, u. Заметим, что если inf существует то, он долен находится на пересечении двух каких-нибудь путей от root до v и от root до u. Перебор все таких путей и нахождение их пересечений займет слишком много времени для больших графов. Вместо этого будем находить вершины путей находящихся на одном расстояние до корня. Предположим, что вершина u находится дальше от корня, чем v. <text:span text:style-name="T14">Найдем все смежные и предшествующие вершины для вершины u. Для этих вершин сделаем тоже самое и так далее, до тех пор пока вершины не будут на том же расстоянии до корня, что и вершина v. Далее необходимо нужно посмотреть есть ли вершина v среди найденых предков вершины u, находящихся на том же расстоянии от корня, что и v. Есть есть, то ответ inf(v, u) = v. Иначе <text:s/>находим всех предков вершин u, v уровнем ниже и снова проверяем их пересечение. Если орграф действительно является полурешеткой, то в итоге будет получен ответ.</text:span></text:p>
      <text:p text:style-name="P10"/>
      <text:p text:style-name="P13">template &lt;class T&gt; T inf_for_digraph(Digraph&lt;T&gt; g, T u, T v) {</text:p>
      <text:p text:style-name="P13"><text:s text:c="2"/>T root = find_root(g);</text:p>
      <text:p text:style-name="P13"><text:s text:c="2"/>int du = g.shortest_path_length(root, u);</text:p>
      <text:p text:style-name="P13"><text:s text:c="2"/>int dv = g.shortest_path_length(root, v);</text:p>
      <text:p text:style-name="P13"><text:s text:c="2"/>set&lt;T&gt; us = {u}, vs = {v};</text:p>
      <text:p text:style-name="P13"><text:soft-page-break/><text:s text:c="2"/>bool flag = false;</text:p>
      <text:p text:style-name="P13"><text:s text:c="2"/>while (1) {</text:p>
      <text:p text:style-name="P13"><text:s text:c="4"/>while (us.size() &gt; 0 &amp;&amp; (flag || du &gt; dv)) {</text:p>
      <text:p text:style-name="P13"><text:s text:c="6"/>set&lt;T&gt; new_us;</text:p>
      <text:p text:style-name="P13"><text:s text:c="6"/>for (T x : us) {</text:p>
      <text:p text:style-name="P13"><text:s text:c="8"/>auto p = g.predecessors(x);</text:p>
      <text:p text:style-name="P13"><text:s text:c="8"/>new_us.insert(begin(p), end(p));</text:p>
      <text:p text:style-name="P13"><text:s text:c="6"/>}</text:p>
      <text:p text:style-name="P13"><text:s text:c="6"/>us = new_us;</text:p>
      <text:p text:style-name="P13"><text:s text:c="6"/>du--;</text:p>
      <text:p text:style-name="P13"><text:s text:c="6"/>flag = false;</text:p>
      <text:p text:style-name="P13"><text:s text:c="4"/>}</text:p>
      <text:p text:style-name="P13"><text:s text:c="4"/>while (vs.size() &gt; 0 &amp;&amp; dv &gt; du) {</text:p>
      <text:p text:style-name="P13"><text:s text:c="6"/>set&lt;T&gt; new_vs;</text:p>
      <text:p text:style-name="P13"><text:s text:c="6"/>for (T x : vs) {</text:p>
      <text:p text:style-name="P13"><text:s text:c="8"/>auto p = g.predecessors(x);</text:p>
      <text:p text:style-name="P13"><text:s text:c="8"/>new_vs.insert(begin(p), end(p));</text:p>
      <text:p text:style-name="P13"><text:s text:c="6"/>}</text:p>
      <text:p text:style-name="P13"><text:s text:c="6"/>vs = new_vs;</text:p>
      <text:p text:style-name="P13"><text:s text:c="6"/>dv--;</text:p>
      <text:p text:style-name="P13"><text:s text:c="6"/>flag = false;</text:p>
      <text:p text:style-name="P13"><text:s text:c="4"/>}</text:p>
      <text:p text:style-name="P13"><text:s text:c="4"/>if (vs.size() == 0 || us.size() == 0) {</text:p>
      <text:p text:style-name="P13"><text:s text:c="6"/>throw GeneralException("inf_for_digraph: inf don't found!");</text:p>
      <text:p text:style-name="P13"><text:s text:c="4"/>}</text:p>
      <text:p text:style-name="P13"><text:s text:c="4"/>set&lt;T&gt; uv_intersection;</text:p>
      <text:p text:style-name="P13"><text:s text:c="4"/>set_intersection(begin(us), end(us), </text:p>
      <text:p text:style-name="P13"><text:s text:c="8"/>begin(vs), end(vs),</text:p>
      <text:p text:style-name="P13"><text:s text:c="8"/>inserter(uv_intersection, uv_intersection.begin()));</text:p>
      <text:p text:style-name="P13"><text:s text:c="4"/>if (uv_intersection.size() == 1) {</text:p>
      <text:p text:style-name="P13"><text:s text:c="6"/>return *begin(uv_intersection);</text:p>
      <text:p text:style-name="P13"><text:s text:c="4"/>} else {</text:p>
      <text:p text:style-name="P13"><text:s text:c="6"/>flag = true;</text:p>
      <text:p text:style-name="P13"><text:s text:c="4"/>}</text:p>
      <text:p text:style-name="P13"><text:s text:c="2"/>}</text:p>
      <text:p text:style-name="P13">}</text:p>
      <text:p text:style-name="P13"><text:soft-page-break/></text:p>
      <text:p text:style-name="P14">ПРОВЕРКА ПОЛУРЕШЕТОК НА ИЗОМОРФИЗМ</text:p>
      <text:p text:style-name="P11"/>
      <text:list xml:id="list7301793415877295992" text:style-name="WWNum3">
        <text:list-item>
          <text:p text:style-name="P22"><text:span text:style-name="T7">Находим для <text:s/>для полурешеток </text:span><text:span text:style-name="T9">S</text:span><text:span text:style-name="T7"> <text:s/>и </text:span><text:span text:style-name="T9">S</text:span><text:span text:style-name="T6">'</text:span><text:span text:style-name="T7"> соответствующие им графы так, как это было описано в [1]. </text:span></text:p>
        </text:list-item>
        <text:list-item>
          <text:p text:style-name="P22"><text:span text:style-name="T7">Сравниваем число вершин и ребер в графах. Если они не совпадают для двух графов, то</text:span><text:span text:style-name="T8"> ответ: полурешетки не изоморфны. </text:span><text:span text:style-name="T11">Если они совпадают, то переходим к шагу 3.</text:span></text:p>
        </text:list-item>
        <text:list-item>
          <text:p text:style-name="P20"><text:span text:style-name="T7">Если графы <text:s/></text:span><text:span text:style-name="T7"><draw:frame draw:style-name="fr1" draw:name="Объект22" text:anchor-type="as-char" svg:y="-0.1484in" svg:width="0.2043in" svg:height="0.1846in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 </text:span><text:span text:style-name="T8">и</text:span><text:span text:style-name="T5"> </text:span><text:span text:style-name="T5"><draw:frame draw:style-name="fr2" draw:name="Объект1" text:anchor-type="as-char" svg:width="0.2665in" svg:height="0.1839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 </text:span><text:span text:style-name="T7">являются деревьями, то применяем ранее описанный алгоритм проверки изоморфизма деревьев. </text:span></text:p>
        </text:list-item>
        <text:list-item>
          <text:p text:style-name="P20"><text:span text:style-name="T7">Если графы не являются деревьями, то преобразуем каждый из них в два графа </text:span><text:span text:style-name="T7"><draw:frame draw:style-name="fr2" draw:name="Объект2" text:anchor-type="as-char" svg:width="0.2543in" svg:height="0.2091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3" text:anchor-type="as-char" svg:width="0.2543in" svg:height="0.2091in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5">, </text:span><text:span text:style-name="T5"><draw:frame draw:style-name="fr2" draw:name="Объект4" text:anchor-type="as-char" svg:width="0.3165in" svg:height="0.2091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5" text:anchor-type="as-char" svg:width="0.3173in" svg:height="0.2091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. </text:span><text:span text:style-name="T8">Опишем, как строятся графы</text:span><text:span text:style-name="T5"> </text:span><text:span text:style-name="T5"><draw:frame draw:style-name="fr2" draw:name="Объект6" text:anchor-type="as-char" svg:width="0.2543in" svg:height="0.2091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7" text:anchor-type="as-char" svg:width="0.2543in" svg:height="0.2091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5">. </text:span><text:span text:style-name="T8">Рассмотрим максимальные подграфы графа</text:span><text:span text:style-name="T5"> </text:span><text:span text:style-name="T10">G</text:span><text:span text:style-name="T8">, имеющие корнем вершину, являющуюся корнем графа </text:span><text:span text:style-name="T10">G</text:span><text:span text:style-name="T5"> </text:span><text:span text:style-name="T8">и лишь одну вершину, смежную с корнем</text:span><text:span text:style-name="T5">.</text:span><text:span text:style-name="T8"> Будем называть такие подграфы ветвями </text:span><text:span text:style-name="T12">s</text:span><text:span text:style-name="T7">-графа. Смотрим, нет ли в пересечении каких- нибудь из ветвей вершины, кроме корня. Если есть, то добавляем к одному из них ребра и вершины другого, которых нет в первом. <text:s/>Полученный в результате подграф также будем называть ветвью графа. Граф </text:span><text:span text:style-name="T7"><draw:frame draw:style-name="fr2" draw:name="Объект8" text:anchor-type="as-char" svg:width="0.2043in" svg:height="0.1839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 преобразуем в два графа </text:span><text:span text:style-name="T7"><draw:frame draw:style-name="fr2" draw:name="Объект9" text:anchor-type="as-char" svg:width="0.2543in" svg:height="0.2091in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0" text:anchor-type="as-char" svg:width="0.2543in" svg:height="0.2091in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7">, корень графа </text:span><text:span text:style-name="T8"><text:s/></text:span><text:span text:style-name="T10">G</text:span><text:span text:style-name="T8"> становится единственной общей вершиной и корнем этих подграфов. Граф </text:span><text:span text:style-name="T8"><draw:frame draw:style-name="fr2" draw:name="Объект11" text:anchor-type="as-char" svg:width="0.2543in" svg:height="0.2091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8">является связным подграфом графа </text:span><text:span text:style-name="T11">G</text:span><text:span text:style-name="T8">, который содержит ветви графа, не содержащие циклов. Граф </text:span><text:span text:style-name="T8"><draw:frame draw:style-name="fr2" draw:name="Объект12" text:anchor-type="as-char" svg:width="0.2543in" svg:height="0.2091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8"> является связным подграфом графа </text:span><text:span text:style-name="T10">G</text:span><text:span text:style-name="T8">, который состоит из ветвей, содержащих циклы. </text:span></text:p>
        </text:list-item>
      </text:list>
      <text:p text:style-name="P23"><text:span text:style-name="T8">Аналогичным образом получаем графы </text:span><text:span text:style-name="T8"><draw:frame draw:style-name="fr2" draw:name="Объект13" text:anchor-type="as-char" svg:width="0.3165in" svg:height="0.2091in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4" text:anchor-type="as-char" svg:width="0.3173in" svg:height="0.2091in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из графа</text:span><text:span text:style-name="T5"> </text:span><text:span text:style-name="T5"><draw:frame draw:style-name="fr2" draw:name="Объект15" text:anchor-type="as-char" svg:width="0.2665in" svg:height="0.1839in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">.</text:span></text:p>
      <text:list xml:id="list150727218179053" text:continue-numbering="true" text:style-name="WWNum3">
        <text:list-item>
          <text:p text:style-name="P20"><text:span text:style-name="T7">Проверяем на изоморфизм графы </text:span><text:span text:style-name="T7"><draw:frame draw:style-name="fr2" draw:name="Объект16" text:anchor-type="as-char" svg:width="0.2543in" svg:height="0.2091in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">и <text:s/></text:span><text:span text:style-name="T5"><draw:frame draw:style-name="fr2" draw:name="Объект17" text:anchor-type="as-char" svg:width="0.3165in" svg:height="0.2091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, которые являются деревьями. Если графы не являются изоморфными, то ответ: полурешетки не изоморфны. </text:span><text:span text:style-name="T11">Если графы изоморфны, то переходим к шагу 6.</text:span></text:p>
        </text:list-item>
        <text:list-item>
          <text:p text:style-name="P20"><text:span text:style-name="T8">Рассматриваем графы </text:span><text:span text:style-name="T8"><draw:frame draw:style-name="fr2" draw:name="Объект18" text:anchor-type="as-char" svg:width="0.2543in" svg:height="0.2091in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19" text:anchor-type="as-char" svg:width="0.3173in" svg:height="0.2091in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5">. </text:span><text:span text:style-name="T8">Сначала проверяем их алгоритмом для деревьев. Если канонические имена графов совпадают, то переходим к шагу 7. Если нет, то ответ: полурешетки не изоморфны. </text:span></text:p>
        </text:list-item>
        <text:list-item>
          <text:p text:style-name="P20"><text:span text:style-name="T8">Находим графов </text:span><text:span text:style-name="T8"><draw:frame draw:style-name="fr2" draw:name="Объект20" text:anchor-type="as-char" svg:width="0.2543in" svg:height="0.2091in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5"> </text:span><text:span text:style-name="T8">и </text:span><text:span text:style-name="T8"><draw:frame draw:style-name="fr2" draw:name="Объект21" text:anchor-type="as-char" svg:width="0.3173in" svg:height="0.2091in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"> инварианты 3. </text:span><text:span text:style-name="T7">Сравниваем полученные последовательности. последовательности не совпадают для двух графов, то</text:span><text:span text:style-name="T8"> ответ: полурешетки не изоморфны. Если они совпадают, то переходим к шагу 8.</text:span></text:p>
        </text:list-item>
        <text:list-item>
          <text:p text:style-name="P15"><text:span text:style-name="T7">Ищем изоморфизм графов. При этом сопоставляем вершинам одного графа вершины другого, если у них совпадают последовательности. В итоге перебор возникает только </text:span><text:soft-page-break/><text:span text:style-name="T7">для тех вершин, для которых совпадает инвариант 4. Если изоморфизм найден, то ответ: полурешетки изоморфны, если нет, то ответ: полурешетки не изоморфны.</text:span></text:p>
        </text:list-item>
      </text:list>
      <text:p text:style-name="P16"><text:span text:style-name="T7"/></text:p>
      <text:p text:style-name="P21"><text:span text:style-name="T15">template &lt;class T&gt; bool is_isomorphic(Semilattice&lt;T&gt; s1, Semilattice&lt;T&gt; s2) {</text:span></text:p>
      <text:p text:style-name="P21"><text:span text:style-name="T15"/></text:p>
      <text:p text:style-name="P21"><text:span text:style-name="T15"><text:s text:c="2"/>Digraph&lt;T&gt; g1 = to_digraph(s1), g2 = to_digraph(s1);</text:span></text:p>
      <text:p text:style-name="P21"><text:span text:style-name="T15"/></text:p>
      <text:p text:style-name="P21"><text:span text:style-name="T15"><text:s text:c="2"/>int n = g1.number_of_nodes();</text:span></text:p>
      <text:p text:style-name="P21"><text:span text:style-name="T15"><text:s text:c="2"/>if (n != g2.number_of_nodes() ||</text:span></text:p>
      <text:p text:style-name="P21"><text:span text:style-name="T15"><text:s text:c="6"/>g1.number_of_edges() != g2.number_of_edges()) {</text:span></text:p>
      <text:p text:style-name="P21"><text:span text:style-name="T15"><text:s text:c="4"/>return false;</text:span></text:p>
      <text:p text:style-name="P21"><text:span text:style-name="T15"><text:s text:c="2"/>}</text:span></text:p>
      <text:p text:style-name="P21"><text:span text:style-name="T15"><text:s text:c="2"/>T r1 = find_root(g1), r2 = find_root(g2);</text:span></text:p>
      <text:p text:style-name="P21"><text:span text:style-name="T15"><text:s text:c="2"/>bool g1_is_tree = g1.is_tree_with_root(r1);</text:span></text:p>
      <text:p text:style-name="P21"><text:span text:style-name="T15"><text:s text:c="2"/>if (g1_is_tree != g2.is_tree_with_root(r2)) {</text:span></text:p>
      <text:p text:style-name="P21"><text:span text:style-name="T15"><text:s text:c="4"/>return false;</text:span></text:p>
      <text:p text:style-name="P21"><text:span text:style-name="T15"><text:s text:c="2"/>}</text:span></text:p>
      <text:p text:style-name="P21"><text:span text:style-name="T15"><text:s text:c="2"/>if (g1_is_tree) {</text:span></text:p>
      <text:p text:style-name="P21"><text:span text:style-name="T15"><text:s text:c="4"/>return tree_is_isomorphic(g1, g2);</text:span></text:p>
      <text:p text:style-name="P21"><text:span text:style-name="T15"><text:s text:c="2"/>}</text:span></text:p>
      <text:p text:style-name="P21"><text:span text:style-name="T15"/></text:p>
      <text:p text:style-name="P21"><text:span text:style-name="T15"><text:s text:c="2"/>Digraph&lt;T&gt; g1_G1, g1_G2, g2_G1, g2_G2;</text:span></text:p>
      <text:p text:style-name="P21"><text:span text:style-name="T15"><text:s text:c="2"/>tie(g1_G1, g1_G2) = find_G1_and_G2_graphs(g1);</text:span></text:p>
      <text:p text:style-name="P21"><text:span text:style-name="T15"><text:s text:c="2"/>tie(g2_G1, g2_G2) = find_G1_and_G2_graphs(g2);</text:span></text:p>
      <text:p text:style-name="P21"><text:span text:style-name="T15"><text:s text:c="2"/>if (!tree_is_isomorphic(g1_G1, g2_G1) || !tree_is_isomorphic(g1_G2, g2_G2)) {</text:span></text:p>
      <text:p text:style-name="P21"><text:span text:style-name="T15"><text:s text:c="4"/>return false;</text:span></text:p>
      <text:p text:style-name="P21"><text:span text:style-name="T15"><text:s text:c="2"/>}</text:span></text:p>
      <text:p text:style-name="P21"><text:span text:style-name="T15"/></text:p>
      <text:p text:style-name="P21"><text:span text:style-name="T15"><text:s text:c="2"/>Inv3&lt;T&gt; inv3_for_g1_G2(g1_G2);</text:span></text:p>
      <text:p text:style-name="P21"><text:span text:style-name="T15"><text:s text:c="2"/>Inv3&lt;T&gt; inv3_for_g2_G2(g2_G2);</text:span></text:p>
      <text:p text:style-name="P21"><text:span text:style-name="T15"/></text:p>
      <text:p text:style-name="P21"><text:span text:style-name="T15"><text:s text:c="2"/>DigraphIso&lt;T, T&gt; digiso(g1_G2, g2_G2, [&amp;](T v, T u) {</text:span></text:p>
      <text:p text:style-name="P21"><text:span text:style-name="T15"><text:s text:c="4"/>return inv3_for_g1_G2.get_inv3_for_node(v) == inv3_for_g2_G2.get_inv3_for_node(u);</text:span></text:p>
      <text:p text:style-name="P21"><text:span text:style-name="T15"><text:s text:c="2"/>});</text:span></text:p>
      <text:p text:style-name="P21"><text:span text:style-name="T15"><text:s text:c="2"/>bool res = digiso.is_iso();</text:span></text:p>
      <text:p text:style-name="P21"><text:span text:style-name="T15"/></text:p>
      <text:p text:style-name="P21"><text:span text:style-name="T15"><text:s text:c="2"/>return res;</text:span></text:p>
      <text:p text:style-name="P21"><text:span text:style-name="T15">}</text:span></text:p>
      <text:p text:style-name="P16"><text:span text:style-name="T7"/></text:p>
      <text:p text:style-name="P17"><text:span text:style-name="T7">ПРИЛОЖЕНИЕ А. ИСХОДНЫЙ КОД ПРОГРАММЫ</text:span></text:p>
      <text:p text:style-name="P17"><text:span text:style-name="T7"/></text:p>
      <text:p text:style-name="P18"><text:span text:style-name="T7">main.cpp</text:span></text:p>
      <text:p text:style-name="P18"><text:span text:style-name="T7"/></text:p>
      <text:p text:style-name="P19">#include "semiiso.h"</text:p>
      <text:p text:style-name="P19">#include &lt;cstring&gt;</text:p>
      <text:p text:style-name="P19">#include &lt;fstream&gt;</text:p>
      <text:p text:style-name="P19">using namespace std;</text:p>
      <text:p text:style-name="P19"><text:soft-page-break/></text:p>
      <text:p text:style-name="P19">const char *usage_ru = R"EOF(Usage help:</text:p>
      <text:p text:style-name="P19">semi iso f1 f2 - проверить полурешетки из файлов f1 и f2 на изоморфизм.</text:p>
      <text:p text:style-name="P19">semi tos f1 - преобразует орграф из файла f1 в полурешетку.</text:p>
      <text:p text:style-name="P19">semi giso f1 f2 - проверить орграфы из файлов f1 и f2 на изоморфизм.</text:p>
      <text:p text:style-name="P19"/>
      <text:p text:style-name="P19">-log - добавьте этот флаг для ведения программой подробного лога. Все</text:p>
      <text:p text:style-name="P19">данные будут записываться в файл log.txt. Если такой файл существует, то</text:p>
      <text:p text:style-name="P19">он будет перезаписан.</text:p>
      <text:p text:style-name="P19"/>
      <text:p text:style-name="P19">-int - используйте этот флаг, когда все элементы - целые числа, иначе элементами</text:p>
      <text:p text:style-name="P19">будут строки.</text:p>
      <text:p text:style-name="P19"/>
      <text:p text:style-name="P19">-fast - этот флаг нужен для отключения различных проверок на ошибки. Также не</text:p>
      <text:p text:style-name="P19">будут доступны произвольные имена для элементов орграфов и полурешеток. Все</text:p>
      <text:p text:style-name="P19">элементы должны именоваться следующим образом: 0, 1, 2, ..., n-2, n-1,</text:p>
      <text:p text:style-name="P19">где n - это размер орграфа или полурешетки.</text:p>
      <text:p text:style-name="P19">)EOF";</text:p>
      <text:p text:style-name="P19"/>
      <text:p text:style-name="P19">bool fast_mode = false, int_mode = false, log_mode = false;</text:p>
      <text:p text:style-name="P19"/>
      <text:p text:style-name="P19">char *cmd;</text:p>
      <text:p text:style-name="P19">int count_cmd_args;</text:p>
      <text:p text:style-name="P19">char **cmd_argv;</text:p>
      <text:p text:style-name="P19">ofstream semi_log;</text:p>
      <text:p text:style-name="P19"/>
      <text:p text:style-name="P19">template &lt;class T&gt; int iso() {</text:p>
      <text:p text:style-name="P19"><text:s text:c="2"/>if (count_cmd_args &lt; 2) {</text:p>
      <text:p text:style-name="P19"><text:s text:c="4"/>cout &lt;&lt; "too few arguments" &lt;&lt; endl;</text:p>
      <text:p text:style-name="P19"><text:s text:c="4"/>return 1;</text:p>
      <text:p text:style-name="P19"><text:s text:c="2"/>}</text:p>
      <text:p text:style-name="P19"/>
      <text:p text:style-name="P19"><text:s text:c="2"/>Semilattice&lt;T&gt; s1, s2;</text:p>
      <text:p text:style-name="P19"><text:s text:c="2"/>s1 = Semilattice&lt;T&gt;::from_file(cmd_argv[0]);</text:p>
      <text:p text:style-name="P19"><text:s text:c="2"/>s2 = Semilattice&lt;T&gt;::from_file(cmd_argv[1]);</text:p>
      <text:p text:style-name="P19"/>
      <text:p text:style-name="P19"><text:s text:c="2"/>cout &lt;&lt; is_isomorphic(s1, s2) &lt;&lt; endl;</text:p>
      <text:p text:style-name="P19">}</text:p>
      <text:p text:style-name="P19"/>
      <text:p text:style-name="P19">template &lt;class T&gt; int tos() {</text:p>
      <text:p text:style-name="P19"><text:s text:c="2"/>if (count_cmd_args &lt; 1) {</text:p>
      <text:p text:style-name="P19"><text:s text:c="4"/>cout &lt;&lt; "too few arguments" &lt;&lt; endl;</text:p>
      <text:p text:style-name="P19"><text:s text:c="4"/>return 1;</text:p>
      <text:p text:style-name="P19"><text:s text:c="2"/>}</text:p>
      <text:p text:style-name="P19"><text:s text:c="2"/>Digraph&lt;T&gt; g = Digraph&lt;T&gt;::from_file(cmd_argv[0]);</text:p>
      <text:p text:style-name="P19"><text:s text:c="2"/>Semilattice&lt;T&gt; s = to_semi(g);</text:p>
      <text:p text:style-name="P19">}</text:p>
      <text:p text:style-name="P19"/>
      <text:p text:style-name="P19"><text:soft-page-break/>int main(int argc, char **argv) {</text:p>
      <text:p text:style-name="P19"/>
      <text:p text:style-name="P19"><text:s text:c="2"/>if (argc == 1) {</text:p>
      <text:p text:style-name="P19"><text:s text:c="4"/>cout &lt;&lt; usage_ru;</text:p>
      <text:p text:style-name="P19"><text:s text:c="4"/>return 0;</text:p>
      <text:p text:style-name="P19"><text:s text:c="2"/>}</text:p>
      <text:p text:style-name="P19"/>
      <text:p text:style-name="P19"><text:s text:c="2"/>for (int i = 0; i &lt; argc; i++) {</text:p>
      <text:p text:style-name="P19"><text:s text:c="4"/>if (strcmp(argv[i], "-fast") == 0) {</text:p>
      <text:p text:style-name="P19"><text:s text:c="6"/>fast_mode = true;</text:p>
      <text:p text:style-name="P19"><text:s text:c="4"/>} else if (strcmp(argv[i], "-int") == 0) {</text:p>
      <text:p text:style-name="P19"><text:s text:c="6"/>int_mode = true;</text:p>
      <text:p text:style-name="P19"><text:s text:c="4"/>} else if (strcmp(argv[i], "-log") == 0) {</text:p>
      <text:p text:style-name="P19"><text:s text:c="6"/>log_mode = true;</text:p>
      <text:p text:style-name="P19"><text:s text:c="4"/>}</text:p>
      <text:p text:style-name="P19"><text:s text:c="2"/>}</text:p>
      <text:p text:style-name="P19"/>
      <text:p text:style-name="P19"><text:s text:c="2"/>if (log_mode) {</text:p>
      <text:p text:style-name="P19"><text:s text:c="4"/>semi_log.open("log.txt");</text:p>
      <text:p text:style-name="P19"><text:s text:c="2"/>}</text:p>
      <text:p text:style-name="P19"/>
      <text:p text:style-name="P19"><text:s text:c="2"/>// cout &lt;&lt; "fast_mode == " &lt;&lt; fast_mode &lt;&lt; endl;</text:p>
      <text:p text:style-name="P19"><text:s text:c="2"/>// cout &lt;&lt; "int_mode == " &lt;&lt; int_mode &lt;&lt; endl;</text:p>
      <text:p text:style-name="P19"/>
      <text:p text:style-name="P19"><text:s text:c="2"/>try {</text:p>
      <text:p text:style-name="P19"/>
      <text:p text:style-name="P19"><text:s text:c="4"/>cmd = argv[1];</text:p>
      <text:p text:style-name="P19"><text:s text:c="4"/>count_cmd_args = argc - 2;</text:p>
      <text:p text:style-name="P19"><text:s text:c="4"/>cmd_argv = &amp;argv[2];</text:p>
      <text:p text:style-name="P19"/>
      <text:p text:style-name="P19"><text:s text:c="4"/>if (!fast_mode) {</text:p>
      <text:p text:style-name="P19"><text:s text:c="6"/>if (strcmp(cmd, "iso") == 0) {</text:p>
      <text:p text:style-name="P19"><text:s text:c="8"/>if (int_mode) {</text:p>
      <text:p text:style-name="P19"><text:s text:c="10"/>return iso&lt;int&gt;();</text:p>
      <text:p text:style-name="P19"><text:s text:c="8"/>} else {</text:p>
      <text:p text:style-name="P19"><text:s text:c="10"/>return iso&lt;string&gt;();</text:p>
      <text:p text:style-name="P19"><text:s text:c="8"/>}</text:p>
      <text:p text:style-name="P19"><text:s text:c="8"/>return 0;</text:p>
      <text:p text:style-name="P19"><text:s text:c="6"/>} else if (strcmp(cmd, "tos") == 0) {</text:p>
      <text:p text:style-name="P19"><text:s text:c="8"/>if (int_mode) {</text:p>
      <text:p text:style-name="P19"><text:s text:c="10"/>return tos&lt;int&gt;();</text:p>
      <text:p text:style-name="P19"><text:s text:c="8"/>} else {</text:p>
      <text:p text:style-name="P19"><text:s text:c="10"/>return tos&lt;string&gt;();</text:p>
      <text:p text:style-name="P19"><text:s text:c="8"/>}</text:p>
      <text:p text:style-name="P19"><text:s text:c="8"/>return 0;</text:p>
      <text:p text:style-name="P19"><text:s text:c="6"/>} else {</text:p>
      <text:p text:style-name="P19"><text:s text:c="8"/>cout &lt;&lt; "undefined command" &lt;&lt; endl;</text:p>
      <text:p text:style-name="P19"><text:s text:c="8"/>cout &lt;&lt; usage_ru;</text:p>
      <text:p text:style-name="P19"><text:soft-page-break/><text:s text:c="8"/>return 1;</text:p>
      <text:p text:style-name="P19"><text:s text:c="6"/>}</text:p>
      <text:p text:style-name="P19"><text:s text:c="4"/>} else { // fast mode</text:p>
      <text:p text:style-name="P19"><text:s text:c="6"/>cout &lt;&lt; "fast mode don't work" &lt;&lt; endl;</text:p>
      <text:p text:style-name="P19"><text:s text:c="6"/>return 0;</text:p>
      <text:p text:style-name="P19"><text:s text:c="4"/>}</text:p>
      <text:p text:style-name="P19"/>
      <text:p text:style-name="P19"><text:s text:c="2"/>} catch (exception &amp;e) {</text:p>
      <text:p text:style-name="P19"><text:s text:c="4"/>cout &lt;&lt; "Exception: " &lt;&lt; e.what() &lt;&lt; endl;</text:p>
      <text:p text:style-name="P19"><text:s text:c="4"/>return 1;</text:p>
      <text:p text:style-name="P19"><text:s text:c="2"/>} catch (...) {</text:p>
      <text:p text:style-name="P19"><text:s text:c="4"/>cout &lt;&lt; "Unknow error!" &lt;&lt; endl;</text:p>
      <text:p text:style-name="P19"><text:s text:c="4"/>return 1;</text:p>
      <text:p text:style-name="P19"><text:s text:c="2"/>}</text:p>
      <text:p text:style-name="P19"><text:s text:c="2"/>return 0;</text:p>
      <text:p text:style-name="P19">}</text:p>
      <text:p text:style-name="P19"/>
      <text:p text:style-name="P18">main.h</text:p>
      <text:p text:style-name="P19"/>
      <text:p text:style-name="P19">#ifndef MAIN_H</text:p>
      <text:p text:style-name="P19">#define MAIN_H</text:p>
      <text:p text:style-name="P19"/>
      <text:p text:style-name="P19">extern bool fast_mode, int_mode, log_mode;</text:p>
      <text:p text:style-name="P19">extern bool ostream log;</text:p>
      <text:p text:style-name="P19"/>
      <text:p text:style-name="P19">#endif /* end of include guard: MAIN_H */</text:p>
      <text:p text:style-name="P19"/>
      <text:p text:style-name="P18">digraph.h</text:p>
      <text:p text:style-name="P19"/>
      <text:p text:style-name="P19">#ifndef DIGRAPH_H</text:p>
      <text:p text:style-name="P19">#define DIGRAPH_H</text:p>
      <text:p text:style-name="P19"/>
      <text:p text:style-name="P19">#include "exceptions.h"</text:p>
      <text:p text:style-name="P19">#include &lt;iostream&gt;</text:p>
      <text:p text:style-name="P19">#include &lt;map&gt;</text:p>
      <text:p text:style-name="P19">#include &lt;set&gt;</text:p>
      <text:p text:style-name="P19">#include &lt;vector&gt;</text:p>
      <text:p text:style-name="P19"/>
      <text:p text:style-name="P19">class SimpleDigraph {</text:p>
      <text:p text:style-name="P19"><text:s text:c="2"/>static const int BUFFER_INCREASE = 100;</text:p>
      <text:p text:style-name="P19"><text:s text:c="2"/>int buffer_limit = 100000;</text:p>
      <text:p text:style-name="P19"><text:s text:c="2"/>int n = 0, max_n = 0;</text:p>
      <text:p text:style-name="P19"><text:s text:c="2"/>std::vector&lt;std::vector&lt;int&gt;&gt; adj_matrix;</text:p>
      <text:p text:style-name="P19"><text:s text:c="2"/>void resize(int n);</text:p>
      <text:p text:style-name="P19"><text:s text:c="2"/>std::vector&lt;std::vector&lt;int&gt;&gt; _shortest_path_length,</text:p>
      <text:p text:style-name="P19"><text:s text:c="6"/>_undirected_shortest_path_length;</text:p>
      <text:p text:style-name="P19"/>
      <text:p text:style-name="P19">public:</text:p>
      <text:p text:style-name="P19"><text:soft-page-break/><text:s text:c="2"/>explicit SimpleDigraph(int n = 0);</text:p>
      <text:p text:style-name="P19"><text:s text:c="2"/>int add_node();</text:p>
      <text:p text:style-name="P19"><text:s text:c="2"/>void add_edge(int u, int v);</text:p>
      <text:p text:style-name="P19"><text:s text:c="2"/>void add_edges(std::vector&lt;std::pair&lt;int, int&gt;&gt; edges);</text:p>
      <text:p text:style-name="P19"><text:s text:c="2"/>bool is_edge(int u, int v);</text:p>
      <text:p text:style-name="P19"><text:s text:c="2"/>std::vector&lt;int&gt; successors(int u);</text:p>
      <text:p text:style-name="P19"><text:s text:c="2"/>std::vector&lt;int&gt; predecessors(int u);</text:p>
      <text:p text:style-name="P19"><text:s text:c="2"/>int number_of_nodes();</text:p>
      <text:p text:style-name="P19"><text:s text:c="2"/>int number_of_edges();</text:p>
      <text:p text:style-name="P19"><text:s text:c="2"/>bool is_tree_with_root(int root);</text:p>
      <text:p text:style-name="P19"><text:s text:c="2"/>int shortest_path_length(int u, int v, bool undirected);</text:p>
      <text:p text:style-name="P19"><text:s text:c="2"/>int shortest_path_length(int u, int v);</text:p>
      <text:p text:style-name="P19"><text:s text:c="2"/>bool is_node_exist(int v);</text:p>
      <text:p text:style-name="P19"><text:s text:c="2"/>void throw_exception_if_node_does_not_exist(int u);</text:p>
      <text:p text:style-name="P19">};</text:p>
      <text:p text:style-name="P19"/>
      <text:p text:style-name="P19">template &lt;class T&gt; class Digraph {</text:p>
      <text:p text:style-name="P19"><text:s text:c="2"/>std::set&lt;T&gt; _elements;</text:p>
      <text:p text:style-name="P19"><text:s text:c="2"/>std::map&lt;T, int&gt; id;</text:p>
      <text:p text:style-name="P19"><text:s text:c="2"/>std::vector&lt;T&gt; name;</text:p>
      <text:p text:style-name="P19"><text:s text:c="2"/>SimpleDigraph simple_digraph;</text:p>
      <text:p text:style-name="P19"/>
      <text:p text:style-name="P19">public:</text:p>
      <text:p text:style-name="P19"><text:s text:c="2"/>Digraph();</text:p>
      <text:p text:style-name="P19"><text:s text:c="2"/>void add_node(T v);</text:p>
      <text:p text:style-name="P19"><text:s text:c="2"/>void add_nodes(std::vector&lt;T&gt; nodes);</text:p>
      <text:p text:style-name="P19"><text:s text:c="2"/>std::set&lt;T&gt; nodes();</text:p>
      <text:p text:style-name="P19"><text:s text:c="2"/>bool is_node(T v);</text:p>
      <text:p text:style-name="P19"><text:s text:c="2"/>void add_edge(T u, T v);</text:p>
      <text:p text:style-name="P19"><text:s text:c="2"/>bool is_edge(T u, T v);</text:p>
      <text:p text:style-name="P19"><text:s text:c="2"/>void add_edges(std::vector&lt;std::pair&lt;T, T&gt;&gt; edges);</text:p>
      <text:p text:style-name="P19"><text:s text:c="2"/>std::vector&lt;T&gt; successors(T v);</text:p>
      <text:p text:style-name="P19"><text:s text:c="2"/>std::vector&lt;T&gt; predecessors(T v);</text:p>
      <text:p text:style-name="P19"><text:s text:c="2"/>int number_of_nodes();</text:p>
      <text:p text:style-name="P19"><text:s text:c="2"/>int number_of_edges();</text:p>
      <text:p text:style-name="P19"><text:s text:c="2"/>bool is_tree_with_root(T root);</text:p>
      <text:p text:style-name="P19"><text:s text:c="2"/>int shortest_path_length(T u, T v, bool undirected);</text:p>
      <text:p text:style-name="P19"><text:s text:c="2"/>int shortest_path_length(T u, T v);</text:p>
      <text:p text:style-name="P19"><text:s text:c="2"/>SimpleDigraph get_simple_digraph() { return simple_digraph; }</text:p>
      <text:p text:style-name="P19"><text:s text:c="2"/>T get_name_by_id(int aid) {</text:p>
      <text:p text:style-name="P19"><text:s text:c="4"/>if (aid &lt; 0 || aid &gt;= number_of_nodes()) {</text:p>
      <text:p text:style-name="P19"><text:s text:c="6"/>throw GeneralException(</text:p>
      <text:p text:style-name="P19"><text:s text:c="10"/>"Digraph: get_name_by_id: Node for this id don't exist.");</text:p>
      <text:p text:style-name="P19"><text:s text:c="4"/>}</text:p>
      <text:p text:style-name="P19"><text:s text:c="4"/>return name[aid];</text:p>
      <text:p text:style-name="P19"><text:s text:c="2"/>}</text:p>
      <text:p text:style-name="P19"><text:s text:c="2"/>static Digraph&lt;T&gt; from_stream(std::istream &amp;is);</text:p>
      <text:p text:style-name="P19"><text:s text:c="2"/>static Digraph&lt;T&gt; from_string(std::string str);</text:p>
      <text:p text:style-name="P19"><text:soft-page-break/><text:s text:c="2"/>static Digraph&lt;T&gt; from_file(std::string filename);</text:p>
      <text:p text:style-name="P19">};</text:p>
      <text:p text:style-name="P19"/>
      <text:p text:style-name="P19">template class Digraph&lt;std::string&gt;;</text:p>
      <text:p text:style-name="P19">template class Digraph&lt;int&gt;;</text:p>
      <text:p text:style-name="P19"/>
      <text:p text:style-name="P19">#endif /* end of include guard: DIGRAPH_H */</text:p>
      <text:p text:style-name="P19"/>
      <text:p text:style-name="P18">digraph.cpp</text:p>
      <text:p text:style-name="P19"/>
      <text:p text:style-name="P19">#include "digraph.h"</text:p>
      <text:p text:style-name="P19">#include "exceptions.h"</text:p>
      <text:p text:style-name="P19">#include &lt;algorithm&gt;</text:p>
      <text:p text:style-name="P19">#include &lt;fstream&gt;</text:p>
      <text:p text:style-name="P19">#include &lt;queue&gt;</text:p>
      <text:p text:style-name="P19">#include &lt;sstream&gt;</text:p>
      <text:p text:style-name="P19">#include &lt;vector&gt;</text:p>
      <text:p text:style-name="P19">using namespace std;</text:p>
      <text:p text:style-name="P19"/>
      <text:p text:style-name="P19">SimpleDigraph::SimpleDigraph(int an) { resize(an); }</text:p>
      <text:p text:style-name="P19"/>
      <text:p text:style-name="P19">void SimpleDigraph::resize(int new_n) {</text:p>
      <text:p text:style-name="P19"><text:s text:c="2"/>if (new_n &lt; 0) {</text:p>
      <text:p text:style-name="P19"><text:s text:c="4"/>throw SimpleDigraphException(this, "The size can not be negative!");</text:p>
      <text:p text:style-name="P19"><text:s text:c="2"/>}</text:p>
      <text:p text:style-name="P19"><text:s text:c="2"/>n = new_n;</text:p>
      <text:p text:style-name="P19"><text:s text:c="2"/>if (new_n &gt; max_n) {</text:p>
      <text:p text:style-name="P19"><text:s text:c="4"/>int new_max_n = max(max_n + BUFFER_INCREASE, new_n);</text:p>
      <text:p text:style-name="P19"><text:s text:c="4"/>if (new_max_n &gt; buffer_limit) {</text:p>
      <text:p text:style-name="P19"><text:s text:c="6"/>throw SimpleDigraphBufferLimitException(this, max_n, new_max_n,</text:p>
      <text:p text:style-name="P19"><text:s text:c="46"/>buffer_limit);</text:p>
      <text:p text:style-name="P19"><text:s text:c="4"/>}</text:p>
      <text:p text:style-name="P19"><text:s text:c="4"/>max_n = new_max_n;</text:p>
      <text:p text:style-name="P19"><text:s text:c="2"/>}</text:p>
      <text:p text:style-name="P19"><text:s text:c="2"/>if (adj_matrix.size() != max_n) {</text:p>
      <text:p text:style-name="P19"><text:s text:c="4"/>adj_matrix.resize(max_n);</text:p>
      <text:p text:style-name="P19"><text:s text:c="4"/>_shortest_path_length.resize(max_n);</text:p>
      <text:p text:style-name="P19"><text:s text:c="4"/>_undirected_shortest_path_length.resize(max_n);</text:p>
      <text:p text:style-name="P19"><text:s text:c="4"/>for (int i = 0; i &lt; max_n; i++) {</text:p>
      <text:p text:style-name="P19"><text:s text:c="6"/>adj_matrix[i].resize(max_n);</text:p>
      <text:p text:style-name="P19"><text:s text:c="6"/>_shortest_path_length[i].resize(max_n, -1);</text:p>
      <text:p text:style-name="P19"><text:s text:c="6"/>_undirected_shortest_path_length[i].resize(max_n, -1);</text:p>
      <text:p text:style-name="P19"><text:s text:c="6"/>_shortest_path_length[i][i] = _undirected_shortest_path_length[i][i] = 0;</text:p>
      <text:p text:style-name="P19"><text:s text:c="4"/>}</text:p>
      <text:p text:style-name="P19"><text:s text:c="2"/>}</text:p>
      <text:p text:style-name="P19">}</text:p>
      <text:p text:style-name="P19"/>
      <text:p text:style-name="P19">int SimpleDigraph::add_node() {</text:p>
      <text:p text:style-name="P19"><text:soft-page-break/><text:s text:c="2"/>n++;</text:p>
      <text:p text:style-name="P19"><text:s text:c="2"/>resize(n);</text:p>
      <text:p text:style-name="P19"><text:s text:c="2"/>return n - 1;</text:p>
      <text:p text:style-name="P19">}</text:p>
      <text:p text:style-name="P19"/>
      <text:p text:style-name="P19">bool SimpleDigraph::is_node_exist(int v) { return 0 &lt;= v &amp;&amp; v &lt; n; }</text:p>
      <text:p text:style-name="P19"/>
      <text:p text:style-name="P19">void SimpleDigraph::throw_exception_if_node_does_not_exist(int v) {</text:p>
      <text:p text:style-name="P19"><text:s text:c="2"/>if (!is_node_exist(v)) {</text:p>
      <text:p text:style-name="P19"><text:s text:c="4"/>throw SimpleDigraphNodeDoesNotExistEception(this, v);</text:p>
      <text:p text:style-name="P19"><text:s text:c="2"/>}</text:p>
      <text:p text:style-name="P19">}</text:p>
      <text:p text:style-name="P19"/>
      <text:p text:style-name="P19">void SimpleDigraph::add_edge(int u, int v) {</text:p>
      <text:p text:style-name="P19"><text:s text:c="2"/>throw_exception_if_node_does_not_exist(u);</text:p>
      <text:p text:style-name="P19"><text:s text:c="2"/>throw_exception_if_node_does_not_exist(v);</text:p>
      <text:p text:style-name="P19"><text:s text:c="2"/>adj_matrix[u][v] = 1;</text:p>
      <text:p text:style-name="P19">}</text:p>
      <text:p text:style-name="P19"/>
      <text:p text:style-name="P19">void SimpleDigraph::add_edges(vector&lt;pair&lt;int, int&gt;&gt; edges) {</text:p>
      <text:p text:style-name="P19"><text:s text:c="2"/>for (auto &amp;p : edges) {</text:p>
      <text:p text:style-name="P19"><text:s text:c="4"/>add_edge(p.first, p.second);</text:p>
      <text:p text:style-name="P19"><text:s text:c="2"/>}</text:p>
      <text:p text:style-name="P19">}</text:p>
      <text:p text:style-name="P19"/>
      <text:p text:style-name="P19">bool SimpleDigraph::is_edge(int u, int v) {</text:p>
      <text:p text:style-name="P19"><text:s text:c="2"/>throw_exception_if_node_does_not_exist(u);</text:p>
      <text:p text:style-name="P19"><text:s text:c="2"/>throw_exception_if_node_does_not_exist(v);</text:p>
      <text:p text:style-name="P19"><text:s text:c="2"/>return adj_matrix[u][v];</text:p>
      <text:p text:style-name="P19">}</text:p>
      <text:p text:style-name="P19"/>
      <text:p text:style-name="P19">vector&lt;int&gt; SimpleDigraph::successors(int u) {</text:p>
      <text:p text:style-name="P19"><text:s text:c="2"/>vector&lt;int&gt; res;</text:p>
      <text:p text:style-name="P19"><text:s text:c="2"/>for (int v = 0; v &lt; n; v++) {</text:p>
      <text:p text:style-name="P19"><text:s text:c="4"/>if (adj_matrix[u][v])</text:p>
      <text:p text:style-name="P19"><text:s text:c="6"/>res.push_back(v);</text:p>
      <text:p text:style-name="P19"><text:s text:c="2"/>}</text:p>
      <text:p text:style-name="P19"><text:s text:c="2"/>return res;</text:p>
      <text:p text:style-name="P19">}</text:p>
      <text:p text:style-name="P19"/>
      <text:p text:style-name="P19">vector&lt;int&gt; SimpleDigraph::predecessors(int u) {</text:p>
      <text:p text:style-name="P19"><text:s text:c="2"/>vector&lt;int&gt; res;</text:p>
      <text:p text:style-name="P19"><text:s text:c="2"/>for (int v = 0; v &lt; n; v++) {</text:p>
      <text:p text:style-name="P19"><text:s text:c="4"/>if (adj_matrix[v][u])</text:p>
      <text:p text:style-name="P19"><text:s text:c="6"/>res.push_back(v);</text:p>
      <text:p text:style-name="P19"><text:s text:c="2"/>}</text:p>
      <text:p text:style-name="P19"><text:s text:c="2"/>return res;</text:p>
      <text:p text:style-name="P19">}</text:p>
      <text:p text:style-name="P19"><text:soft-page-break/></text:p>
      <text:p text:style-name="P19">int SimpleDigraph::number_of_nodes() { return n; }</text:p>
      <text:p text:style-name="P19"/>
      <text:p text:style-name="P19">int SimpleDigraph::number_of_edges() {</text:p>
      <text:p text:style-name="P19"><text:s text:c="2"/>int m = 0;</text:p>
      <text:p text:style-name="P19"><text:s text:c="2"/>for (int u = 0; u &lt; n; u++) {</text:p>
      <text:p text:style-name="P19"><text:s text:c="4"/>for (int v = 0; v &lt; n; v++) {</text:p>
      <text:p text:style-name="P19"><text:s text:c="6"/>if (adj_matrix[u][v])</text:p>
      <text:p text:style-name="P19"><text:s text:c="8"/>m++;</text:p>
      <text:p text:style-name="P19"><text:s text:c="4"/>}</text:p>
      <text:p text:style-name="P19"><text:s text:c="2"/>}</text:p>
      <text:p text:style-name="P19"><text:s text:c="2"/>return m;</text:p>
      <text:p text:style-name="P19">}</text:p>
      <text:p text:style-name="P19"/>
      <text:p text:style-name="P19">bool SimpleDigraph::is_tree_with_root(int root) {</text:p>
      <text:p text:style-name="P19"><text:s text:c="2"/>if (number_of_nodes() - 1 != number_of_edges())</text:p>
      <text:p text:style-name="P19"><text:s text:c="4"/>return false;</text:p>
      <text:p text:style-name="P19"><text:s text:c="2"/>queue&lt;int&gt; q;</text:p>
      <text:p text:style-name="P19"><text:s text:c="2"/>vector&lt;bool&gt; used(n);</text:p>
      <text:p text:style-name="P19"><text:s text:c="2"/>q.push(root);</text:p>
      <text:p text:style-name="P19"><text:s text:c="2"/>while (!q.empty()) {</text:p>
      <text:p text:style-name="P19"><text:s text:c="4"/>int w = q.front();</text:p>
      <text:p text:style-name="P19"><text:s text:c="4"/>q.pop();</text:p>
      <text:p text:style-name="P19"><text:s text:c="4"/>used[w] = true;</text:p>
      <text:p text:style-name="P19"><text:s text:c="4"/>for (int i = 0; i &lt; n; i++) {</text:p>
      <text:p text:style-name="P19"><text:s text:c="6"/>if (adj_matrix[w][i] &amp;&amp; !used[i]) {</text:p>
      <text:p text:style-name="P19"><text:s text:c="8"/>q.push(i);</text:p>
      <text:p text:style-name="P19"><text:s text:c="6"/>}</text:p>
      <text:p text:style-name="P19"><text:s text:c="4"/>}</text:p>
      <text:p text:style-name="P19"><text:s text:c="2"/>}</text:p>
      <text:p text:style-name="P19"><text:s text:c="2"/>for (int i = 0; i &lt; n; i++) {</text:p>
      <text:p text:style-name="P19"><text:s text:c="4"/>if (!used[i])</text:p>
      <text:p text:style-name="P19"><text:s text:c="6"/>return false;</text:p>
      <text:p text:style-name="P19"><text:s text:c="2"/>}</text:p>
      <text:p text:style-name="P19"><text:s text:c="2"/>return true;</text:p>
      <text:p text:style-name="P19">}</text:p>
      <text:p text:style-name="P19"/>
      <text:p text:style-name="P19">int SimpleDigraph::shortest_path_length(int u, int v, bool undirected) {</text:p>
      <text:p text:style-name="P19"><text:s text:c="2"/>if (undirected &amp;&amp; _undirected_shortest_path_length[u][v] &gt;= 0) {</text:p>
      <text:p text:style-name="P19"><text:s text:c="4"/>return _undirected_shortest_path_length[u][v];</text:p>
      <text:p text:style-name="P19"><text:s text:c="2"/>}</text:p>
      <text:p text:style-name="P19"><text:s text:c="2"/>if (undirected &amp;&amp; _undirected_shortest_path_length[v][u] &gt;= 0) {</text:p>
      <text:p text:style-name="P19"><text:s text:c="4"/>return _undirected_shortest_path_length[v][u];</text:p>
      <text:p text:style-name="P19"><text:s text:c="2"/>}</text:p>
      <text:p text:style-name="P19"><text:s text:c="2"/>if (!undirected &amp;&amp; _shortest_path_length[u][v] &gt;= 0) {</text:p>
      <text:p text:style-name="P19"><text:s text:c="4"/>return _shortest_path_length[u][v];</text:p>
      <text:p text:style-name="P19"><text:s text:c="2"/>}</text:p>
      <text:p text:style-name="P19"><text:s text:c="2"/>queue&lt;pair&lt;int, int&gt;&gt; q;</text:p>
      <text:p text:style-name="P19"><text:soft-page-break/><text:s text:c="2"/>vector&lt;bool&gt; used(n);</text:p>
      <text:p text:style-name="P19"><text:s text:c="2"/>q.emplace(u, 0);</text:p>
      <text:p text:style-name="P19"><text:s text:c="2"/>while (!q.empty()) {</text:p>
      <text:p text:style-name="P19"><text:s text:c="4"/>int w, d;</text:p>
      <text:p text:style-name="P19"><text:s text:c="4"/>tie(w, d) = q.front();</text:p>
      <text:p text:style-name="P19"><text:s text:c="4"/>q.pop();</text:p>
      <text:p text:style-name="P19"><text:s text:c="4"/>used[w] = true;</text:p>
      <text:p text:style-name="P19"><text:s text:c="4"/>if (undirected) {</text:p>
      <text:p text:style-name="P19"><text:s text:c="6"/>_undirected_shortest_path_length[u][w] =</text:p>
      <text:p text:style-name="P19"><text:s text:c="10"/>_undirected_shortest_path_length[w][u] = d;</text:p>
      <text:p text:style-name="P19"><text:s text:c="4"/>} else {</text:p>
      <text:p text:style-name="P19"><text:s text:c="6"/>_shortest_path_length[u][w] = d;</text:p>
      <text:p text:style-name="P19"><text:s text:c="4"/>}</text:p>
      <text:p text:style-name="P19"><text:s text:c="4"/>if (w == v) {</text:p>
      <text:p text:style-name="P19"><text:s text:c="6"/>return d;</text:p>
      <text:p text:style-name="P19"><text:s text:c="4"/>}</text:p>
      <text:p text:style-name="P19"><text:s text:c="4"/>for (int i = 0; i &lt; n; i++) {</text:p>
      <text:p text:style-name="P19"><text:s text:c="6"/>if ((adj_matrix[w][i] || (undirected &amp;&amp; adj_matrix[i][w])) &amp;&amp; !used[i]) {</text:p>
      <text:p text:style-name="P19"><text:s text:c="8"/>q.emplace(i, d + 1);</text:p>
      <text:p text:style-name="P19"><text:s text:c="6"/>}</text:p>
      <text:p text:style-name="P19"><text:s text:c="4"/>}</text:p>
      <text:p text:style-name="P19"><text:s text:c="2"/>}</text:p>
      <text:p text:style-name="P19"><text:s text:c="2"/>throw PathDontFoundException&lt;int&gt;(u, v);</text:p>
      <text:p text:style-name="P19">}</text:p>
      <text:p text:style-name="P19"/>
      <text:p text:style-name="P19">int SimpleDigraph::shortest_path_length(int u, int v) {</text:p>
      <text:p text:style-name="P19"><text:s text:c="2"/>return shortest_path_length(u, v, false);</text:p>
      <text:p text:style-name="P19">}</text:p>
      <text:p text:style-name="P19"/>
      <text:p text:style-name="P19">template &lt;class T&gt; Digraph&lt;T&gt;::Digraph() {}</text:p>
      <text:p text:style-name="P19"/>
      <text:p text:style-name="P19">template &lt;class T&gt; void Digraph&lt;T&gt;::add_node(T v) {</text:p>
      <text:p text:style-name="P19"><text:s text:c="2"/>if (is_node(v))</text:p>
      <text:p text:style-name="P19"><text:s text:c="4"/>return;</text:p>
      <text:p text:style-name="P19"><text:s text:c="2"/>id[v] = simple_digraph.add_node();</text:p>
      <text:p text:style-name="P19"><text:s text:c="2"/>name.push_back(v);</text:p>
      <text:p text:style-name="P19"><text:s text:c="2"/>_elements.insert(v);</text:p>
      <text:p text:style-name="P19">}</text:p>
      <text:p text:style-name="P19"/>
      <text:p text:style-name="P19">template &lt;class T&gt; bool Digraph&lt;T&gt;::is_node(T v) {</text:p>
      <text:p text:style-name="P19"><text:s text:c="2"/>return _elements.find(v) != _elements.end();</text:p>
      <text:p text:style-name="P19">}</text:p>
      <text:p text:style-name="P19"/>
      <text:p text:style-name="P19">template &lt;class T&gt; set&lt;T&gt; Digraph&lt;T&gt;::nodes() { return _elements; }</text:p>
      <text:p text:style-name="P19"/>
      <text:p text:style-name="P19">template &lt;class T&gt; void Digraph&lt;T&gt;::add_edge(T u, T v) {</text:p>
      <text:p text:style-name="P19"><text:s text:c="2"/>if (!is_node(u))</text:p>
      <text:p text:style-name="P19"><text:s text:c="4"/>add_node(u);</text:p>
      <text:p text:style-name="P19"><text:soft-page-break/><text:s text:c="2"/>if (!is_node(v))</text:p>
      <text:p text:style-name="P19"><text:s text:c="4"/>add_node(v);</text:p>
      <text:p text:style-name="P19"><text:s text:c="2"/>simple_digraph.add_edge(id[u], id[v]);</text:p>
      <text:p text:style-name="P19">}</text:p>
      <text:p text:style-name="P19"/>
      <text:p text:style-name="P19">template &lt;class T&gt; Digraph&lt;T&gt; Digraph&lt;T&gt;::from_stream(std::istream &amp;is) {</text:p>
      <text:p text:style-name="P19"><text:s text:c="2"/>Digraph&lt;T&gt; g;</text:p>
      <text:p text:style-name="P19"><text:s text:c="2"/>int line_number = 1;</text:p>
      <text:p text:style-name="P19"><text:s text:c="2"/>while (!is.eof()) {</text:p>
      <text:p text:style-name="P19"><text:s text:c="4"/>string line;</text:p>
      <text:p text:style-name="P19"><text:s text:c="4"/>getline(is, line);</text:p>
      <text:p text:style-name="P19"><text:s text:c="4"/>line_number++;</text:p>
      <text:p text:style-name="P19"><text:s text:c="4"/>if (line.empty())</text:p>
      <text:p text:style-name="P19"><text:s text:c="6"/>continue;</text:p>
      <text:p text:style-name="P19"><text:s text:c="4"/>istringstream iss(line);</text:p>
      <text:p text:style-name="P19"><text:s text:c="4"/>T u, v;</text:p>
      <text:p text:style-name="P19"><text:s text:c="4"/>iss &gt;&gt; u;</text:p>
      <text:p text:style-name="P19"><text:s text:c="4"/>while (iss &gt;&gt; v) {</text:p>
      <text:p text:style-name="P19"><text:s text:c="6"/>g.add_edge(u, v);</text:p>
      <text:p text:style-name="P19"><text:s text:c="6"/>u = v;</text:p>
      <text:p text:style-name="P19"><text:s text:c="4"/>}</text:p>
      <text:p text:style-name="P19"><text:s text:c="2"/>}</text:p>
      <text:p text:style-name="P19"><text:s text:c="2"/>return g;</text:p>
      <text:p text:style-name="P19">}</text:p>
      <text:p text:style-name="P19"/>
      <text:p text:style-name="P19">template &lt;class T&gt; Digraph&lt;T&gt; Digraph&lt;T&gt;::from_string(std::string str) {</text:p>
      <text:p text:style-name="P19"><text:s text:c="2"/>stringstream ss(str);</text:p>
      <text:p text:style-name="P19"><text:s text:c="2"/>return Digraph&lt;T&gt;::from_stream(ss);</text:p>
      <text:p text:style-name="P19">}</text:p>
      <text:p text:style-name="P19"/>
      <text:p text:style-name="P19">template &lt;class T&gt; Digraph&lt;T&gt; Digraph&lt;T&gt;::from_file(std::string filename) {</text:p>
      <text:p text:style-name="P19"><text:s text:c="2"/>ifstream f(filename);</text:p>
      <text:p text:style-name="P19"><text:s text:c="2"/>return Digraph&lt;T&gt;::from_stream(f);</text:p>
      <text:p text:style-name="P19">}</text:p>
      <text:p text:style-name="P19"/>
      <text:p text:style-name="P19">template &lt;class T&gt; bool Digraph&lt;T&gt;::is_edge(T u, T v) {</text:p>
      <text:p text:style-name="P19"><text:s text:c="2"/>if (!is_node(u) || !is_node(v))</text:p>
      <text:p text:style-name="P19"><text:s text:c="4"/>return false;</text:p>
      <text:p text:style-name="P19"><text:s text:c="2"/>return simple_digraph.is_edge(id[u], id[v]);</text:p>
      <text:p text:style-name="P19">}</text:p>
      <text:p text:style-name="P19"/>
      <text:p text:style-name="P19">template &lt;class T&gt; vector&lt;T&gt; Digraph&lt;T&gt;::successors(T v) {</text:p>
      <text:p text:style-name="P19"><text:s text:c="2"/>vector&lt;T&gt; res;</text:p>
      <text:p text:style-name="P19"><text:s text:c="2"/>if (!is_node(v))</text:p>
      <text:p text:style-name="P19"><text:s text:c="4"/>return res;</text:p>
      <text:p text:style-name="P19"><text:s text:c="2"/>int vv = id[v];</text:p>
      <text:p text:style-name="P19"><text:s text:c="2"/>for (int u : simple_digraph.successors(vv)) {</text:p>
      <text:p text:style-name="P19"><text:s text:c="4"/>res.push_back(name[u]);</text:p>
      <text:p text:style-name="P19"><text:soft-page-break/><text:s text:c="2"/>}</text:p>
      <text:p text:style-name="P19"><text:s text:c="2"/>return res;</text:p>
      <text:p text:style-name="P19">}</text:p>
      <text:p text:style-name="P19"/>
      <text:p text:style-name="P19">template &lt;class T&gt; vector&lt;T&gt; Digraph&lt;T&gt;::predecessors(T v) {</text:p>
      <text:p text:style-name="P19"><text:s text:c="2"/>vector&lt;T&gt; res;</text:p>
      <text:p text:style-name="P19"><text:s text:c="2"/>if (!is_node(v))</text:p>
      <text:p text:style-name="P19"><text:s text:c="4"/>return res;</text:p>
      <text:p text:style-name="P19"><text:s text:c="2"/>int vv = id[v];</text:p>
      <text:p text:style-name="P19"><text:s text:c="2"/>for (int u : simple_digraph.predecessors(vv)) {</text:p>
      <text:p text:style-name="P19"><text:s text:c="4"/>res.push_back(name[u]);</text:p>
      <text:p text:style-name="P19"><text:s text:c="2"/>}</text:p>
      <text:p text:style-name="P19"><text:s text:c="2"/>return res;</text:p>
      <text:p text:style-name="P19">}</text:p>
      <text:p text:style-name="P19"/>
      <text:p text:style-name="P19">template &lt;class T&gt; int Digraph&lt;T&gt;::number_of_nodes() {</text:p>
      <text:p text:style-name="P19"><text:s text:c="2"/>return simple_digraph.number_of_nodes();</text:p>
      <text:p text:style-name="P19">}</text:p>
      <text:p text:style-name="P19"/>
      <text:p text:style-name="P19">template &lt;class T&gt; int Digraph&lt;T&gt;::number_of_edges() {</text:p>
      <text:p text:style-name="P19"><text:s text:c="2"/>return simple_digraph.number_of_edges();</text:p>
      <text:p text:style-name="P19">}</text:p>
      <text:p text:style-name="P19"/>
      <text:p text:style-name="P19">template &lt;class T&gt; bool Digraph&lt;T&gt;::is_tree_with_root(T root) {</text:p>
      <text:p text:style-name="P19"><text:s text:c="2"/>if (!is_node(root))</text:p>
      <text:p text:style-name="P19"><text:s text:c="4"/>return false;</text:p>
      <text:p text:style-name="P19"><text:s text:c="2"/>return simple_digraph.is_tree_with_root(id[root]);</text:p>
      <text:p text:style-name="P19">}</text:p>
      <text:p text:style-name="P19"/>
      <text:p text:style-name="P19">template &lt;class T&gt;</text:p>
      <text:p text:style-name="P19">int Digraph&lt;T&gt;::shortest_path_length(T u, T v, bool undirected) {</text:p>
      <text:p text:style-name="P19"><text:s text:c="2"/>if (!is_node(u) || !is_node(v))</text:p>
      <text:p text:style-name="P19"><text:s text:c="4"/>throw PathDontFoundException&lt;T&gt;(u, v);</text:p>
      <text:p text:style-name="P19"><text:s text:c="2"/>try {</text:p>
      <text:p text:style-name="P19"><text:s text:c="4"/>return simple_digraph.shortest_path_length(id[u], id[v], undirected);</text:p>
      <text:p text:style-name="P19"><text:s text:c="2"/>} catch (PathDontFoundException&lt;int&gt; &amp;e) {</text:p>
      <text:p text:style-name="P19"><text:s text:c="4"/>throw PathDontFoundException&lt;T&gt;(u, v);</text:p>
      <text:p text:style-name="P19"><text:s text:c="2"/>}</text:p>
      <text:p text:style-name="P19">}</text:p>
      <text:p text:style-name="P19"/>
      <text:p text:style-name="P19">template &lt;class T&gt; int Digraph&lt;T&gt;::shortest_path_length(T u, T v) {</text:p>
      <text:p text:style-name="P19"><text:s text:c="2"/>return shortest_path_length(u, v, false);</text:p>
      <text:p text:style-name="P19">}</text:p>
      <text:p text:style-name="P19"/>
      <text:p text:style-name="P19">template &lt;class T&gt; void Digraph&lt;T&gt;::add_edges(vector&lt;pair&lt;T, T&gt;&gt; edges) {</text:p>
      <text:p text:style-name="P19"><text:s text:c="2"/>for (auto p : edges) {</text:p>
      <text:p text:style-name="P19"><text:s text:c="4"/>add_edge(p.first, p.second);</text:p>
      <text:p text:style-name="P19"><text:s text:c="2"/>}</text:p>
      <text:p text:style-name="P19"><text:soft-page-break/>}</text:p>
      <text:p text:style-name="P19"/>
      <text:p text:style-name="P19">template &lt;class T&gt; void Digraph&lt;T&gt;::add_nodes(vector&lt;T&gt; nodes) {</text:p>
      <text:p text:style-name="P19"><text:s text:c="2"/>for (T v : nodes)</text:p>
      <text:p text:style-name="P19"><text:s text:c="4"/>add_node(v);</text:p>
      <text:p text:style-name="P19">}</text:p>
      <text:p text:style-name="P19"/>
      <text:p text:style-name="P18">digraphiso.h</text:p>
      <text:p text:style-name="P19"/>
      <text:p text:style-name="P19">#ifndef DIGRAPHISO_H</text:p>
      <text:p text:style-name="P19">#define DIGRAPHISO_H</text:p>
      <text:p text:style-name="P19"/>
      <text:p text:style-name="P19">#include "digraph.h"</text:p>
      <text:p text:style-name="P19">#include &lt;functional&gt;</text:p>
      <text:p text:style-name="P19">#include &lt;map&gt;</text:p>
      <text:p text:style-name="P19">#include &lt;set&gt;</text:p>
      <text:p text:style-name="P19">#include &lt;vector&gt;</text:p>
      <text:p text:style-name="P19">using namespace std;</text:p>
      <text:p text:style-name="P19"/>
      <text:p text:style-name="P19">template &lt;class T, class U&gt; class DigraphIso {</text:p>
      <text:p text:style-name="P19"><text:s text:c="2"/>Digraph&lt;T&gt; orig_g1;</text:p>
      <text:p text:style-name="P19"><text:s text:c="2"/>Digraph&lt;U&gt; orig_g2;</text:p>
      <text:p text:style-name="P19"><text:s text:c="2"/>SimpleDigraph g1, g2;</text:p>
      <text:p text:style-name="P19"><text:s text:c="2"/>std::set&lt;int&gt; vertices;</text:p>
      <text:p text:style-name="P19"><text:s text:c="2"/>int n = -1; <text:s text:c="3"/>// количество вершин в графах g1, g2</text:p>
      <text:p text:style-name="P19"><text:s text:c="2"/>int g1_k = -1; // подмножество вершин g1 {0, 1, ..., g1_k}</text:p>
      <text:p text:style-name="P19"><text:s text:c="2"/>std::set&lt;int&gt; g2_s; // Подмножество вершин графа g2, которое</text:p>
      <text:p text:style-name="P19"><text:s text:c="2"/>// соотвествует множеству вершин грфафа g1 {0, 1, ..., g1_k}</text:p>
      <text:p text:style-name="P19"><text:s text:c="2"/>vector&lt;int&gt; f; // биекция: i (вершина g1) -&gt; f[i] (вершина g2)</text:p>
      <text:p text:style-name="P19"><text:s text:c="2"/>int ans = -1;</text:p>
      <text:p text:style-name="P19"><text:s text:c="2"/>bool match(int v);</text:p>
      <text:p text:style-name="P19"><text:s text:c="2"/>void go();</text:p>
      <text:p text:style-name="P19"><text:s text:c="2"/>std::map&lt;T, U&gt; f2;</text:p>
      <text:p text:style-name="P19"><text:s text:c="2"/>std::function&lt;bool(T, U)&gt; match2;</text:p>
      <text:p text:style-name="P19"><text:s text:c="2"/>std::map&lt;T, U&gt; initial_bijection;</text:p>
      <text:p text:style-name="P19"/>
      <text:p text:style-name="P19">public:</text:p>
      <text:p text:style-name="P19"><text:s text:c="2"/>DigraphIso(Digraph&lt;T&gt; ag1, Digraph&lt;U&gt; ag2,</text:p>
      <text:p text:style-name="P19"><text:s text:c="13"/>std::function&lt;bool(T, U)&gt; amatch2 = [](T x, U y) { return true; });</text:p>
      <text:p text:style-name="P19"><text:s text:c="2"/>bool is_iso();</text:p>
      <text:p text:style-name="P19"><text:s text:c="2"/>void set_initial_biection(std::map&lt;T, U&gt; b) {</text:p>
      <text:p text:style-name="P19"><text:s text:c="4"/>initial_bijection = b;</text:p>
      <text:p text:style-name="P19"><text:s text:c="4"/>ans = -1;</text:p>
      <text:p text:style-name="P19"><text:s text:c="2"/>}</text:p>
      <text:p text:style-name="P19"><text:s text:c="2"/>std::map&lt;T, U&gt; get_biection();</text:p>
      <text:p text:style-name="P19">};</text:p>
      <text:p text:style-name="P19"/>
      <text:p text:style-name="P19">template class DigraphIso&lt;std::string, std::string&gt;;</text:p>
      <text:p text:style-name="P19"><text:soft-page-break/>template class DigraphIso&lt;std::string, int&gt;;</text:p>
      <text:p text:style-name="P19">template class DigraphIso&lt;int, std::string&gt;;</text:p>
      <text:p text:style-name="P19">template class DigraphIso&lt;int, int&gt;;</text:p>
      <text:p text:style-name="P19"/>
      <text:p text:style-name="P19">template &lt;class T, class U&gt;</text:p>
      <text:p text:style-name="P19">bool is_isomorphic(Digraph&lt;T&gt; g1, Digraph&lt;U&gt; g2,</text:p>
      <text:p text:style-name="P19"><text:s text:c="19"/>std::function&lt;bool(T, U)&gt; match2 = [](T x,</text:p>
      <text:p text:style-name="P19"><text:s text:c="57"/>U y) { return true; },</text:p>
      <text:p text:style-name="P19"><text:s text:c="19"/>std::map&lt;T, U&gt; initial_bijection = {});</text:p>
      <text:p text:style-name="P19"/>
      <text:p text:style-name="P19">#endif /* end of include guard: DIGRAPHISO_H */</text:p>
      <text:p text:style-name="P19"/>
      <text:p text:style-name="P18">digraphiso.cpp</text:p>
      <text:p text:style-name="P19"/>
      <text:p text:style-name="P19">#include "digraphiso.h"</text:p>
      <text:p text:style-name="P19">#include &lt;algorithm&gt;</text:p>
      <text:p text:style-name="P19">using namespace std;</text:p>
      <text:p text:style-name="P19"/>
      <text:p text:style-name="P19">template &lt;class T, class U&gt;</text:p>
      <text:p text:style-name="P19">DigraphIso&lt;T, U&gt;::DigraphIso(Digraph&lt;T&gt; ag1, Digraph&lt;U&gt; ag2,</text:p>
      <text:p text:style-name="P19"><text:s text:c="29"/>std::function&lt;bool(T, U)&gt; amatch2)</text:p>
      <text:p text:style-name="P19"><text:s text:c="4"/>: orig_g1(ag1), orig_g2(ag2), g1(ag1.get_simple_digraph()),</text:p>
      <text:p text:style-name="P19"><text:s text:c="6"/>g2(ag2.get_simple_digraph()), match2(amatch2) {}</text:p>
      <text:p text:style-name="P19"/>
      <text:p text:style-name="P19">template &lt;class T, class U&gt; bool DigraphIso&lt;T, U&gt;::match(int v) {</text:p>
      <text:p text:style-name="P19"><text:s text:c="2"/>// Подмножество g1 {0, 1, ..., g1_k - 1} изоморфно</text:p>
      <text:p text:style-name="P19"><text:s text:c="2"/>// подножеству графа g2 g2_s,</text:p>
      <text:p text:style-name="P19"><text:s text:c="2"/>// которое равно {f[0], f[1], ..., f[g1_k - 1]}</text:p>
      <text:p text:style-name="P19"><text:s text:c="2"/>// На данном шаге нужно проверить может ли подмножество g1</text:p>
      <text:p text:style-name="P19"><text:s text:c="2"/>// {0, 1, ..., g1_k - 1, g1_k} быть изоморфно</text:p>
      <text:p text:style-name="P19"><text:s text:c="2"/>// подмножеству g2 {f[0], f[1], ..., f[g1_k - 1], v}</text:p>
      <text:p text:style-name="P19"><text:s text:c="2"/>if (!match2(orig_g1.get_name_by_id(g1_k), orig_g2.get_name_by_id(v)))</text:p>
      <text:p text:style-name="P19"><text:s text:c="4"/>return false;</text:p>
      <text:p text:style-name="P19"><text:s text:c="2"/>for (int u = 0; u &lt; g1_k; u++) {</text:p>
      <text:p text:style-name="P19"><text:s text:c="4"/>if (g1.is_edge(u, g1_k) &amp;&amp; !g2.is_edge(f[u], v)) {</text:p>
      <text:p text:style-name="P19"><text:s text:c="6"/>// cout &lt;&lt; 1 &lt;&lt; ": " &lt;&lt; u &lt;&lt; " " &lt;&lt; g1_k &lt;&lt; " "</text:p>
      <text:p text:style-name="P19"><text:s text:c="6"/>// <text:s text:c="5"/>&lt;&lt; f[u] &lt;&lt; " " &lt;&lt; v &lt;&lt; endl;</text:p>
      <text:p text:style-name="P19"><text:s text:c="6"/>return false;</text:p>
      <text:p text:style-name="P19"><text:s text:c="4"/>}</text:p>
      <text:p text:style-name="P19"><text:s text:c="4"/>if (g1.is_edge(g1_k, u) &amp;&amp; !g2.is_edge(v, f[u])) {</text:p>
      <text:p text:style-name="P19"><text:s text:c="6"/>// cout &lt;&lt; 2 &lt;&lt; endl;</text:p>
      <text:p text:style-name="P19"><text:s text:c="6"/>return false;</text:p>
      <text:p text:style-name="P19"><text:s text:c="4"/>}</text:p>
      <text:p text:style-name="P19"><text:s text:c="2"/>}</text:p>
      <text:p text:style-name="P19"><text:s text:c="2"/>return true;</text:p>
      <text:p text:style-name="P19">}</text:p>
      <text:p text:style-name="P19"/>
      <text:p text:style-name="P19">template &lt;class T, class U&gt; void DigraphIso&lt;T, U&gt;::go() {</text:p>
      <text:p text:style-name="P19"><text:soft-page-break/><text:s text:c="2"/>// cout &lt;&lt; "go begin\n";</text:p>
      <text:p text:style-name="P19"><text:s text:c="2"/>// cout &lt;&lt; "g2_s: ";</text:p>
      <text:p text:style-name="P19"><text:s text:c="2"/>// for (int i : g2_s) cout &lt;&lt; i &lt;&lt; " ";</text:p>
      <text:p text:style-name="P19"><text:s text:c="2"/>// cout &lt;&lt; endl;</text:p>
      <text:p text:style-name="P19"><text:s text:c="2"/>if (g2_s.size() == n) {</text:p>
      <text:p text:style-name="P19"><text:s text:c="4"/>ans = 1;</text:p>
      <text:p text:style-name="P19"><text:s text:c="4"/>return;</text:p>
      <text:p text:style-name="P19"><text:s text:c="2"/>}</text:p>
      <text:p text:style-name="P19"><text:s text:c="2"/>g1_k += 1;</text:p>
      <text:p text:style-name="P19"><text:s text:c="2"/>set&lt;int&gt; t;</text:p>
      <text:p text:style-name="P19"><text:s text:c="2"/>set_difference(vertices.begin(), vertices.end(), g2_s.begin(), g2_s.end(),</text:p>
      <text:p text:style-name="P19"><text:s text:c="17"/>inserter(t, t.end()));</text:p>
      <text:p text:style-name="P19"><text:s text:c="2"/>// cout &lt;&lt; "t: ";</text:p>
      <text:p text:style-name="P19"><text:s text:c="2"/>// for (int i : t) cout &lt;&lt; i &lt;&lt; " ";</text:p>
      <text:p text:style-name="P19"><text:s text:c="2"/>// cout &lt;&lt; endl;</text:p>
      <text:p text:style-name="P19"><text:s text:c="2"/>for (int v : t) {</text:p>
      <text:p text:style-name="P19"><text:s text:c="4"/>if (ans &gt;= 0)</text:p>
      <text:p text:style-name="P19"><text:s text:c="6"/>return;</text:p>
      <text:p text:style-name="P19"><text:s text:c="4"/>if (match(v)) {</text:p>
      <text:p text:style-name="P19"><text:s text:c="6"/>// cout &lt;&lt; g1_k &lt;&lt; " match " &lt;&lt; v &lt;&lt; endl;</text:p>
      <text:p text:style-name="P19"><text:s text:c="6"/>auto g1_k_name = orig_g1.get_name_by_id(g1_k);</text:p>
      <text:p text:style-name="P19"><text:s text:c="6"/>auto v_name = orig_g2.get_name_by_id(v);</text:p>
      <text:p text:style-name="P19"><text:s text:c="6"/>auto it = initial_bijection.find(g1_k_name);</text:p>
      <text:p text:style-name="P19"><text:s text:c="6"/>if (!(it != initial_bijection.end() &amp;&amp; it-&gt;second != v_name)) {</text:p>
      <text:p text:style-name="P19"><text:s text:c="8"/>f[g1_k] = v;</text:p>
      <text:p text:style-name="P19"><text:s text:c="8"/>f2[g1_k_name] = v_name;</text:p>
      <text:p text:style-name="P19"><text:s text:c="8"/>g2_s.insert(v);</text:p>
      <text:p text:style-name="P19"><text:s text:c="8"/>go();</text:p>
      <text:p text:style-name="P19"><text:s text:c="8"/>g2_s.erase(v);</text:p>
      <text:p text:style-name="P19"><text:s text:c="6"/>}</text:p>
      <text:p text:style-name="P19"><text:s text:c="4"/>} else {</text:p>
      <text:p text:style-name="P19"><text:s text:c="6"/>// cout &lt;&lt; g1_k &lt;&lt; " don't match " &lt;&lt; v &lt;&lt; endl;</text:p>
      <text:p text:style-name="P19"><text:s text:c="4"/>}</text:p>
      <text:p text:style-name="P19"><text:s text:c="2"/>}</text:p>
      <text:p text:style-name="P19"><text:s text:c="2"/>g1_k -= 1;</text:p>
      <text:p text:style-name="P19">}</text:p>
      <text:p text:style-name="P19"/>
      <text:p text:style-name="P19">template &lt;class T, class U&gt; bool DigraphIso&lt;T, U&gt;::is_iso() {</text:p>
      <text:p text:style-name="P19"><text:s text:c="2"/>if (ans &gt;= 0)</text:p>
      <text:p text:style-name="P19"><text:s text:c="4"/>return ans;</text:p>
      <text:p text:style-name="P19"><text:s text:c="2"/>if (g1.number_of_nodes() != g2.number_of_nodes()) {</text:p>
      <text:p text:style-name="P19"><text:s text:c="4"/>return false;</text:p>
      <text:p text:style-name="P19"><text:s text:c="2"/>}</text:p>
      <text:p text:style-name="P19"><text:s text:c="2"/>n = g1.number_of_nodes();</text:p>
      <text:p text:style-name="P19"><text:s text:c="2"/>if (n == 0) {</text:p>
      <text:p text:style-name="P19"><text:s text:c="4"/>return true;</text:p>
      <text:p text:style-name="P19"><text:s text:c="2"/>}</text:p>
      <text:p text:style-name="P19"><text:s text:c="2"/>f.resize(n);</text:p>
      <text:p text:style-name="P19"><text:soft-page-break/><text:s text:c="2"/>for (int i = 0; i &lt; n; i++)</text:p>
      <text:p text:style-name="P19"><text:s text:c="4"/>vertices.insert(i);</text:p>
      <text:p text:style-name="P19"><text:s text:c="2"/>go();</text:p>
      <text:p text:style-name="P19"><text:s text:c="2"/>// cout &lt;&lt; "ans " &lt;&lt; ans &lt;&lt; endl;</text:p>
      <text:p text:style-name="P19"><text:s text:c="2"/>if (ans &lt; 0)</text:p>
      <text:p text:style-name="P19"><text:s text:c="4"/>ans = 0;</text:p>
      <text:p text:style-name="P19"><text:s text:c="2"/>return ans;</text:p>
      <text:p text:style-name="P19">}</text:p>
      <text:p text:style-name="P19"/>
      <text:p text:style-name="P19">template &lt;class T, class U&gt; map&lt;T, U&gt; DigraphIso&lt;T, U&gt;::get_biection() {</text:p>
      <text:p text:style-name="P19"><text:s text:c="2"/>return f2;</text:p>
      <text:p text:style-name="P19">}</text:p>
      <text:p text:style-name="P19"/>
      <text:p text:style-name="P18">exceptions.h</text:p>
      <text:p text:style-name="P19"/>
      <text:p text:style-name="P19">#ifndef EXCEPTIONS_H</text:p>
      <text:p text:style-name="P19">#define EXCEPTIONS_H</text:p>
      <text:p text:style-name="P19"/>
      <text:p text:style-name="P19">#include &lt;exception&gt;</text:p>
      <text:p text:style-name="P19">#include &lt;string&gt;</text:p>
      <text:p text:style-name="P19"/>
      <text:p text:style-name="P19">class SimpleDigraph;</text:p>
      <text:p text:style-name="P19"/>
      <text:p text:style-name="P19">class GeneralException : public std::exception {</text:p>
      <text:p text:style-name="P19">protected:</text:p>
      <text:p text:style-name="P19"><text:s text:c="2"/>std::string msg;</text:p>
      <text:p text:style-name="P19"/>
      <text:p text:style-name="P19">public:</text:p>
      <text:p text:style-name="P19"><text:s text:c="2"/>explicit GeneralException(std::string amsg = "");</text:p>
      <text:p text:style-name="P19"><text:s text:c="2"/>virtual const char *what() const throw();</text:p>
      <text:p text:style-name="P19">};</text:p>
      <text:p text:style-name="P19"/>
      <text:p text:style-name="P19">class WrongSizeException : public GeneralException {</text:p>
      <text:p text:style-name="P19">public:</text:p>
      <text:p text:style-name="P19"><text:s text:c="2"/>explicit WrongSizeException(std::string amsg = "") : GeneralException(amsg) {}</text:p>
      <text:p text:style-name="P19">};</text:p>
      <text:p text:style-name="P19"/>
      <text:p text:style-name="P19">class BufferLimitException : public GeneralException {</text:p>
      <text:p text:style-name="P19">public:</text:p>
      <text:p text:style-name="P19"><text:s text:c="2"/>BufferLimitException(std::string amsg, int new_max_n, int max_n,</text:p>
      <text:p text:style-name="P19"><text:s text:c="23"/>int buffer_limit);</text:p>
      <text:p text:style-name="P19">};</text:p>
      <text:p text:style-name="P19"/>
      <text:p text:style-name="P19">// class SimpleSemilatticeElementDoesNotExist : public GeneralException {</text:p>
      <text:p text:style-name="P19">// public:</text:p>
      <text:p text:style-name="P19">// <text:s text:c="2"/>SimpleSemilatticeElementDoesNotExist(int el);</text:p>
      <text:p text:style-name="P19">// };</text:p>
      <text:p text:style-name="P19"/>
      <text:p text:style-name="P19"><text:soft-page-break/>class SimpleDigraphException : public GeneralException {</text:p>
      <text:p text:style-name="P19">public:</text:p>
      <text:p text:style-name="P19"><text:s text:c="2"/>SimpleDigraphException(SimpleDigraph *g = nullptr, std::string amsg = "");</text:p>
      <text:p text:style-name="P19">};</text:p>
      <text:p text:style-name="P19"/>
      <text:p text:style-name="P19">template &lt;class T&gt;</text:p>
      <text:p text:style-name="P19">class PathDontFoundException : public SimpleDigraphException {</text:p>
      <text:p text:style-name="P19">public:</text:p>
      <text:p text:style-name="P19"><text:s text:c="2"/>PathDontFoundException(T from, T to);</text:p>
      <text:p text:style-name="P19">};</text:p>
      <text:p text:style-name="P19"/>
      <text:p text:style-name="P19">template class PathDontFoundException&lt;int&gt;;</text:p>
      <text:p text:style-name="P19">template class PathDontFoundException&lt;std::string&gt;;</text:p>
      <text:p text:style-name="P19"/>
      <text:p text:style-name="P19">class SimpleDigraphNodeDoesNotExistEception : public SimpleDigraphException {</text:p>
      <text:p text:style-name="P19">public:</text:p>
      <text:p text:style-name="P19"><text:s text:c="2"/>SimpleDigraphNodeDoesNotExistEception(SimpleDigraph *g, int node);</text:p>
      <text:p text:style-name="P19">};</text:p>
      <text:p text:style-name="P19"/>
      <text:p text:style-name="P19">class SimpleDigraphBufferLimitException : public SimpleDigraphException {</text:p>
      <text:p text:style-name="P19">public:</text:p>
      <text:p text:style-name="P19"><text:s text:c="2"/>SimpleDigraphBufferLimitException(SimpleDigraph *g, int new_max_n, int max_n,</text:p>
      <text:p text:style-name="P19"><text:s text:c="36"/>int buffer_limit);</text:p>
      <text:p text:style-name="P19">};</text:p>
      <text:p text:style-name="P19"/>
      <text:p text:style-name="P19">#endif /* end of include guard: EXCEPTIONS_H */</text:p>
      <text:p text:style-name="P19"/>
      <text:p text:style-name="P18">exception.cpp</text:p>
      <text:p text:style-name="P19"/>
      <text:p text:style-name="P19">#include "digraph.h"</text:p>
      <text:p text:style-name="P19">#include "exceptions.h"</text:p>
      <text:p text:style-name="P19">#include "semilattice.h"</text:p>
      <text:p text:style-name="P19">#include &lt;sstream&gt;</text:p>
      <text:p text:style-name="P19">using namespace std;</text:p>
      <text:p text:style-name="P19"/>
      <text:p text:style-name="P19">GeneralException::GeneralException(std::string amsg) : msg(amsg) {}</text:p>
      <text:p text:style-name="P19"/>
      <text:p text:style-name="P19">const char *GeneralException::what() const throw() { return msg.c_str(); }</text:p>
      <text:p text:style-name="P19"/>
      <text:p text:style-name="P19">SimpleDigraphException::SimpleDigraphException(SimpleDigraph *g,</text:p>
      <text:p text:style-name="P19"><text:s text:c="47"/>std::string amsg)</text:p>
      <text:p text:style-name="P19"><text:s text:c="4"/>: GeneralException(amsg) {}</text:p>
      <text:p text:style-name="P19"/>
      <text:p text:style-name="P19">template &lt;class T&gt;</text:p>
      <text:p text:style-name="P19">PathDontFoundException&lt;T&gt;::PathDontFoundException(T from, T to) {</text:p>
      <text:p text:style-name="P19"><text:s text:c="2"/>stringstream ss;</text:p>
      <text:p text:style-name="P19"><text:s text:c="2"/>ss &lt;&lt; "Don't found path from node " &lt;&lt; from &lt;&lt; " to node " &lt;&lt; to &lt;&lt; ".";</text:p>
      <text:p text:style-name="P19"><text:s text:c="2"/>msg = ss.str();</text:p>
      <text:p text:style-name="P19"><text:soft-page-break/>}</text:p>
      <text:p text:style-name="P19"/>
      <text:p text:style-name="P19">SimpleDigraphNodeDoesNotExistEception::SimpleDigraphNodeDoesNotExistEception(</text:p>
      <text:p text:style-name="P19"><text:s text:c="4"/>SimpleDigraph *g, int node) {</text:p>
      <text:p text:style-name="P19"><text:s text:c="2"/>stringstream ss;</text:p>
      <text:p text:style-name="P19"><text:s text:c="2"/>ss &lt;&lt; "Node " &lt;&lt; node &lt;&lt; " does not exist in digraph of size "</text:p>
      <text:p text:style-name="P19"><text:s text:c="5"/>&lt;&lt; g-&gt;number_of_nodes() &lt;&lt; ".";</text:p>
      <text:p text:style-name="P19"><text:s text:c="2"/>msg = ss.str();</text:p>
      <text:p text:style-name="P19">}</text:p>
      <text:p text:style-name="P19"/>
      <text:p text:style-name="P19">SimpleDigraphBufferLimitException::SimpleDigraphBufferLimitException(</text:p>
      <text:p text:style-name="P19"><text:s text:c="4"/>SimpleDigraph *g, int max_n, int new_max_n, int buffer_limit) {</text:p>
      <text:p text:style-name="P19"><text:s text:c="2"/>stringstream ss;</text:p>
      <text:p text:style-name="P19"><text:s text:c="2"/>ss &lt;&lt; "Buffer Size Limit Exceeded. Current buffer size: " &lt;&lt; max_n</text:p>
      <text:p text:style-name="P19"><text:s text:c="5"/>&lt;&lt; ". New buffer size: " &lt;&lt; new_max_n &lt;&lt; ". Buffer limit: " &lt;&lt; buffer_limit</text:p>
      <text:p text:style-name="P19"><text:s text:c="5"/>&lt;&lt; endl;</text:p>
      <text:p text:style-name="P19"><text:s text:c="2"/>msg = ss.str();</text:p>
      <text:p text:style-name="P19">}</text:p>
      <text:p text:style-name="P19"/>
      <text:p text:style-name="P19">BufferLimitException::BufferLimitException(string amsg, int max_n,</text:p>
      <text:p text:style-name="P19"><text:s text:c="43"/>int new_max_n, int buffer_limit) {</text:p>
      <text:p text:style-name="P19"><text:s text:c="2"/>stringstream ss;</text:p>
      <text:p text:style-name="P19"><text:s text:c="2"/>ss &lt;&lt; amsg &lt;&lt; " Current buffer size: " &lt;&lt; max_n</text:p>
      <text:p text:style-name="P19"><text:s text:c="5"/>&lt;&lt; ". New buffer size: " &lt;&lt; new_max_n &lt;&lt; ". Buffer limit: " &lt;&lt; buffer_limit</text:p>
      <text:p text:style-name="P19"><text:s text:c="5"/>&lt;&lt; endl;</text:p>
      <text:p text:style-name="P19"><text:s text:c="2"/>msg = ss.str();</text:p>
      <text:p text:style-name="P19">}</text:p>
      <text:p text:style-name="P19"/>
      <text:p text:style-name="P19">// SimpleSemilatticeElementDoesNotExist::SimpleSemilatticeElementDoesNotExist(</text:p>
      <text:p text:style-name="P19">// <text:s text:c="4"/>SimpleSemilattice *s, int el) {</text:p>
      <text:p text:style-name="P19">// <text:s text:c="2"/>stringstream ss;</text:p>
      <text:p text:style-name="P19">// <text:s text:c="2"/>ss &lt;&lt; "Element " &lt;&lt; el &lt;&lt; " does not exist in semilattice of size "</text:p>
      <text:p text:style-name="P19">// <text:s text:c="5"/>&lt;&lt; s-&gt;size() &lt;&lt; ".";</text:p>
      <text:p text:style-name="P19">// <text:s text:c="2"/>msg = ss.str();</text:p>
      <text:p text:style-name="P19">// }</text:p>
      <text:p text:style-name="P19"/>
      <text:p text:style-name="P18">inv3.h</text:p>
      <text:p text:style-name="P19"/>
      <text:p text:style-name="P19">#ifndef INV3_H</text:p>
      <text:p text:style-name="P19">#define INV3_H</text:p>
      <text:p text:style-name="P19"/>
      <text:p text:style-name="P19">#include "digraph.h"</text:p>
      <text:p text:style-name="P19">#include "semiiso.h"</text:p>
      <text:p text:style-name="P19">#include &lt;map&gt;</text:p>
      <text:p text:style-name="P19">#include &lt;sstream&gt;</text:p>
      <text:p text:style-name="P19">#include &lt;string&gt;</text:p>
      <text:p text:style-name="P19"/>
      <text:p text:style-name="P19">template &lt;class T&gt; class Inv3 {</text:p>
      <text:p text:style-name="P19"><text:soft-page-break/><text:s text:c="2"/>bool is_empty = false;</text:p>
      <text:p text:style-name="P19"><text:s text:c="2"/>Digraph&lt;T&gt; g;</text:p>
      <text:p text:style-name="P19"><text:s text:c="2"/>T root;</text:p>
      <text:p text:style-name="P19"><text:s text:c="2"/>std::vector&lt;T&gt; leaves;</text:p>
      <text:p text:style-name="P19"><text:s text:c="2"/>void find_leaves();</text:p>
      <text:p text:style-name="P19"><text:s text:c="2"/>std::map&lt;T, std::string&gt; inv3_for_node;</text:p>
      <text:p text:style-name="P19"><text:s text:c="2"/>std::string full_inv3;</text:p>
      <text:p text:style-name="P19"><text:s text:c="2"/>std::string compute_inv3_for_node(T v);</text:p>
      <text:p text:style-name="P19"><text:s text:c="2"/>std::string compute_full_inv3();</text:p>
      <text:p text:style-name="P19"/>
      <text:p text:style-name="P19">public:</text:p>
      <text:p text:style-name="P19"><text:s text:c="2"/>Inv3();</text:p>
      <text:p text:style-name="P19"><text:s text:c="2"/>explicit Inv3(Digraph&lt;T&gt; ag);</text:p>
      <text:p text:style-name="P19"><text:s text:c="2"/>std::string get_inv3_for_node(T v);</text:p>
      <text:p text:style-name="P19"><text:s text:c="2"/>std::string get_full_inv3();</text:p>
      <text:p text:style-name="P19">};</text:p>
      <text:p text:style-name="P19"/>
      <text:p text:style-name="P19">template class Inv3&lt;int&gt;;</text:p>
      <text:p text:style-name="P19">template class Inv3&lt;std::string&gt;;</text:p>
      <text:p text:style-name="P19"/>
      <text:p text:style-name="P19">#endif /* end of include guard: INV3_H */</text:p>
      <text:p text:style-name="P19"/>
      <text:p text:style-name="P18">inv3.cpp</text:p>
      <text:p text:style-name="P19"/>
      <text:p text:style-name="P19">#include "inv3.h"</text:p>
      <text:p text:style-name="P19">using namespace std;</text:p>
      <text:p text:style-name="P19"/>
      <text:p text:style-name="P19">template &lt;class T&gt; Inv3&lt;T&gt;::Inv3() : is_empty(true), root() {}</text:p>
      <text:p text:style-name="P19"/>
      <text:p text:style-name="P19">template &lt;class T&gt; Inv3&lt;T&gt;::Inv3(Digraph&lt;T&gt; ag) : root() {</text:p>
      <text:p text:style-name="P19"><text:s text:c="2"/>if (ag.number_of_nodes() == 0) {</text:p>
      <text:p text:style-name="P19"><text:s text:c="4"/>is_empty = true;</text:p>
      <text:p text:style-name="P19"><text:s text:c="4"/>return;</text:p>
      <text:p text:style-name="P19"><text:s text:c="2"/>}</text:p>
      <text:p text:style-name="P19"><text:s text:c="2"/>g = ag;</text:p>
      <text:p text:style-name="P19"><text:s text:c="2"/>find_leaves();</text:p>
      <text:p text:style-name="P19"><text:s text:c="2"/>root = find_root(g);</text:p>
      <text:p text:style-name="P19"><text:s text:c="2"/>for (T v : g.nodes()) {</text:p>
      <text:p text:style-name="P19"><text:s text:c="4"/>inv3_for_node[v] = compute_inv3_for_node(v);</text:p>
      <text:p text:style-name="P19"><text:s text:c="2"/>}</text:p>
      <text:p text:style-name="P19"><text:s text:c="2"/>full_inv3 = compute_full_inv3();</text:p>
      <text:p text:style-name="P19">}</text:p>
      <text:p text:style-name="P19"/>
      <text:p text:style-name="P19">template &lt;class T&gt; void Inv3&lt;T&gt;::find_leaves() {</text:p>
      <text:p text:style-name="P19"><text:s text:c="2"/>for (T v : g.nodes()) {</text:p>
      <text:p text:style-name="P19"><text:s text:c="4"/>if (g.successors(v).size() == 0) {</text:p>
      <text:p text:style-name="P19"><text:s text:c="6"/>leaves.push_back(v);</text:p>
      <text:p text:style-name="P19"><text:s text:c="4"/>}</text:p>
      <text:p text:style-name="P19"><text:soft-page-break/><text:s text:c="2"/>}</text:p>
      <text:p text:style-name="P19">}</text:p>
      <text:p text:style-name="P19"/>
      <text:p text:style-name="P19">template &lt;class T&gt; string Inv3&lt;T&gt;::get_inv3_for_node(T v) {</text:p>
      <text:p text:style-name="P19"><text:s text:c="2"/>return inv3_for_node[v];</text:p>
      <text:p text:style-name="P19">}</text:p>
      <text:p text:style-name="P19"/>
      <text:p text:style-name="P19">template &lt;class T&gt; string Inv3&lt;T&gt;::compute_inv3_for_node(T v) {</text:p>
      <text:p text:style-name="P19"><text:s text:c="2"/>if (is_empty)</text:p>
      <text:p text:style-name="P19"><text:s text:c="4"/>return "";</text:p>
      <text:p text:style-name="P19"><text:s text:c="2"/>stringstream ss;</text:p>
      <text:p text:style-name="P19"><text:s text:c="2"/>ss &lt;&lt; g.shortest_path_length(root, v, true) &lt;&lt; ", " &lt;&lt; g.predecessors(v).size()</text:p>
      <text:p text:style-name="P19"><text:s text:c="5"/>&lt;&lt; ", " &lt;&lt; g.successors(v).size() &lt;&lt; ", (";</text:p>
      <text:p text:style-name="P19"><text:s text:c="2"/>vector&lt;int&gt; t;</text:p>
      <text:p text:style-name="P19"><text:s text:c="2"/>for (int i = 0; i &lt; leaves.size(); i++) {</text:p>
      <text:p text:style-name="P19"><text:s text:c="4"/>t.push_back(g.shortest_path_length(leaves[i], v, true));</text:p>
      <text:p text:style-name="P19"><text:s text:c="2"/>}</text:p>
      <text:p text:style-name="P19"><text:s text:c="2"/>sort(t.begin(), t.end());</text:p>
      <text:p text:style-name="P19"><text:s text:c="2"/>for (int i = 0; i &lt; t.size(); i++) {</text:p>
      <text:p text:style-name="P19"><text:s text:c="4"/>ss &lt;&lt; t[i];</text:p>
      <text:p text:style-name="P19"><text:s text:c="4"/>if (i &lt; t.size() - 1)</text:p>
      <text:p text:style-name="P19"><text:s text:c="6"/>ss &lt;&lt; ", ";</text:p>
      <text:p text:style-name="P19"><text:s text:c="2"/>}</text:p>
      <text:p text:style-name="P19"><text:s text:c="2"/>ss &lt;&lt; ")";</text:p>
      <text:p text:style-name="P19"><text:s text:c="2"/>return ss.str();</text:p>
      <text:p text:style-name="P19">}</text:p>
      <text:p text:style-name="P19"/>
      <text:p text:style-name="P19">template &lt;class T&gt; string Inv3&lt;T&gt;::get_full_inv3() {</text:p>
      <text:p text:style-name="P19"><text:s text:c="2"/>return full_inv3;</text:p>
      <text:p text:style-name="P19">}</text:p>
      <text:p text:style-name="P19"/>
      <text:p text:style-name="P19">template &lt;class T&gt; string Inv3&lt;T&gt;::compute_full_inv3() {</text:p>
      <text:p text:style-name="P19"><text:s text:c="2"/>if (is_empty)</text:p>
      <text:p text:style-name="P19"><text:s text:c="4"/>return "";</text:p>
      <text:p text:style-name="P19"><text:s text:c="2"/>string full_inv3;</text:p>
      <text:p text:style-name="P19"><text:s text:c="2"/>for (T v : g.nodes()) {</text:p>
      <text:p text:style-name="P19"><text:s text:c="4"/>full_inv3 += get_inv3_for_node(v) + "; ";</text:p>
      <text:p text:style-name="P19"><text:s text:c="2"/>}</text:p>
      <text:p text:style-name="P19"><text:s text:c="2"/>return full_inv3;</text:p>
      <text:p text:style-name="P19">}</text:p>
      <text:p text:style-name="P19"/>
      <text:p text:style-name="P18">semilattice.h</text:p>
      <text:p text:style-name="P19"/>
      <text:p text:style-name="P19">#ifndef SEMILATTICE_H</text:p>
      <text:p text:style-name="P19">#define SEMILATTICE_H</text:p>
      <text:p text:style-name="P19"/>
      <text:p text:style-name="P19">#include &lt;map&gt;</text:p>
      <text:p text:style-name="P19">#include &lt;set&gt;</text:p>
      <text:p text:style-name="P19"><text:soft-page-break/>#include &lt;unordered_map&gt;</text:p>
      <text:p text:style-name="P19">#include &lt;vector&gt;</text:p>
      <text:p text:style-name="P19"/>
      <text:p text:style-name="P19">class SimpleSemilattice {</text:p>
      <text:p text:style-name="P19"><text:s text:c="2"/>static const int BUFFER_INCREASE = 100;</text:p>
      <text:p text:style-name="P19"><text:s text:c="2"/>int buffer_limit = 100000;</text:p>
      <text:p text:style-name="P19"><text:s text:c="2"/>int n = 0, max_n = 0;</text:p>
      <text:p text:style-name="P19"><text:s text:c="2"/>std::vector&lt;std::vector&lt;int&gt;&gt; op;</text:p>
      <text:p text:style-name="P19"><text:s text:c="2"/>void resize(int new_n);</text:p>
      <text:p text:style-name="P19"/>
      <text:p text:style-name="P19">public:</text:p>
      <text:p text:style-name="P19"><text:s text:c="2"/>explicit SimpleSemilattice(int new_n = 0);</text:p>
      <text:p text:style-name="P19"><text:s text:c="2"/>int add_element();</text:p>
      <text:p text:style-name="P19"><text:s text:c="2"/>int size();</text:p>
      <text:p text:style-name="P19"><text:s text:c="2"/>int inf(int a, int b);</text:p>
      <text:p text:style-name="P19"><text:s text:c="2"/>void set_inf(int a, int b, int val);</text:p>
      <text:p text:style-name="P19"><text:s text:c="2"/>bool is_element(int a);</text:p>
      <text:p text:style-name="P19"><text:s text:c="2"/>void throw_exception_if_element_does_not_exist(int a);</text:p>
      <text:p text:style-name="P19"><text:s text:c="2"/>bool is_valid();</text:p>
      <text:p text:style-name="P19"><text:s text:c="2"/>bool is_associative();</text:p>
      <text:p text:style-name="P19"><text:s text:c="2"/>bool is_commutativity();</text:p>
      <text:p text:style-name="P19"><text:s text:c="2"/>bool is_idempotence();</text:p>
      <text:p text:style-name="P19">};</text:p>
      <text:p text:style-name="P19"/>
      <text:p text:style-name="P19">template &lt;class T&gt; class Semilattice {</text:p>
      <text:p text:style-name="P19"><text:s text:c="2"/>std::set&lt;T&gt; _elements;</text:p>
      <text:p text:style-name="P19"><text:s text:c="2"/>std::map&lt;T, int&gt; id;</text:p>
      <text:p text:style-name="P19"><text:s text:c="2"/>std::vector&lt;T&gt; name;</text:p>
      <text:p text:style-name="P19"><text:s text:c="2"/>SimpleSemilattice simple_semilattice;</text:p>
      <text:p text:style-name="P19"/>
      <text:p text:style-name="P19">public:</text:p>
      <text:p text:style-name="P19"><text:s text:c="2"/>void add_element(T a);</text:p>
      <text:p text:style-name="P19"><text:s text:c="2"/>template &lt;class U&gt; void add_elements(U elems) {</text:p>
      <text:p text:style-name="P19"><text:s text:c="4"/>for (T el : elems) {</text:p>
      <text:p text:style-name="P19"><text:s text:c="6"/>add_element(el);</text:p>
      <text:p text:style-name="P19"><text:s text:c="4"/>}</text:p>
      <text:p text:style-name="P19"><text:s text:c="2"/>}</text:p>
      <text:p text:style-name="P19"><text:s text:c="2"/>bool is_element(T a);</text:p>
      <text:p text:style-name="P19"><text:s text:c="2"/>int size();</text:p>
      <text:p text:style-name="P19"><text:s text:c="2"/>std::set&lt;T&gt; elements();</text:p>
      <text:p text:style-name="P19"><text:s text:c="2"/>T inf(T a, T b);</text:p>
      <text:p text:style-name="P19"><text:s text:c="2"/>void set_inf(T a, T b, T c);</text:p>
      <text:p text:style-name="P19"><text:s text:c="2"/>void throw_exception_if_element_does_not_exist(T a);</text:p>
      <text:p text:style-name="P19"><text:s text:c="2"/>bool is_valid();</text:p>
      <text:p text:style-name="P19"><text:s text:c="2"/>bool is_associative();</text:p>
      <text:p text:style-name="P19"><text:s text:c="2"/>bool is_commutativity();</text:p>
      <text:p text:style-name="P19"><text:s text:c="2"/>bool is_idempotence();</text:p>
      <text:p text:style-name="P19"><text:s text:c="2"/>static Semilattice&lt;T&gt; from_stream(std::istream &amp;is);</text:p>
      <text:p text:style-name="P19"><text:soft-page-break/><text:s text:c="2"/>static Semilattice&lt;T&gt; from_file(std::string fn);</text:p>
      <text:p text:style-name="P19"><text:s text:c="2"/>static Semilattice&lt;T&gt; from_string(std::string s);</text:p>
      <text:p text:style-name="P19">};</text:p>
      <text:p text:style-name="P19"/>
      <text:p text:style-name="P19">template class Semilattice&lt;std::string&gt;;</text:p>
      <text:p text:style-name="P19">template class Semilattice&lt;int&gt;;</text:p>
      <text:p text:style-name="P19"/>
      <text:p text:style-name="P19">#endif /* end of include guard: SEMILATTICE_H */</text:p>
      <text:p text:style-name="P19"/>
      <text:p text:style-name="P18">semilattice.cpp</text:p>
      <text:p text:style-name="P19"/>
      <text:p text:style-name="P19">#include "exceptions.h"</text:p>
      <text:p text:style-name="P19">#include "semilattice.h"</text:p>
      <text:p text:style-name="P19">#include &lt;algorithm&gt;</text:p>
      <text:p text:style-name="P19">#include &lt;iostream&gt;</text:p>
      <text:p text:style-name="P19">#include &lt;sstream&gt;</text:p>
      <text:p text:style-name="P19">#include &lt;fstream&gt;</text:p>
      <text:p text:style-name="P19">using namespace std;</text:p>
      <text:p text:style-name="P19"/>
      <text:p text:style-name="P19">SimpleSemilattice::SimpleSemilattice(int new_n) { resize(new_n); }</text:p>
      <text:p text:style-name="P19"/>
      <text:p text:style-name="P19">void SimpleSemilattice::resize(int new_n) {</text:p>
      <text:p text:style-name="P19"><text:s text:c="2"/>if (new_n &lt; 0) {</text:p>
      <text:p text:style-name="P19"><text:s text:c="4"/>throw WrongSizeException(</text:p>
      <text:p text:style-name="P19"><text:s text:c="8"/>"SimpleSemilattice: The size can not be negative!");</text:p>
      <text:p text:style-name="P19"><text:s text:c="2"/>}</text:p>
      <text:p text:style-name="P19"><text:s text:c="2"/>if (new_n &gt; max_n) {</text:p>
      <text:p text:style-name="P19"><text:s text:c="4"/>int new_max_n = max(max_n + BUFFER_INCREASE, new_n);</text:p>
      <text:p text:style-name="P19"><text:s text:c="4"/>if (new_max_n &gt; buffer_limit) {</text:p>
      <text:p text:style-name="P19"><text:s text:c="6"/>throw BufferLimitException("SimpleSemilattice:", max_n, new_max_n,</text:p>
      <text:p text:style-name="P19"><text:s text:c="33"/>buffer_limit);</text:p>
      <text:p text:style-name="P19"><text:s text:c="4"/>}</text:p>
      <text:p text:style-name="P19"><text:s text:c="4"/>max_n = new_max_n;</text:p>
      <text:p text:style-name="P19"><text:s text:c="2"/>}</text:p>
      <text:p text:style-name="P19"><text:s text:c="2"/>if (op.size() != max_n) {</text:p>
      <text:p text:style-name="P19"><text:s text:c="4"/>op.resize(max_n);</text:p>
      <text:p text:style-name="P19"><text:s text:c="4"/>for (int i = 0; i &lt; max_n; i++) {</text:p>
      <text:p text:style-name="P19"><text:s text:c="6"/>op[i].resize(max_n);</text:p>
      <text:p text:style-name="P19"><text:s text:c="6"/>if (i &gt;= n) {</text:p>
      <text:p text:style-name="P19"><text:s text:c="8"/>op[i][i] = i;</text:p>
      <text:p text:style-name="P19"><text:s text:c="6"/>}</text:p>
      <text:p text:style-name="P19"><text:s text:c="4"/>}</text:p>
      <text:p text:style-name="P19"><text:s text:c="2"/>}</text:p>
      <text:p text:style-name="P19"><text:s text:c="2"/>n = new_n;</text:p>
      <text:p text:style-name="P19">}</text:p>
      <text:p text:style-name="P19"/>
      <text:p text:style-name="P19">int SimpleSemilattice::add_element() {</text:p>
      <text:p text:style-name="P19"><text:s text:c="2"/>resize(++n);</text:p>
      <text:p text:style-name="P19"><text:soft-page-break/><text:s text:c="2"/>return n - 1;</text:p>
      <text:p text:style-name="P19">}</text:p>
      <text:p text:style-name="P19"/>
      <text:p text:style-name="P19">int SimpleSemilattice::size() { return n; }</text:p>
      <text:p text:style-name="P19"/>
      <text:p text:style-name="P19">int SimpleSemilattice::inf(int a, int b) {</text:p>
      <text:p text:style-name="P19"><text:s text:c="2"/>throw_exception_if_element_does_not_exist(a);</text:p>
      <text:p text:style-name="P19"><text:s text:c="2"/>throw_exception_if_element_does_not_exist(b);</text:p>
      <text:p text:style-name="P19"><text:s text:c="2"/>return op[a][b];</text:p>
      <text:p text:style-name="P19">}</text:p>
      <text:p text:style-name="P19"/>
      <text:p text:style-name="P19">void SimpleSemilattice::set_inf(int a, int b, int val) {</text:p>
      <text:p text:style-name="P19"><text:s text:c="2"/>throw_exception_if_element_does_not_exist(a);</text:p>
      <text:p text:style-name="P19"><text:s text:c="2"/>throw_exception_if_element_does_not_exist(b);</text:p>
      <text:p text:style-name="P19"><text:s text:c="2"/>throw_exception_if_element_does_not_exist(val);</text:p>
      <text:p text:style-name="P19"><text:s text:c="2"/>op[a][b] = val;</text:p>
      <text:p text:style-name="P19">}</text:p>
      <text:p text:style-name="P19"/>
      <text:p text:style-name="P19">bool SimpleSemilattice::is_element(int a) { return 0 &lt;= a &amp;&amp; a &lt; n; }</text:p>
      <text:p text:style-name="P19"/>
      <text:p text:style-name="P19">void SimpleSemilattice::throw_exception_if_element_does_not_exist(int a) {</text:p>
      <text:p text:style-name="P19"><text:s text:c="2"/>if (!is_element(a)) {</text:p>
      <text:p text:style-name="P19"><text:s text:c="4"/>throw GeneralException("SimpleSemilattice: Eleement does not exist.");</text:p>
      <text:p text:style-name="P19"><text:s text:c="4"/>// throw SimpleSemilatticeElementDoesNotExist(a);</text:p>
      <text:p text:style-name="P19"><text:s text:c="2"/>}</text:p>
      <text:p text:style-name="P19">}</text:p>
      <text:p text:style-name="P19"/>
      <text:p text:style-name="P19">bool SimpleSemilattice::is_valid() {</text:p>
      <text:p text:style-name="P19"><text:s text:c="2"/>return is_associative() &amp;&amp; is_commutativity() &amp;&amp; is_idempotence();</text:p>
      <text:p text:style-name="P19">}</text:p>
      <text:p text:style-name="P19"/>
      <text:p text:style-name="P19">bool SimpleSemilattice::is_associative() {</text:p>
      <text:p text:style-name="P19"><text:s text:c="2"/>for (int x = 0; x &lt; n; x++) {</text:p>
      <text:p text:style-name="P19"><text:s text:c="4"/>for (int y = 0; y &lt; n; y++) {</text:p>
      <text:p text:style-name="P19"><text:s text:c="6"/>for (int z = 0; z &lt; n; z++) {</text:p>
      <text:p text:style-name="P19"><text:s text:c="8"/>if (op[x][op[y][z]] != op[op[x][y]][z]) {</text:p>
      <text:p text:style-name="P19"><text:s text:c="10"/>return false;</text:p>
      <text:p text:style-name="P19"><text:s text:c="8"/>}</text:p>
      <text:p text:style-name="P19"><text:s text:c="6"/>}</text:p>
      <text:p text:style-name="P19"><text:s text:c="4"/>}</text:p>
      <text:p text:style-name="P19"><text:s text:c="2"/>}</text:p>
      <text:p text:style-name="P19"><text:s text:c="2"/>return true;</text:p>
      <text:p text:style-name="P19">}</text:p>
      <text:p text:style-name="P19"/>
      <text:p text:style-name="P19">bool SimpleSemilattice::is_commutativity() {</text:p>
      <text:p text:style-name="P19"><text:s text:c="2"/>for (int x = 0; x &lt; n; x++) {</text:p>
      <text:p text:style-name="P19"><text:s text:c="4"/>for (int y = 0; y &lt; n; y++) {</text:p>
      <text:p text:style-name="P19"><text:s text:c="6"/>if (op[x][y] != op[y][x]) {</text:p>
      <text:p text:style-name="P19"><text:soft-page-break/><text:s text:c="8"/>return false;</text:p>
      <text:p text:style-name="P19"><text:s text:c="6"/>}</text:p>
      <text:p text:style-name="P19"><text:s text:c="4"/>}</text:p>
      <text:p text:style-name="P19"><text:s text:c="2"/>}</text:p>
      <text:p text:style-name="P19"><text:s text:c="2"/>return true;</text:p>
      <text:p text:style-name="P19">}</text:p>
      <text:p text:style-name="P19"/>
      <text:p text:style-name="P19">bool SimpleSemilattice::is_idempotence() {</text:p>
      <text:p text:style-name="P19"><text:s text:c="2"/>for (int x = 0; x &lt; n; x++) {</text:p>
      <text:p text:style-name="P19"><text:s text:c="4"/>if (op[x][x] != x)</text:p>
      <text:p text:style-name="P19"><text:s text:c="6"/>return false;</text:p>
      <text:p text:style-name="P19"><text:s text:c="2"/>}</text:p>
      <text:p text:style-name="P19"><text:s text:c="2"/>return true;</text:p>
      <text:p text:style-name="P19">}</text:p>
      <text:p text:style-name="P19"/>
      <text:p text:style-name="P19">template &lt;class T&gt; void Semilattice&lt;T&gt;::add_element(T a) {</text:p>
      <text:p text:style-name="P19"><text:s text:c="2"/>if (is_element(a))</text:p>
      <text:p text:style-name="P19"><text:s text:c="4"/>return;</text:p>
      <text:p text:style-name="P19"><text:s text:c="2"/>int i = simple_semilattice.add_element();</text:p>
      <text:p text:style-name="P19"><text:s text:c="2"/>id[a] = i;</text:p>
      <text:p text:style-name="P19"><text:s text:c="2"/>name.push_back(a);</text:p>
      <text:p text:style-name="P19"><text:s text:c="2"/>_elements.insert(a);</text:p>
      <text:p text:style-name="P19">}</text:p>
      <text:p text:style-name="P19"/>
      <text:p text:style-name="P19">template &lt;class T&gt; std::set&lt;T&gt; Semilattice&lt;T&gt;::elements() { return _elements; }</text:p>
      <text:p text:style-name="P19"/>
      <text:p text:style-name="P19">template &lt;class T&gt; bool Semilattice&lt;T&gt;::is_element(T a) {</text:p>
      <text:p text:style-name="P19"><text:s text:c="2"/>return _elements.find(a) != _elements.end();</text:p>
      <text:p text:style-name="P19">}</text:p>
      <text:p text:style-name="P19"/>
      <text:p text:style-name="P19">template &lt;class T&gt; int Semilattice&lt;T&gt;::size() {</text:p>
      <text:p text:style-name="P19"><text:s text:c="2"/>return simple_semilattice.size();</text:p>
      <text:p text:style-name="P19">}</text:p>
      <text:p text:style-name="P19"/>
      <text:p text:style-name="P19">template &lt;class T&gt; T Semilattice&lt;T&gt;::inf(T a, T b) {</text:p>
      <text:p text:style-name="P19"><text:s text:c="2"/>throw_exception_if_element_does_not_exist(a);</text:p>
      <text:p text:style-name="P19"><text:s text:c="2"/>throw_exception_if_element_does_not_exist(b);</text:p>
      <text:p text:style-name="P19"><text:s text:c="2"/>// cout &lt;&lt; endl;</text:p>
      <text:p text:style-name="P19"><text:s text:c="2"/>// cout &lt;&lt; a &lt;&lt; " " &lt;&lt; b &lt;&lt; endl;</text:p>
      <text:p text:style-name="P19"><text:s text:c="2"/>auto res = simple_semilattice.inf(id[a], id[b]);</text:p>
      <text:p text:style-name="P19"><text:s text:c="2"/>// cout &lt;&lt; res &lt;&lt; endl;</text:p>
      <text:p text:style-name="P19"><text:s text:c="2"/>// cout &lt;&lt; name.size() &lt;&lt; endl;</text:p>
      <text:p text:style-name="P19"><text:s text:c="2"/>// return a;</text:p>
      <text:p text:style-name="P19"><text:s text:c="2"/>return name[res];</text:p>
      <text:p text:style-name="P19">}</text:p>
      <text:p text:style-name="P19"/>
      <text:p text:style-name="P19">template &lt;class T&gt; void Semilattice&lt;T&gt;::set_inf(T a, T b, T c) {</text:p>
      <text:p text:style-name="P19"><text:s text:c="2"/>throw_exception_if_element_does_not_exist(a);</text:p>
      <text:p text:style-name="P19"><text:soft-page-break/><text:s text:c="2"/>throw_exception_if_element_does_not_exist(b);</text:p>
      <text:p text:style-name="P19"><text:s text:c="2"/>throw_exception_if_element_does_not_exist(c);</text:p>
      <text:p text:style-name="P19"><text:s text:c="2"/>simple_semilattice.set_inf(id[a], id[b], id[c]);</text:p>
      <text:p text:style-name="P19">}</text:p>
      <text:p text:style-name="P19"/>
      <text:p text:style-name="P19">template &lt;class T&gt;</text:p>
      <text:p text:style-name="P19">void Semilattice&lt;T&gt;::throw_exception_if_element_does_not_exist(T a) {</text:p>
      <text:p text:style-name="P19"><text:s text:c="2"/>if (!is_element(a)) {</text:p>
      <text:p text:style-name="P19"><text:s text:c="4"/>throw GeneralException("Semilattice: Eleement does not exist.");</text:p>
      <text:p text:style-name="P19"><text:s text:c="4"/>// throw SimpleSemilatticeElementDoesNotExist(a);</text:p>
      <text:p text:style-name="P19"><text:s text:c="2"/>}</text:p>
      <text:p text:style-name="P19">}</text:p>
      <text:p text:style-name="P19"/>
      <text:p text:style-name="P19">template &lt;class T&gt;</text:p>
      <text:p text:style-name="P19">Semilattice&lt;T&gt; Semilattice&lt;T&gt;::from_stream(std::istream &amp;is) {</text:p>
      <text:p text:style-name="P19"><text:s text:c="2"/>Semilattice&lt;T&gt; s;</text:p>
      <text:p text:style-name="P19"><text:s text:c="2"/>vector&lt;T&gt; a;</text:p>
      <text:p text:style-name="P19"><text:s text:c="2"/>T t;</text:p>
      <text:p text:style-name="P19"><text:s text:c="2"/>set&lt;T&gt; elems;</text:p>
      <text:p text:style-name="P19"><text:s text:c="2"/>while (is &gt;&gt; t) {</text:p>
      <text:p text:style-name="P19"><text:s text:c="4"/>a.push_back(t);</text:p>
      <text:p text:style-name="P19"><text:s text:c="4"/>elems.insert(t);</text:p>
      <text:p text:style-name="P19"><text:s text:c="2"/>}</text:p>
      <text:p text:style-name="P19"><text:s text:c="2"/>int n = sqrt(a.size());</text:p>
      <text:p text:style-name="P19"><text:s text:c="2"/>if (n * n != a.size()) {</text:p>
      <text:p text:style-name="P19"><text:s text:c="4"/>throw GeneralException(</text:p>
      <text:p text:style-name="P19"><text:s text:c="8"/>"Semilattice: load_from_stream: loaded matrix don't square.");</text:p>
      <text:p text:style-name="P19"><text:s text:c="2"/>}</text:p>
      <text:p text:style-name="P19"><text:s text:c="2"/>if (elems.size() != n) {</text:p>
      <text:p text:style-name="P19"><text:s text:c="4"/>throw GeneralException("Semilattice: load_from_stream: elems.size() != n.");</text:p>
      <text:p text:style-name="P19"><text:s text:c="2"/>}</text:p>
      <text:p text:style-name="P19"><text:s text:c="2"/>for (T el : elems) {</text:p>
      <text:p text:style-name="P19"><text:s text:c="4"/>s.add_element(el);</text:p>
      <text:p text:style-name="P19"><text:s text:c="2"/>}</text:p>
      <text:p text:style-name="P19"><text:s text:c="2"/>// cout &lt;&lt; endl;</text:p>
      <text:p text:style-name="P19"><text:s text:c="2"/>// for (int i = 0; i &lt; n*n; i++) {</text:p>
      <text:p text:style-name="P19"><text:s text:c="2"/>// <text:s text:c="2"/>cout &lt;&lt; "'" &lt;&lt; a[i] &lt;&lt; "' ";</text:p>
      <text:p text:style-name="P19"><text:s text:c="2"/>// }</text:p>
      <text:p text:style-name="P19"><text:s text:c="2"/>// cout &lt;&lt; endl;</text:p>
      <text:p text:style-name="P19"><text:s text:c="2"/>for (int i = 0; i &lt; n; i++) {</text:p>
      <text:p text:style-name="P19"><text:s text:c="4"/>for (int j = 0; j &lt; n; j++) {</text:p>
      <text:p text:style-name="P19"><text:s text:c="6"/>// cout &lt;&lt; name[i] &lt;&lt; " " &lt;&lt; name[j] &lt;&lt; " " &lt;&lt; a[i*n + j] &lt;&lt; endl;</text:p>
      <text:p text:style-name="P19"><text:s text:c="6"/>s.set_inf(s.name[i], s.name[j], a[i * n + j]);</text:p>
      <text:p text:style-name="P19"><text:s text:c="4"/>}</text:p>
      <text:p text:style-name="P19"><text:s text:c="2"/>}</text:p>
      <text:p text:style-name="P19"><text:s text:c="2"/>// cout &lt;&lt; endl;</text:p>
      <text:p text:style-name="P19"><text:s text:c="2"/>return s;</text:p>
      <text:p text:style-name="P19">}</text:p>
      <text:p text:style-name="P19"><text:soft-page-break/></text:p>
      <text:p text:style-name="P19">template &lt;class T&gt; Semilattice&lt;T&gt; Semilattice&lt;T&gt;::from_string(std::string s) {</text:p>
      <text:p text:style-name="P19"><text:s text:c="2"/>stringstream ss(s);</text:p>
      <text:p text:style-name="P19"><text:s text:c="2"/>return from_stream(ss);</text:p>
      <text:p text:style-name="P19">}</text:p>
      <text:p text:style-name="P19"/>
      <text:p text:style-name="P19">template &lt;class T&gt; Semilattice&lt;T&gt; Semilattice&lt;T&gt;::from_file(std::string fn) {</text:p>
      <text:p text:style-name="P19"><text:s text:c="2"/>ifstream f(fn);</text:p>
      <text:p text:style-name="P19"><text:s text:c="2"/>return from_stream(f);</text:p>
      <text:p text:style-name="P19">}</text:p>
      <text:p text:style-name="P19"/>
      <text:p text:style-name="P19">template &lt;class T&gt; bool Semilattice&lt;T&gt;::is_valid() {</text:p>
      <text:p text:style-name="P19"><text:s text:c="2"/>return simple_semilattice.is_valid();</text:p>
      <text:p text:style-name="P19">}</text:p>
      <text:p text:style-name="P19"/>
      <text:p text:style-name="P19">template &lt;class T&gt; bool Semilattice&lt;T&gt;::is_associative() {</text:p>
      <text:p text:style-name="P19"><text:s text:c="2"/>return simple_semilattice.is_associative();</text:p>
      <text:p text:style-name="P19">}</text:p>
      <text:p text:style-name="P19"/>
      <text:p text:style-name="P19">template &lt;class T&gt; bool Semilattice&lt;T&gt;::is_commutativity() {</text:p>
      <text:p text:style-name="P19"><text:s text:c="2"/>return simple_semilattice.is_commutativity();</text:p>
      <text:p text:style-name="P19">}</text:p>
      <text:p text:style-name="P19"/>
      <text:p text:style-name="P19">template &lt;class T&gt; bool Semilattice&lt;T&gt;::is_idempotence() {</text:p>
      <text:p text:style-name="P19"><text:s text:c="2"/>return simple_semilattice.is_idempotence();</text:p>
      <text:p text:style-name="P19">}</text:p>
      <text:p text:style-name="P19"/>
      <text:p text:style-name="P18">semiiso.h</text:p>
      <text:p text:style-name="P18"><text:span text:style-name="T16"/></text:p>
      <text:p text:style-name="P18"><text:span text:style-name="T16">#ifndef SEMIISO_H</text:span></text:p>
      <text:p text:style-name="P18"><text:span text:style-name="T16">#define SEMIISO_H</text:span></text:p>
      <text:p text:style-name="P18"><text:span text:style-name="T16"/></text:p>
      <text:p text:style-name="P18"><text:span text:style-name="T16">#include "digraph.h"</text:span></text:p>
      <text:p text:style-name="P18"><text:span text:style-name="T16">#include "semilattice.h"</text:span></text:p>
      <text:p text:style-name="P18"><text:span text:style-name="T16">#include &lt;algorithm&gt;</text:span></text:p>
      <text:p text:style-name="P18"><text:span text:style-name="T16">#include &lt;iterator&gt;</text:span></text:p>
      <text:p text:style-name="P18"><text:span text:style-name="T16">#include &lt;set&gt;</text:span></text:p>
      <text:p text:style-name="P18"><text:span text:style-name="T16">#include &lt;string&gt;</text:span></text:p>
      <text:p text:style-name="P18"><text:span text:style-name="T16">#include &lt;vector&gt;</text:span></text:p>
      <text:p text:style-name="P18"><text:span text:style-name="T16"/></text:p>
      <text:p text:style-name="P18"><text:span text:style-name="T16">template &lt;class T&gt; Digraph&lt;T&gt; to_digraph(Semilattice&lt;T&gt; s);</text:span></text:p>
      <text:p text:style-name="P18"><text:span text:style-name="T16">template &lt;class T&gt; bool is_isomorphic(Semilattice&lt;T&gt; s1, Semilattice&lt;T&gt; s2);</text:span></text:p>
      <text:p text:style-name="P18"><text:span text:style-name="T16">template &lt;class T&gt; T inf_for_digraph(Digraph&lt;T&gt; g, T u, T v);</text:span></text:p>
      <text:p text:style-name="P18"><text:span text:style-name="T16">template &lt;class T&gt; bool tree_is_isomorphic(Digraph&lt;T&gt; g1, Digraph&lt;T&gt; g2);</text:span></text:p>
      <text:p text:style-name="P18"><text:span text:style-name="T16">template &lt;class T&gt; Semilattice&lt;T&gt; to_semi(Digraph&lt;T&gt; g);</text:span></text:p>
      <text:p text:style-name="P18"><text:span text:style-name="T16">template &lt;class T&gt; std::string encode_tree(Digraph&lt;T&gt; g);</text:span></text:p>
      <text:p text:style-name="P18"><text:span text:style-name="T16">template &lt;class T&gt; bool tree_is_isomorphic(Digraph&lt;T&gt; g1, Digraph&lt;T&gt; g2);</text:span></text:p>
      <text:p text:style-name="P18"><text:span text:style-name="T16">template &lt;class T&gt;</text:span></text:p>
      <text:p text:style-name="P18"><text:soft-page-break/><text:span text:style-name="T16">std::vector&lt;std::set&lt;T&gt;&gt; find_branches_of_digraph(Digraph&lt;T&gt; g);</text:span></text:p>
      <text:p text:style-name="P18"><text:span text:style-name="T16">template &lt;class T&gt; std::set&lt;T&gt; find_cyclic_vers(Digraph&lt;T&gt; g);</text:span></text:p>
      <text:p text:style-name="P18"><text:span text:style-name="T16">template &lt;class T&gt; Digraph&lt;T&gt; find_subgraph(Digraph&lt;T&gt; g, std::set&lt;T&gt; vers);</text:span></text:p>
      <text:p text:style-name="P18"><text:span text:style-name="T16">template &lt;class T&gt;</text:span></text:p>
      <text:p text:style-name="P18"><text:span text:style-name="T16">std::pair&lt;Digraph&lt;T&gt;, Digraph&lt;T&gt;&gt; find_G1_and_G2_graphs(Digraph&lt;T&gt; g);</text:span></text:p>
      <text:p text:style-name="P18"><text:span text:style-name="T16">template &lt;class T&gt; T find_root(Digraph&lt;T&gt; g);</text:span></text:p>
      <text:p text:style-name="P18"><text:span text:style-name="T16"/></text:p>
      <text:p text:style-name="P18"><text:span text:style-name="T16">#endif /* end of include guard: SEMIISO_H */</text:span></text:p>
      <text:p text:style-name="P18"><text:span text:style-name="T16"/></text:p>
      <text:p text:style-name="P18">semiiso.cpp</text:p>
      <text:p text:style-name="P18"><text:span text:style-name="T16"/></text:p>
      <text:p text:style-name="P18"><text:span text:style-name="T16">#include "digraphiso.h"</text:span></text:p>
      <text:p text:style-name="P18"><text:span text:style-name="T16">#include "exceptions.h"</text:span></text:p>
      <text:p text:style-name="P18"><text:span text:style-name="T16">#include "semiiso.h"</text:span></text:p>
      <text:p text:style-name="P18"><text:span text:style-name="T16">#include "inv3.h"</text:span></text:p>
      <text:p text:style-name="P18"><text:span text:style-name="T16">#include &lt;algorithm&gt;</text:span></text:p>
      <text:p text:style-name="P18"><text:span text:style-name="T16">#include &lt;functional&gt;</text:span></text:p>
      <text:p text:style-name="P18"><text:span text:style-name="T16">#include &lt;iostream&gt;</text:span></text:p>
      <text:p text:style-name="P18"><text:span text:style-name="T16">#include &lt;set&gt;</text:span></text:p>
      <text:p text:style-name="P18"><text:span text:style-name="T16">#include &lt;tuple&gt;</text:span></text:p>
      <text:p text:style-name="P18"><text:span text:style-name="T16">#include &lt;iostream&gt;</text:span></text:p>
      <text:p text:style-name="P18"><text:span text:style-name="T16">#include &lt;ctime&gt;</text:span></text:p>
      <text:p text:style-name="P18"><text:span text:style-name="T16">using namespace std;</text:span></text:p>
      <text:p text:style-name="P18"><text:span text:style-name="T16"/></text:p>
      <text:p text:style-name="P18"><text:span text:style-name="T16">template &lt;class T&gt; Digraph&lt;T&gt; to_digraph(Semilattice&lt;T&gt; s) {</text:span></text:p>
      <text:p text:style-name="P18"><text:span text:style-name="T16"><text:s text:c="2"/>// int n = s.size();</text:span></text:p>
      <text:p text:style-name="P18"><text:span text:style-name="T16"><text:s text:c="2"/>auto elems = s.elements();</text:span></text:p>
      <text:p text:style-name="P18"><text:span text:style-name="T16"><text:s text:c="2"/>T root = *begin(elems);</text:span></text:p>
      <text:p text:style-name="P18"><text:span text:style-name="T16"><text:s text:c="2"/>Digraph&lt;T&gt; g;</text:span></text:p>
      <text:p text:style-name="P18"><text:span text:style-name="T16"><text:s text:c="2"/>for (T el : elems) {</text:span></text:p>
      <text:p text:style-name="P18"><text:span text:style-name="T16"><text:s text:c="4"/>g.add_node(el);</text:span></text:p>
      <text:p text:style-name="P18"><text:span text:style-name="T16"><text:s text:c="4"/>root = s.inf(root, el);</text:span></text:p>
      <text:p text:style-name="P18"><text:span text:style-name="T16"><text:s text:c="2"/>}</text:span></text:p>
      <text:p text:style-name="P18"><text:span text:style-name="T16"><text:s text:c="2"/>set&lt;T&gt; level = {root};</text:span></text:p>
      <text:p text:style-name="P18"><text:span text:style-name="T16"><text:s text:c="2"/>while (level.size() &gt; 0) {</text:span></text:p>
      <text:p text:style-name="P18"><text:span text:style-name="T16"><text:s text:c="4"/>set&lt;T&gt; new_level;</text:span></text:p>
      <text:p text:style-name="P18"><text:span text:style-name="T16"><text:s text:c="4"/>for (T x : level) {</text:span></text:p>
      <text:p text:style-name="P18"><text:span text:style-name="T16"><text:s text:c="6"/>for (T y : elems) {</text:span></text:p>
      <text:p text:style-name="P18"><text:span text:style-name="T16"><text:s text:c="8"/>if (y != x &amp;&amp; s.inf(x, y) == x) {</text:span></text:p>
      <text:p text:style-name="P18"><text:span text:style-name="T16"><text:s text:c="10"/>bool flag = true;</text:span></text:p>
      <text:p text:style-name="P18"><text:span text:style-name="T16"><text:s text:c="10"/>for (T z : elems) {</text:span></text:p>
      <text:p text:style-name="P18"><text:span text:style-name="T16"><text:s text:c="12"/>if (z != x &amp;&amp; z != y &amp;&amp; x == s.inf(x, z) &amp;&amp; z == s.inf(z, y)) {</text:span></text:p>
      <text:p text:style-name="P18"><text:span text:style-name="T16"><text:s text:c="14"/>flag = false;</text:span></text:p>
      <text:p text:style-name="P18"><text:span text:style-name="T16"><text:s text:c="14"/>break;</text:span></text:p>
      <text:p text:style-name="P18"><text:span text:style-name="T16"><text:s text:c="12"/>}</text:span></text:p>
      <text:p text:style-name="P18"><text:span text:style-name="T16"><text:s text:c="10"/>}</text:span></text:p>
      <text:p text:style-name="P18"><text:span text:style-name="T16"><text:s text:c="10"/>if (flag) {</text:span></text:p>
      <text:p text:style-name="P18"><text:span text:style-name="T16"><text:s text:c="12"/>g.add_edge(x, y);</text:span></text:p>
      <text:p text:style-name="P18"><text:soft-page-break/><text:span text:style-name="T16"><text:s text:c="12"/>new_level.insert(y);</text:span></text:p>
      <text:p text:style-name="P18"><text:span text:style-name="T16"><text:s text:c="10"/>}</text:span></text:p>
      <text:p text:style-name="P18"><text:span text:style-name="T16"><text:s text:c="8"/>}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4"/>level = new_level;</text:span></text:p>
      <text:p text:style-name="P18"><text:span text:style-name="T16"><text:s text:c="2"/>}</text:span></text:p>
      <text:p text:style-name="P18"><text:span text:style-name="T16"><text:s text:c="2"/>return g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T find_root(Digraph&lt;T&gt; g) {</text:span></text:p>
      <text:p text:style-name="P18"><text:span text:style-name="T16"><text:s text:c="2"/>if (g.number_of_nodes() == 0) {</text:span></text:p>
      <text:p text:style-name="P18"><text:span text:style-name="T16"><text:s text:c="4"/>throw GeneralException("find_root: root don't found!");</text:span></text:p>
      <text:p text:style-name="P18"><text:span text:style-name="T16"><text:s text:c="2"/>}</text:span></text:p>
      <text:p text:style-name="P18"><text:span text:style-name="T16"><text:s text:c="2"/>T root = *begin(g.nodes());</text:span></text:p>
      <text:p text:style-name="P18"><text:span text:style-name="T16"><text:s text:c="2"/>for (int i = 0; i &lt; g.number_of_nodes(); i++) {</text:span></text:p>
      <text:p text:style-name="P18"><text:span text:style-name="T16"><text:s text:c="4"/>auto p = g.predecessors(root);</text:span></text:p>
      <text:p text:style-name="P18"><text:span text:style-name="T16"><text:s text:c="4"/>if (p.size() == 0)</text:span></text:p>
      <text:p text:style-name="P18"><text:span text:style-name="T16"><text:s text:c="6"/>return root;</text:span></text:p>
      <text:p text:style-name="P18"><text:span text:style-name="T16"><text:s text:c="4"/>root = *begin(p);</text:span></text:p>
      <text:p text:style-name="P18"><text:span text:style-name="T16"><text:s text:c="2"/>}</text:span></text:p>
      <text:p text:style-name="P18"><text:span text:style-name="T16"><text:s text:c="2"/>throw GeneralException("find_root: root don't found!");</text:span></text:p>
      <text:p text:style-name="P18"><text:span text:style-name="T16">}</text:span></text:p>
      <text:p text:style-name="P18"><text:span text:style-name="T16"/></text:p>
      <text:p text:style-name="P18"><text:span text:style-name="T16">template int inf_for_digraph(Digraph&lt;int&gt; g, int u, int v);</text:span></text:p>
      <text:p text:style-name="P18"><text:span text:style-name="T16">template string inf_for_digraph(Digraph&lt;string&gt; g, string u, string v);</text:span></text:p>
      <text:p text:style-name="P18"><text:span text:style-name="T16"/></text:p>
      <text:p text:style-name="P18"><text:span text:style-name="T16">template &lt;class T&gt; T inf_for_digraph(Digraph&lt;T&gt; g, T u, T v) {</text:span></text:p>
      <text:p text:style-name="P18"><text:span text:style-name="T16"><text:s text:c="2"/>T root = find_root(g);</text:span></text:p>
      <text:p text:style-name="P18"><text:span text:style-name="T16"><text:s text:c="2"/>int du = g.shortest_path_length(root, u);</text:span></text:p>
      <text:p text:style-name="P18"><text:span text:style-name="T16"><text:s text:c="2"/>int dv = g.shortest_path_length(root, v);</text:span></text:p>
      <text:p text:style-name="P18"><text:span text:style-name="T16"><text:s text:c="2"/>set&lt;T&gt; us = {u}, vs = {v};</text:span></text:p>
      <text:p text:style-name="P18"><text:span text:style-name="T16"><text:s text:c="2"/>bool flag = false;</text:span></text:p>
      <text:p text:style-name="P18"><text:span text:style-name="T16"><text:s text:c="2"/>while (1) {</text:span></text:p>
      <text:p text:style-name="P18"><text:span text:style-name="T16"><text:s text:c="4"/>while (us.size() &gt; 0 &amp;&amp; (flag || du &gt; dv)) {</text:span></text:p>
      <text:p text:style-name="P18"><text:span text:style-name="T16"><text:s text:c="6"/>set&lt;T&gt; new_us;</text:span></text:p>
      <text:p text:style-name="P18"><text:span text:style-name="T16"><text:s text:c="6"/>for (T x : us) {</text:span></text:p>
      <text:p text:style-name="P18"><text:span text:style-name="T16"><text:s text:c="8"/>auto p = g.predecessors(x);</text:span></text:p>
      <text:p text:style-name="P18"><text:span text:style-name="T16"><text:s text:c="8"/>new_us.insert(begin(p), end(p));</text:span></text:p>
      <text:p text:style-name="P18"><text:span text:style-name="T16"><text:s text:c="6"/>}</text:span></text:p>
      <text:p text:style-name="P18"><text:span text:style-name="T16"><text:s text:c="6"/>us = new_us;</text:span></text:p>
      <text:p text:style-name="P18"><text:span text:style-name="T16"><text:s text:c="6"/>du--;</text:span></text:p>
      <text:p text:style-name="P18"><text:span text:style-name="T16"><text:s text:c="6"/>flag = false;</text:span></text:p>
      <text:p text:style-name="P18"><text:span text:style-name="T16"><text:s text:c="4"/>}</text:span></text:p>
      <text:p text:style-name="P18"><text:span text:style-name="T16"><text:s text:c="4"/>while (vs.size() &gt; 0 &amp;&amp; dv &gt; du) {</text:span></text:p>
      <text:p text:style-name="P18"><text:span text:style-name="T16"><text:s text:c="6"/>set&lt;T&gt; new_vs;</text:span></text:p>
      <text:p text:style-name="P18"><text:span text:style-name="T16"><text:s text:c="6"/>for (T x : vs) {</text:span></text:p>
      <text:p text:style-name="P18"><text:span text:style-name="T16"><text:s text:c="8"/>auto p = g.predecessors(x);</text:span></text:p>
      <text:p text:style-name="P18"><text:soft-page-break/><text:span text:style-name="T16"><text:s text:c="8"/>new_vs.insert(begin(p), end(p));</text:span></text:p>
      <text:p text:style-name="P18"><text:span text:style-name="T16"><text:s text:c="6"/>}</text:span></text:p>
      <text:p text:style-name="P18"><text:span text:style-name="T16"><text:s text:c="6"/>vs = new_vs;</text:span></text:p>
      <text:p text:style-name="P18"><text:span text:style-name="T16"><text:s text:c="6"/>dv--;</text:span></text:p>
      <text:p text:style-name="P18"><text:span text:style-name="T16"><text:s text:c="6"/>flag = false;</text:span></text:p>
      <text:p text:style-name="P18"><text:span text:style-name="T16"><text:s text:c="4"/>}</text:span></text:p>
      <text:p text:style-name="P18"><text:span text:style-name="T16"><text:s text:c="4"/>if (vs.size() == 0 || us.size() == 0) {</text:span></text:p>
      <text:p text:style-name="P18"><text:span text:style-name="T16"><text:s text:c="6"/>throw GeneralException("inf_for_digraph: inf don't found!");</text:span></text:p>
      <text:p text:style-name="P18"><text:span text:style-name="T16"><text:s text:c="4"/>}</text:span></text:p>
      <text:p text:style-name="P18"><text:span text:style-name="T16"><text:s text:c="4"/>set&lt;T&gt; uv_intersection;</text:span></text:p>
      <text:p text:style-name="P18"><text:span text:style-name="T16"><text:s text:c="4"/>set_intersection(begin(us), end(us), begin(vs), end(vs),</text:span></text:p>
      <text:p text:style-name="P18"><text:span text:style-name="T16"><text:s text:c="21"/>inserter(uv_intersection, uv_intersection.begin()));</text:span></text:p>
      <text:p text:style-name="P18"><text:span text:style-name="T16"><text:s text:c="4"/>if (uv_intersection.size() &gt; 1) {</text:span></text:p>
      <text:p text:style-name="P18"><text:span text:style-name="T16"><text:s text:c="6"/>throw GeneralException("inf_for_digraph: inf don't found!");</text:span></text:p>
      <text:p text:style-name="P18"><text:span text:style-name="T16"><text:s text:c="4"/>} else if (uv_intersection.size() == 1) {</text:span></text:p>
      <text:p text:style-name="P18"><text:span text:style-name="T16"><text:s text:c="6"/>return *begin(uv_intersection);</text:span></text:p>
      <text:p text:style-name="P18"><text:span text:style-name="T16"><text:s text:c="4"/>} else {</text:span></text:p>
      <text:p text:style-name="P18"><text:span text:style-name="T16"><text:s text:c="6"/>flag = true;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>}</text:span></text:p>
      <text:p text:style-name="P18"><text:span text:style-name="T16"/></text:p>
      <text:p text:style-name="P18"><text:span text:style-name="T16">template Semilattice&lt;int&gt; to_semi&lt;int&gt;(Digraph&lt;int&gt; g);</text:span></text:p>
      <text:p text:style-name="P18"><text:span text:style-name="T16">template Semilattice&lt;string&gt; to_semi&lt;string&gt;(Digraph&lt;string&gt; g);</text:span></text:p>
      <text:p text:style-name="P18"><text:span text:style-name="T16"/></text:p>
      <text:p text:style-name="P18"><text:span text:style-name="T16">template &lt;class T&gt; Semilattice&lt;T&gt; to_semi(Digraph&lt;T&gt; g) {</text:span></text:p>
      <text:p text:style-name="P18"><text:span text:style-name="T16"><text:s text:c="2"/>Semilattice&lt;T&gt; s;</text:span></text:p>
      <text:p text:style-name="P18"><text:span text:style-name="T16"><text:s text:c="2"/>s.add_elements(g.nodes());</text:span></text:p>
      <text:p text:style-name="P18"><text:span text:style-name="T16"><text:s text:c="2"/>for (T v : g.nodes()) {</text:span></text:p>
      <text:p text:style-name="P18"><text:span text:style-name="T16"><text:s text:c="4"/>for (T u : g.nodes()) {</text:span></text:p>
      <text:p text:style-name="P18"><text:span text:style-name="T16"><text:s text:c="6"/>s.set_inf(v, u, inf_for_digraph(g, v, u));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><text:s text:c="2"/>return s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string encode_tree(Digraph&lt;T&gt; g) {</text:span></text:p>
      <text:p text:style-name="P18"><text:span text:style-name="T16"><text:s text:c="2"/>if (g.number_of_nodes() == 0) {</text:span></text:p>
      <text:p text:style-name="P18"><text:span text:style-name="T16"><text:s text:c="4"/>return "";</text:span></text:p>
      <text:p text:style-name="P18"><text:span text:style-name="T16"><text:s text:c="2"/>}</text:span></text:p>
      <text:p text:style-name="P18"><text:span text:style-name="T16"><text:s text:c="2"/>T root = find_root(g);</text:span></text:p>
      <text:p text:style-name="P18"><text:span text:style-name="T16"><text:s text:c="2"/>function&lt;string(T)&gt; go = [&amp;](T v) -&gt; string {</text:span></text:p>
      <text:p text:style-name="P18"><text:span text:style-name="T16"><text:s text:c="4"/>string s = "0";</text:span></text:p>
      <text:p text:style-name="P18"><text:span text:style-name="T16"><text:s text:c="4"/>for (T u : g.successors(v)) {</text:span></text:p>
      <text:p text:style-name="P18"><text:span text:style-name="T16"><text:s text:c="6"/>s += go(u);</text:span></text:p>
      <text:p text:style-name="P18"><text:span text:style-name="T16"><text:s text:c="4"/>}</text:span></text:p>
      <text:p text:style-name="P18"><text:span text:style-name="T16"><text:s text:c="4"/>return s + "1";</text:span></text:p>
      <text:p text:style-name="P18"><text:span text:style-name="T16"><text:s text:c="2"/>};</text:span></text:p>
      <text:p text:style-name="P18"><text:soft-page-break/><text:span text:style-name="T16"><text:s text:c="2"/>return go(root)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bool tree_is_isomorphic(Digraph&lt;T&gt; g1, Digraph&lt;T&gt; g2) {</text:span></text:p>
      <text:p text:style-name="P18"><text:span text:style-name="T16"><text:s text:c="2"/>string s1 = encode_tree(g1);</text:span></text:p>
      <text:p text:style-name="P18"><text:span text:style-name="T16"><text:s text:c="2"/>string s2 = encode_tree(g2);</text:span></text:p>
      <text:p text:style-name="P18"><text:span text:style-name="T16"><text:s text:c="2"/>// cout &lt;&lt; endl &lt;&lt; s1 &lt;&lt; endl &lt;&lt; s2 &lt;&lt; endl;</text:span></text:p>
      <text:p text:style-name="P18"><text:span text:style-name="T16"><text:s text:c="2"/>return s1 == s2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vector&lt;set&lt;T&gt;&gt; find_branches_of_digraph(Digraph&lt;T&gt; g) {</text:span></text:p>
      <text:p text:style-name="P18"><text:span text:style-name="T16"><text:s text:c="2"/>vector&lt;set&lt;T&gt;&gt; branches;</text:span></text:p>
      <text:p text:style-name="P18"><text:span text:style-name="T16"><text:s text:c="2"/>T root = find_root(g);</text:span></text:p>
      <text:p text:style-name="P18"><text:span text:style-name="T16"><text:s text:c="2"/>class A {</text:span></text:p>
      <text:p text:style-name="P18"><text:span text:style-name="T16"><text:s text:c="4"/>map&lt;T, set&lt;T&gt;&gt; res;</text:span></text:p>
      <text:p text:style-name="P18"><text:span text:style-name="T16"><text:s text:c="4"/>map&lt;T, bool&gt; used;</text:span></text:p>
      <text:p text:style-name="P18"><text:span text:style-name="T16"><text:s text:c="4"/>Digraph&lt;T&gt; &amp;g;</text:span></text:p>
      <text:p text:style-name="P18"><text:span text:style-name="T16"><text:s text:c="2"/>public:</text:span></text:p>
      <text:p text:style-name="P18"><text:span text:style-name="T16"><text:s text:c="4"/>explicit A(Digraph&lt;T&gt; &amp;ag) : g(ag) {}</text:span></text:p>
      <text:p text:style-name="P18"><text:span text:style-name="T16"><text:s text:c="4"/>set&lt;T&gt; operator() (T v) {</text:span></text:p>
      <text:p text:style-name="P18"><text:span text:style-name="T16"><text:s text:c="6"/>if (used[v]) return res[v];</text:span></text:p>
      <text:p text:style-name="P18"><text:span text:style-name="T16"><text:s text:c="6"/>set&lt;T&gt; t = {v}, t2;</text:span></text:p>
      <text:p text:style-name="P18"><text:span text:style-name="T16"><text:s text:c="6"/>for (T u : g.successors(v)) {</text:span></text:p>
      <text:p text:style-name="P18"><text:span text:style-name="T16"><text:s text:c="8"/>t2 = this-&gt;operator()(u);</text:span></text:p>
      <text:p text:style-name="P18"><text:span text:style-name="T16"><text:s text:c="8"/>t.insert(t2.begin(), t2.end());</text:span></text:p>
      <text:p text:style-name="P18"><text:span text:style-name="T16"><text:s text:c="6"/>}</text:span></text:p>
      <text:p text:style-name="P18"><text:span text:style-name="T16"><text:s text:c="6"/>used[v] = true;</text:span></text:p>
      <text:p text:style-name="P18"><text:span text:style-name="T16"><text:s text:c="6"/>res[v] = t;</text:span></text:p>
      <text:p text:style-name="P18"><text:span text:style-name="T16"><text:s text:c="6"/>return t;</text:span></text:p>
      <text:p text:style-name="P18"><text:span text:style-name="T16"><text:s text:c="4"/>}</text:span></text:p>
      <text:p text:style-name="P18"><text:span text:style-name="T16"><text:s text:c="2"/>} vertexes_of_subgraph_with_root(g);</text:span></text:p>
      <text:p text:style-name="P18"><text:span text:style-name="T16"><text:s text:c="2"/>// function&lt;set&lt;T&gt;(T)&gt; vertexes_of_subgraph_with_root = [&amp;](T v) {</text:span></text:p>
      <text:p text:style-name="P18"><text:span text:style-name="T16"><text:s text:c="2"/>// <text:s text:c="2"/>set&lt;T&gt; t = {v}, t2;</text:span></text:p>
      <text:p text:style-name="P18"><text:span text:style-name="T16"><text:s text:c="2"/>// <text:s text:c="2"/>for (T u : g.successors(v)) {</text:span></text:p>
      <text:p text:style-name="P18"><text:span text:style-name="T16"><text:s text:c="2"/>// <text:s text:c="4"/>t2 = vertexes_of_subgraph_with_root(u);</text:span></text:p>
      <text:p text:style-name="P18"><text:span text:style-name="T16"><text:s text:c="2"/>// <text:s text:c="4"/>t.insert(t2.begin(), t2.end());</text:span></text:p>
      <text:p text:style-name="P18"><text:span text:style-name="T16"><text:s text:c="2"/>// <text:s text:c="2"/>}</text:span></text:p>
      <text:p text:style-name="P18"><text:span text:style-name="T16"><text:s text:c="2"/>// <text:s text:c="2"/>return t;</text:span></text:p>
      <text:p text:style-name="P18"><text:span text:style-name="T16"><text:s text:c="2"/>// };</text:span></text:p>
      <text:p text:style-name="P18"><text:span text:style-name="T16"><text:s text:c="2"/>for (T v : g.successors(root)) {</text:span></text:p>
      <text:p text:style-name="P18"><text:span text:style-name="T16"><text:s text:c="4"/>auto t = vertexes_of_subgraph_with_root(v);</text:span></text:p>
      <text:p text:style-name="P18"><text:span text:style-name="T16"><text:s text:c="4"/>vector&lt;set&lt;T&gt;&gt; new_branches;</text:span></text:p>
      <text:p text:style-name="P18"><text:span text:style-name="T16"><text:s text:c="4"/>for (auto b : branches) {</text:span></text:p>
      <text:p text:style-name="P18"><text:span text:style-name="T16"><text:s text:c="6"/>set&lt;T&gt; intersection_t_and_b;</text:span></text:p>
      <text:p text:style-name="P18"><text:span text:style-name="T16"><text:s text:c="6"/>set_intersection(</text:span></text:p>
      <text:p text:style-name="P18"><text:span text:style-name="T16"><text:s text:c="10"/>begin(t), end(t), begin(b), end(b),</text:span></text:p>
      <text:p text:style-name="P18"><text:span text:style-name="T16"><text:s text:c="10"/>inserter(intersection_t_and_b, intersection_t_and_b.begin()));</text:span></text:p>
      <text:p text:style-name="P18"><text:span text:style-name="T16"><text:s text:c="6"/>if (intersection_t_and_b.size() &gt; 0) {</text:span></text:p>
      <text:p text:style-name="P18"><text:soft-page-break/><text:span text:style-name="T16"><text:s text:c="8"/>t.insert(begin(b), end(b));</text:span></text:p>
      <text:p text:style-name="P18"><text:span text:style-name="T16"><text:s text:c="6"/>} else {</text:span></text:p>
      <text:p text:style-name="P18"><text:span text:style-name="T16"><text:s text:c="8"/>new_branches.push_back(b);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4"/>new_branches.push_back(t);</text:span></text:p>
      <text:p text:style-name="P18"><text:span text:style-name="T16"><text:s text:c="4"/>branches = new_branches;</text:span></text:p>
      <text:p text:style-name="P18"><text:span text:style-name="T16"><text:s text:c="2"/>}</text:span></text:p>
      <text:p text:style-name="P18"><text:span text:style-name="T16"><text:s text:c="2"/>for (auto &amp;b : branches) {</text:span></text:p>
      <text:p text:style-name="P18"><text:span text:style-name="T16"><text:s text:c="4"/>b.insert(root);</text:span></text:p>
      <text:p text:style-name="P18"><text:span text:style-name="T16"><text:s text:c="2"/>}</text:span></text:p>
      <text:p text:style-name="P18"><text:span text:style-name="T16"><text:s text:c="2"/>return branches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set&lt;T&gt; find_cyclic_vers(Digraph&lt;T&gt; g) {</text:span></text:p>
      <text:p text:style-name="P18"><text:span text:style-name="T16"><text:s text:c="2"/>set&lt;T&gt; res;</text:span></text:p>
      <text:p text:style-name="P18"><text:span text:style-name="T16"><text:s text:c="2"/>for (T v : g.nodes()) {</text:span></text:p>
      <text:p text:style-name="P18"><text:span text:style-name="T16"><text:s text:c="4"/>if (g.predecessors(v).size() &gt; 1) {</text:span></text:p>
      <text:p text:style-name="P18"><text:span text:style-name="T16"><text:s text:c="6"/>res.insert(v);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><text:s text:c="2"/>return res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Digraph&lt;T&gt; find_subgraph(Digraph&lt;T&gt; g, set&lt;T&gt; vers) {</text:span></text:p>
      <text:p text:style-name="P18"><text:span text:style-name="T16"><text:s text:c="2"/>Digraph&lt;T&gt; subg;</text:span></text:p>
      <text:p text:style-name="P18"><text:span text:style-name="T16"><text:s text:c="2"/>for (T u : vers) {</text:span></text:p>
      <text:p text:style-name="P18"><text:span text:style-name="T16"><text:s text:c="4"/>subg.add_node(u);</text:span></text:p>
      <text:p text:style-name="P18"><text:span text:style-name="T16"><text:s text:c="4"/>for (T v : vers) {</text:span></text:p>
      <text:p text:style-name="P18"><text:span text:style-name="T16"><text:s text:c="6"/>if (g.is_edge(u, v)) {</text:span></text:p>
      <text:p text:style-name="P18"><text:span text:style-name="T16"><text:s text:c="8"/>subg.add_edge(u, v);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><text:s text:c="2"/>return subg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</text:span></text:p>
      <text:p text:style-name="P18"><text:span text:style-name="T16">pair&lt;Digraph&lt;T&gt;, Digraph&lt;T&gt;&gt; find_G1_and_G2_graphs(Digraph&lt;T&gt; g) {</text:span></text:p>
      <text:p text:style-name="P18"><text:span text:style-name="T16"><text:s text:c="2"/>auto branches = find_branches_of_digraph(g);</text:span></text:p>
      <text:p text:style-name="P18"><text:span text:style-name="T16"><text:s text:c="2"/>auto cyclic_vers = find_cyclic_vers(g);</text:span></text:p>
      <text:p text:style-name="P18"><text:span text:style-name="T16"><text:s text:c="2"/>set&lt;T&gt; G1_vers, G2_vers;</text:span></text:p>
      <text:p text:style-name="P18"><text:span text:style-name="T16"><text:s text:c="2"/>for (auto b : branches) {</text:span></text:p>
      <text:p text:style-name="P18"><text:span text:style-name="T16"><text:s text:c="4"/>set&lt;T&gt; t;</text:span></text:p>
      <text:p text:style-name="P18"><text:span text:style-name="T16"><text:s text:c="4"/>set_intersection(begin(cyclic_vers), end(cyclic_vers), begin(b), end(b),</text:span></text:p>
      <text:p text:style-name="P18"><text:span text:style-name="T16"><text:s text:c="21"/>inserter(t, t.begin()));</text:span></text:p>
      <text:p text:style-name="P18"><text:span text:style-name="T16"><text:s text:c="4"/>if (t.size() &gt; 0) {</text:span></text:p>
      <text:p text:style-name="P18"><text:span text:style-name="T16"><text:s text:c="6"/>G2_vers.insert(b.begin(), b.end());</text:span></text:p>
      <text:p text:style-name="P18"><text:soft-page-break/><text:span text:style-name="T16"><text:s text:c="4"/>} else {</text:span></text:p>
      <text:p text:style-name="P18"><text:span text:style-name="T16"><text:s text:c="6"/>G1_vers.insert(b.begin(), b.end());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><text:s text:c="2"/>Digraph&lt;T&gt; G1 = find_subgraph(g, G1_vers);</text:span></text:p>
      <text:p text:style-name="P18"><text:span text:style-name="T16"><text:s text:c="2"/>Digraph&lt;T&gt; G2 = find_subgraph(g, G2_vers);</text:span></text:p>
      <text:p text:style-name="P18"><text:span text:style-name="T16"><text:s text:c="2"/>return {G1, G2};</text:span></text:p>
      <text:p text:style-name="P18"><text:span text:style-name="T16">}</text:span></text:p>
      <text:p text:style-name="P18"><text:span text:style-name="T16"/></text:p>
      <text:p text:style-name="P18"><text:span text:style-name="T16">template bool is_isomorphic&lt;string&gt;(Semilattice&lt;string&gt; s1,</text:span></text:p>
      <text:p text:style-name="P18"><text:span text:style-name="T16"><text:s text:c="36"/>Semilattice&lt;string&gt; s2);</text:span></text:p>
      <text:p text:style-name="P18"><text:span text:style-name="T16"/></text:p>
      <text:p text:style-name="P18"><text:span text:style-name="T16">template bool is_isomorphic&lt;int&gt;(Semilattice&lt;int&gt; s1, Semilattice&lt;int&gt; s2);</text:span></text:p>
      <text:p text:style-name="P18"><text:span text:style-name="T16"/></text:p>
      <text:p text:style-name="P18"><text:span text:style-name="T16">template &lt;class T&gt; bool is_isomorphic(Semilattice&lt;T&gt; s1, Semilattice&lt;T&gt; s2) {</text:span></text:p>
      <text:p text:style-name="P18"><text:span text:style-name="T16"/></text:p>
      <text:p text:style-name="P18"><text:span text:style-name="T16">#ifdef DEBUG_PRINTING_FOR_IS_ISOMORPHIC</text:span></text:p>
      <text:p text:style-name="P18"><text:span text:style-name="T16"><text:s text:c="2"/>cout &lt;&lt; endl &lt;&lt; "BEGIN OF is_isomorphic" &lt;&lt; endl;</text:span></text:p>
      <text:p text:style-name="P18"><text:span text:style-name="T16"><text:s text:c="2"/>clock_t t;</text:span></text:p>
      <text:p text:style-name="P18"><text:span text:style-name="T16"><text:s text:c="2"/>cout &lt;&lt; "Convert s1, s2 to digraphs... ";</text:span></text:p>
      <text:p text:style-name="P18"><text:span text:style-name="T16"><text:s text:c="2"/>t = clock();</text:span></text:p>
      <text:p text:style-name="P18"><text:span text:style-name="T16">#endif // DEBUG_PRINTING_FOR_IS_ISOMORPHIC</text:span></text:p>
      <text:p text:style-name="P18"><text:span text:style-name="T16"/></text:p>
      <text:p text:style-name="P18"><text:span text:style-name="T16"><text:s text:c="2"/>Digraph&lt;T&gt; g1 = to_digraph(s1), g2 = to_digraph(s1);</text:span></text:p>
      <text:p text:style-name="P18"><text:span text:style-name="T16"/></text:p>
      <text:p text:style-name="P18"><text:span text:style-name="T16">#ifdef DEBUG_PRINTING_FOR_IS_ISOMORPHIC</text:span></text:p>
      <text:p text:style-name="P18"><text:span text:style-name="T16"><text:s text:c="2"/>cout &lt;&lt; ((float)(clock() - t) / CLOCKS_PER_SEC) &lt;&lt; " sec." &lt;&lt; endl;</text:span></text:p>
      <text:p text:style-name="P18"><text:span text:style-name="T16"><text:s text:c="2"/>cout &lt;&lt; "Various checks... ";</text:span></text:p>
      <text:p text:style-name="P18"><text:span text:style-name="T16"><text:s text:c="2"/>t = clock();</text:span></text:p>
      <text:p text:style-name="P18"><text:span text:style-name="T16">#endif // DEBUG_PRINTING_FOR_IS_ISOMORPHIC</text:span></text:p>
      <text:p text:style-name="P18"><text:span text:style-name="T16"/></text:p>
      <text:p text:style-name="P18"><text:span text:style-name="T16"><text:s text:c="2"/>int n = g1.number_of_nodes();</text:span></text:p>
      <text:p text:style-name="P18"><text:span text:style-name="T16"><text:s text:c="2"/>if (n != g2.number_of_nodes() ||</text:span></text:p>
      <text:p text:style-name="P18"><text:span text:style-name="T16"><text:s text:c="6"/>g1.number_of_edges() != g2.number_of_edges()) {</text:span></text:p>
      <text:p text:style-name="P18"><text:span text:style-name="T16"><text:s text:c="4"/>return false;</text:span></text:p>
      <text:p text:style-name="P18"><text:span text:style-name="T16"><text:s text:c="2"/>}</text:span></text:p>
      <text:p text:style-name="P18"><text:span text:style-name="T16"><text:s text:c="2"/>T r1 = find_root(g1), r2 = find_root(g2);</text:span></text:p>
      <text:p text:style-name="P18"><text:span text:style-name="T16"><text:s text:c="2"/>bool g1_is_tree = g1.is_tree_with_root(r1);</text:span></text:p>
      <text:p text:style-name="P18"><text:span text:style-name="T16"><text:s text:c="2"/>if (g1_is_tree != g2.is_tree_with_root(r2)) {</text:span></text:p>
      <text:p text:style-name="P18"><text:span text:style-name="T16"><text:s text:c="4"/>return false;</text:span></text:p>
      <text:p text:style-name="P18"><text:span text:style-name="T16"><text:s text:c="2"/>}</text:span></text:p>
      <text:p text:style-name="P18"><text:span text:style-name="T16"><text:s text:c="2"/>if (g1_is_tree) {</text:span></text:p>
      <text:p text:style-name="P18"><text:span text:style-name="T16"><text:s text:c="4"/>return tree_is_isomorphic(g1, g2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#ifdef DEBUG_PRINTING_FOR_IS_ISOMORPHIC</text:span></text:p>
      <text:p text:style-name="P18"><text:span text:style-name="T16"><text:s text:c="2"/>cout &lt;&lt; ((float)(clock() - t) / CLOCKS_PER_SEC) &lt;&lt; " sec." &lt;&lt; endl;</text:span></text:p>
      <text:p text:style-name="P18"><text:span text:style-name="T16"><text:s text:c="2"/>cout &lt;&lt; "Build digraphs G1 and G2... ";</text:span></text:p>
      <text:p text:style-name="P18"><text:soft-page-break/><text:span text:style-name="T16"><text:s text:c="2"/>t = clock();</text:span></text:p>
      <text:p text:style-name="P18"><text:span text:style-name="T16">#endif // DEBUG_PRINTING_FOR_IS_ISOMORPHIC</text:span></text:p>
      <text:p text:style-name="P18"><text:span text:style-name="T16"/></text:p>
      <text:p text:style-name="P18"><text:span text:style-name="T16"><text:s text:c="2"/>Digraph&lt;T&gt; g1_G1, g1_G2, g2_G1, g2_G2;</text:span></text:p>
      <text:p text:style-name="P18"><text:span text:style-name="T16"><text:s text:c="2"/>tie(g1_G1, g1_G2) = find_G1_and_G2_graphs(g1);</text:span></text:p>
      <text:p text:style-name="P18"><text:span text:style-name="T16"><text:s text:c="2"/>tie(g2_G1, g2_G2) = find_G1_and_G2_graphs(g2);</text:span></text:p>
      <text:p text:style-name="P18"><text:span text:style-name="T16"><text:s text:c="2"/>if (!tree_is_isomorphic(g1_G1, g2_G1) || !tree_is_isomorphic(g1_G2, g2_G2)) {</text:span></text:p>
      <text:p text:style-name="P18"><text:span text:style-name="T16"><text:s text:c="4"/>return false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#ifdef DEBUG_PRINTING_FOR_IS_ISOMORPHIC</text:span></text:p>
      <text:p text:style-name="P18"><text:span text:style-name="T16"><text:s text:c="2"/>cout &lt;&lt; ((float)(clock() - t) / CLOCKS_PER_SEC) &lt;&lt; " sec." &lt;&lt; endl;</text:span></text:p>
      <text:p text:style-name="P18"><text:span text:style-name="T16"><text:s text:c="2"/>cout &lt;&lt; "Invariant 3... ";</text:span></text:p>
      <text:p text:style-name="P18"><text:span text:style-name="T16"><text:s text:c="2"/>t = clock();</text:span></text:p>
      <text:p text:style-name="P18"><text:span text:style-name="T16">#endif // DEBUG_PRINTING_FOR_IS_ISOMORPHIC</text:span></text:p>
      <text:p text:style-name="P18"><text:span text:style-name="T16"/></text:p>
      <text:p text:style-name="P18"><text:span text:style-name="T16"><text:s text:c="2"/>Inv3&lt;T&gt; inv3_for_g1_G2(g1_G2);</text:span></text:p>
      <text:p text:style-name="P18"><text:span text:style-name="T16"><text:s text:c="2"/>Inv3&lt;T&gt; inv3_for_g2_G2(g2_G2);</text:span></text:p>
      <text:p text:style-name="P18"><text:span text:style-name="T16"/></text:p>
      <text:p text:style-name="P18"><text:span text:style-name="T16">#ifdef DEBUG_PRINTING_FOR_IS_ISOMORPHIC</text:span></text:p>
      <text:p text:style-name="P18"><text:span text:style-name="T16"><text:s text:c="2"/>cout &lt;&lt; ((float)(clock() - t) / CLOCKS_PER_SEC) &lt;&lt; " sec." &lt;&lt; endl;</text:span></text:p>
      <text:p text:style-name="P18"><text:span text:style-name="T16"><text:s text:c="2"/>cout &lt;&lt; "DigraphIso::is_iso... ";</text:span></text:p>
      <text:p text:style-name="P18"><text:span text:style-name="T16"><text:s text:c="2"/>t = clock();</text:span></text:p>
      <text:p text:style-name="P18"><text:span text:style-name="T16">#endif // DEBUG_PRINTING_FOR_IS_ISOMORPHIC</text:span></text:p>
      <text:p text:style-name="P18"><text:span text:style-name="T16"/></text:p>
      <text:p text:style-name="P18"><text:span text:style-name="T16"><text:s text:c="2"/>DigraphIso&lt;T, T&gt; digiso(g1_G2, g2_G2, [&amp;](T v, T u) {</text:span></text:p>
      <text:p text:style-name="P18"><text:span text:style-name="T16"><text:s text:c="4"/>return inv3_for_g1_G2.get_inv3_for_node(v) == inv3_for_g2_G2.get_inv3_for_node(u);</text:span></text:p>
      <text:p text:style-name="P18"><text:span text:style-name="T16"><text:s text:c="2"/>});</text:span></text:p>
      <text:p text:style-name="P18"><text:span text:style-name="T16"><text:s text:c="2"/>// digiso.set_initial_biection({{r1, r2}});</text:span></text:p>
      <text:p text:style-name="P18"><text:span text:style-name="T16"><text:s text:c="2"/>bool res = digiso.is_iso();</text:span></text:p>
      <text:p text:style-name="P18"><text:span text:style-name="T16"/></text:p>
      <text:p text:style-name="P18"><text:span text:style-name="T16">#ifdef DEBUG_PRINTING_FOR_IS_ISOMORPHIC</text:span></text:p>
      <text:p text:style-name="P18"><text:span text:style-name="T16"><text:s text:c="2"/>cout &lt;&lt; ((float)(clock() - t) / CLOCKS_PER_SEC) &lt;&lt; " sec." &lt;&lt; endl;</text:span></text:p>
      <text:p text:style-name="P18"><text:span text:style-name="T16"><text:s text:c="2"/>cout &lt;&lt; "END OF is_isomorphic" &lt;&lt; endl &lt;&lt; endl;</text:span></text:p>
      <text:p text:style-name="P18"><text:span text:style-name="T16">#endif // DEBUG_PRINTING_FOR_IS_ISOMORPHIC</text:span></text:p>
      <text:p text:style-name="P18"><text:span text:style-name="T16"/></text:p>
      <text:p text:style-name="P18"><text:span text:style-name="T16"><text:s text:c="2"/>return res;</text:span></text:p>
      <text:p text:style-name="P18"><text:span text:style-name="T16">}</text:span></text:p>
      <text:p text:style-name="P18"><text:span text:style-name="T16"/></text:p>
      <text:p text:style-name="P18"><text:span text:style-name="T16">ПРИЛОЖЕНИЕ Б. ЮНИТ ТЕСТЫ ДЛЯ ПРОГРАММЫ</text:span></text:p>
      <text:p text:style-name="P18"><text:span text:style-name="T16"/></text:p>
      <text:p text:style-name="P18"><text:span text:style-name="T16">#include "cxxtest/TestSuite.h"</text:span></text:p>
      <text:p text:style-name="P18"><text:span text:style-name="T16">#include "digraph.h"</text:span></text:p>
      <text:p text:style-name="P18"><text:span text:style-name="T16">#include "digraphiso.h"</text:span></text:p>
      <text:p text:style-name="P18"><text:span text:style-name="T16">#include "exceptions.h"</text:span></text:p>
      <text:p text:style-name="P18"><text:span text:style-name="T16">#include "semiiso.h"</text:span></text:p>
      <text:p text:style-name="P18"><text:span text:style-name="T16">#include "semilattice.h"</text:span></text:p>
      <text:p text:style-name="P18"><text:span text:style-name="T16">#include "inv3.h"</text:span></text:p>
      <text:p text:style-name="P18"><text:soft-page-break/><text:span text:style-name="T16">#include &lt;cstdlib&gt;</text:span></text:p>
      <text:p text:style-name="P18"><text:span text:style-name="T16">#include &lt;set&gt;</text:span></text:p>
      <text:p text:style-name="P18"><text:span text:style-name="T16">using namespace std;</text:span></text:p>
      <text:p text:style-name="P18"><text:span text:style-name="T16"/></text:p>
      <text:p text:style-name="P18"><text:span text:style-name="T16">template &lt;class T&gt; ostream &amp;operator&lt;&lt;(ostream &amp;os, set&lt;T&gt; s);</text:span></text:p>
      <text:p text:style-name="P18"><text:span text:style-name="T16"/></text:p>
      <text:p text:style-name="P18"><text:span text:style-name="T16">template &lt;class T&gt; ostream &amp;operator&lt;&lt;(ostream &amp;os, vector&lt;T&gt; s) {</text:span></text:p>
      <text:p text:style-name="P18"><text:span text:style-name="T16"><text:s text:c="2"/>os &lt;&lt; "[ ";</text:span></text:p>
      <text:p text:style-name="P18"><text:span text:style-name="T16"><text:s text:c="2"/>for (T x : s) {</text:span></text:p>
      <text:p text:style-name="P18"><text:span text:style-name="T16"><text:s text:c="4"/>os &lt;&lt; x &lt;&lt; " ";</text:span></text:p>
      <text:p text:style-name="P18"><text:span text:style-name="T16"><text:s text:c="2"/>}</text:span></text:p>
      <text:p text:style-name="P18"><text:span text:style-name="T16"><text:s text:c="2"/>os &lt;&lt; "]";</text:span></text:p>
      <text:p text:style-name="P18"><text:span text:style-name="T16"><text:s text:c="2"/>return os;</text:span></text:p>
      <text:p text:style-name="P18"><text:span text:style-name="T16">}</text:span></text:p>
      <text:p text:style-name="P18"><text:span text:style-name="T16"/></text:p>
      <text:p text:style-name="P18"><text:span text:style-name="T16">template &lt;class T&gt; ostream &amp;operator&lt;&lt;(ostream &amp;os, set&lt;T&gt; s) {</text:span></text:p>
      <text:p text:style-name="P18"><text:span text:style-name="T16"><text:s text:c="2"/>os &lt;&lt; "{ ";</text:span></text:p>
      <text:p text:style-name="P18"><text:span text:style-name="T16"><text:s text:c="2"/>for (T x : s) {</text:span></text:p>
      <text:p text:style-name="P18"><text:span text:style-name="T16"><text:s text:c="4"/>os &lt;&lt; x &lt;&lt; " ";</text:span></text:p>
      <text:p text:style-name="P18"><text:span text:style-name="T16"><text:s text:c="2"/>}</text:span></text:p>
      <text:p text:style-name="P18"><text:span text:style-name="T16"><text:s text:c="2"/>os &lt;&lt; "}";</text:span></text:p>
      <text:p text:style-name="P18"><text:span text:style-name="T16"><text:s text:c="2"/>return os;</text:span></text:p>
      <text:p text:style-name="P18"><text:span text:style-name="T16">}</text:span></text:p>
      <text:p text:style-name="P18"><text:span text:style-name="T16"/></text:p>
      <text:p text:style-name="P18"><text:span text:style-name="T16">class MyTestSuite : public CxxTest::TestSuite {</text:span></text:p>
      <text:p text:style-name="P18"><text:span text:style-name="T16">public: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SIMPLE DIGRAPH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SimpleDigraph_Constructor() {</text:span></text:p>
      <text:p text:style-name="P18"><text:span text:style-name="T16"><text:s text:c="4"/>SimpleDigraph g1;</text:span></text:p>
      <text:p text:style-name="P18"><text:span text:style-name="T16"><text:s text:c="4"/>TS_ASSERT_EQUALS(g1.number_of_nodes(), 0);</text:span></text:p>
      <text:p text:style-name="P18"><text:span text:style-name="T16"><text:s text:c="4"/>TS_ASSERT_EQUALS(g1.number_of_edges(), 0);</text:span></text:p>
      <text:p text:style-name="P18"><text:span text:style-name="T16"><text:s text:c="4"/>SimpleDigraph g2(1);</text:span></text:p>
      <text:p text:style-name="P18"><text:span text:style-name="T16"><text:s text:c="4"/>TS_ASSERT_EQUALS(g2.number_of_nodes(), 1);</text:span></text:p>
      <text:p text:style-name="P18"><text:span text:style-name="T16"><text:s text:c="4"/>TS_ASSERT_EQUALS(g2.number_of_edges(), 0);</text:span></text:p>
      <text:p text:style-name="P18"><text:span text:style-name="T16"><text:s text:c="4"/>int n = rand() % 100;</text:span></text:p>
      <text:p text:style-name="P18"><text:span text:style-name="T16"><text:s text:c="4"/>SimpleDigraph g3(n);</text:span></text:p>
      <text:p text:style-name="P18"><text:span text:style-name="T16"><text:s text:c="4"/>TS_ASSERT_EQUALS(g3.number_of_nodes(), n);</text:span></text:p>
      <text:p text:style-name="P18"><text:span text:style-name="T16"><text:s text:c="4"/>TS_ASSERT_EQUALS(g3.number_of_edges(), 0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SimpleDigraph_METHODS_add_node() {</text:span></text:p>
      <text:p text:style-name="P18"><text:span text:style-name="T16"><text:s text:c="4"/>SimpleDigraph g1;</text:span></text:p>
      <text:p text:style-name="P18"><text:span text:style-name="T16"><text:s text:c="4"/>TS_ASSERT_EQUALS(g1.number_of_nodes(), 0);</text:span></text:p>
      <text:p text:style-name="P18"><text:span text:style-name="T16"><text:s text:c="4"/>TS_ASSERT_EQUALS(g1.number_of_edges(), 0);</text:span></text:p>
      <text:p text:style-name="P18"><text:span text:style-name="T16"><text:s text:c="4"/>int v = g1.add_node();</text:span></text:p>
      <text:p text:style-name="P18"><text:span text:style-name="T16"><text:s text:c="4"/>TS_ASSERT_EQUALS(v, 0);</text:span></text:p>
      <text:p text:style-name="P18"><text:soft-page-break/><text:span text:style-name="T16"><text:s text:c="4"/>TS_ASSERT_EQUALS(g1.number_of_nodes(), 1);</text:span></text:p>
      <text:p text:style-name="P18"><text:span text:style-name="T16"><text:s text:c="4"/>TS_ASSERT_EQUALS(g1.number_of_edges(), 0);</text:span></text:p>
      <text:p text:style-name="P18"><text:span text:style-name="T16"><text:s text:c="4"/>v = g1.add_node();</text:span></text:p>
      <text:p text:style-name="P18"><text:span text:style-name="T16"><text:s text:c="4"/>TS_ASSERT_EQUALS(v, 1);</text:span></text:p>
      <text:p text:style-name="P18"><text:span text:style-name="T16"><text:s text:c="4"/>TS_ASSERT_EQUALS(g1.number_of_nodes(), 2);</text:span></text:p>
      <text:p text:style-name="P18"><text:span text:style-name="T16"><text:s text:c="4"/>TS_ASSERT_EQUALS(g1.number_of_edges(), 0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SimpleDigraph_METHODS_add_edge_AND_is_edge() {</text:span></text:p>
      <text:p text:style-name="P18"><text:span text:style-name="T16"><text:s text:c="4"/>SimpleDigraph g1(5);</text:span></text:p>
      <text:p text:style-name="P18"><text:span text:style-name="T16"><text:s text:c="4"/>g1.add_edge(0, 1);</text:span></text:p>
      <text:p text:style-name="P18"><text:span text:style-name="T16"><text:s text:c="4"/>g1.add_edge(0, 2);</text:span></text:p>
      <text:p text:style-name="P18"><text:span text:style-name="T16"><text:s text:c="4"/>g1.add_edge(3, 4);</text:span></text:p>
      <text:p text:style-name="P18"><text:span text:style-name="T16"><text:s text:c="4"/>TS_ASSERT_EQUALS(g1.number_of_nodes(), 5);</text:span></text:p>
      <text:p text:style-name="P18"><text:span text:style-name="T16"><text:s text:c="4"/>TS_ASSERT_EQUALS(g1.number_of_edges(), 3);</text:span></text:p>
      <text:p text:style-name="P18"><text:span text:style-name="T16"><text:s text:c="4"/>int n = 5 + rand() % 10, m = rand() % n;</text:span></text:p>
      <text:p text:style-name="P18"><text:span text:style-name="T16"><text:s text:c="4"/>set&lt;pair&lt;int, int&gt;&gt; edges;</text:span></text:p>
      <text:p text:style-name="P18"><text:span text:style-name="T16"><text:s text:c="4"/>for (int i = 0; i &lt; m; i++) {</text:span></text:p>
      <text:p text:style-name="P18"><text:span text:style-name="T16"><text:s text:c="6"/>edges.emplace(rand() % n, rand() % n);</text:span></text:p>
      <text:p text:style-name="P18"><text:span text:style-name="T16"><text:s text:c="4"/>}</text:span></text:p>
      <text:p text:style-name="P18"><text:span text:style-name="T16"><text:s text:c="4"/>m = edges.size();</text:span></text:p>
      <text:p text:style-name="P18"><text:span text:style-name="T16"><text:s text:c="4"/>SimpleDigraph g2(n);</text:span></text:p>
      <text:p text:style-name="P18"><text:span text:style-name="T16"><text:s text:c="4"/>for (auto &amp;p : edges) {</text:span></text:p>
      <text:p text:style-name="P18"><text:span text:style-name="T16"><text:s text:c="6"/>g2.add_edge(p.first, p.second);</text:span></text:p>
      <text:p text:style-name="P18"><text:span text:style-name="T16"><text:s text:c="4"/>}</text:span></text:p>
      <text:p text:style-name="P18"><text:span text:style-name="T16"><text:s text:c="4"/>TS_ASSERT_EQUALS(g2.number_of_nodes(), n);</text:span></text:p>
      <text:p text:style-name="P18"><text:span text:style-name="T16"><text:s text:c="4"/>TS_ASSERT_EQUALS(g2.number_of_edges(), m);</text:span></text:p>
      <text:p text:style-name="P18"><text:span text:style-name="T16"><text:s text:c="4"/>for (int u = 0; u &lt; n; u++) {</text:span></text:p>
      <text:p text:style-name="P18"><text:span text:style-name="T16"><text:s text:c="6"/>for (int v = 0; v &lt; n; v++) {</text:span></text:p>
      <text:p text:style-name="P18"><text:span text:style-name="T16"><text:s text:c="8"/>TS_ASSERT_EQUALS(g2.is_edge(u, v),</text:span></text:p>
      <text:p text:style-name="P18"><text:span text:style-name="T16"><text:s text:c="25"/>edges.find(make_pair(u, v)) != edges.end());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SimpleDigraph_METHODS_successsors() {</text:span></text:p>
      <text:p text:style-name="P18"><text:span text:style-name="T16"><text:s text:c="4"/>SimpleDigraph g1(5);</text:span></text:p>
      <text:p text:style-name="P18"><text:span text:style-name="T16"><text:s text:c="4"/>g1.add_edges({{1, 2}, {1, 4}, {0, 1}});</text:span></text:p>
      <text:p text:style-name="P18"><text:span text:style-name="T16"><text:s text:c="4"/>auto v = g1.successors(1);</text:span></text:p>
      <text:p text:style-name="P18"><text:span text:style-name="T16"><text:s text:c="4"/>vector&lt;int&gt; ans = {2, 4};</text:span></text:p>
      <text:p text:style-name="P18"><text:span text:style-name="T16"><text:s text:c="4"/>// for (auto x : v) cout &lt;&lt; endl &lt;&lt; x &lt;&lt; endl;</text:span></text:p>
      <text:p text:style-name="P18"><text:span text:style-name="T16"><text:s text:c="4"/>TS_ASSERT(v.size() == ans.size() &amp;&amp; equal(v.begin(), v.end(), ans.begin()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SimpleDigraph_METHODS_predecessors() {</text:span></text:p>
      <text:p text:style-name="P18"><text:span text:style-name="T16"><text:s text:c="4"/>SimpleDigraph g1(5);</text:span></text:p>
      <text:p text:style-name="P18"><text:span text:style-name="T16"><text:s text:c="4"/>g1.add_edges({{1, 2}, {1, 4}, {0, 1}, {3, 1}});</text:span></text:p>
      <text:p text:style-name="P18"><text:span text:style-name="T16"><text:s text:c="4"/>auto v = g1.predecessors(1);</text:span></text:p>
      <text:p text:style-name="P18"><text:soft-page-break/><text:span text:style-name="T16"><text:s text:c="4"/>vector&lt;int&gt; ans = {0, 3};</text:span></text:p>
      <text:p text:style-name="P18"><text:span text:style-name="T16"><text:s text:c="4"/>// for (auto x : v) cout &lt;&lt; endl &lt;&lt; x &lt;&lt; endl;</text:span></text:p>
      <text:p text:style-name="P18"><text:span text:style-name="T16"><text:s text:c="4"/>TS_ASSERT(v.size() == ans.size() &amp;&amp; equal(v.begin(), v.end(), ans.begin()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SimpleDigraph_METHODS_shortest_path_length() {</text:span></text:p>
      <text:p text:style-name="P18"><text:span text:style-name="T16"><text:s text:c="4"/>SimpleDigraph g1(5);</text:span></text:p>
      <text:p text:style-name="P18"><text:span text:style-name="T16"><text:s text:c="4"/>g1.add_edges({{1, 2}, {2, 3}});</text:span></text:p>
      <text:p text:style-name="P18"><text:span text:style-name="T16"><text:s text:c="4"/>TS_ASSERT_EQUALS(g1.shortest_path_length(1, 1), 0);</text:span></text:p>
      <text:p text:style-name="P18"><text:span text:style-name="T16"><text:s text:c="4"/>TS_ASSERT_EQUALS(g1.shortest_path_length(1, 2), 1);</text:span></text:p>
      <text:p text:style-name="P18"><text:span text:style-name="T16"><text:s text:c="4"/>TS_ASSERT_EQUALS(g1.shortest_path_length(1, 3), 2);</text:span></text:p>
      <text:p text:style-name="P18"><text:span text:style-name="T16"><text:s text:c="4"/>bool not_found = false;</text:span></text:p>
      <text:p text:style-name="P18"><text:span text:style-name="T16"><text:s text:c="4"/>try {</text:span></text:p>
      <text:p text:style-name="P18"><text:span text:style-name="T16"><text:s text:c="6"/>g1.shortest_path_length(3, 1);</text:span></text:p>
      <text:p text:style-name="P18"><text:span text:style-name="T16"><text:s text:c="4"/>} catch (PathDontFoundException&lt;int&gt; &amp;e) {</text:span></text:p>
      <text:p text:style-name="P18"><text:span text:style-name="T16"><text:s text:c="6"/>not_found = true;</text:span></text:p>
      <text:p text:style-name="P18"><text:span text:style-name="T16"><text:s text:c="4"/>}</text:span></text:p>
      <text:p text:style-name="P18"><text:span text:style-name="T16"><text:s text:c="4"/>TS_ASSERT(not_found);</text:span></text:p>
      <text:p text:style-name="P18"><text:span text:style-name="T16"><text:s text:c="4"/>not_found = false;</text:span></text:p>
      <text:p text:style-name="P18"><text:span text:style-name="T16"><text:s text:c="4"/>try {</text:span></text:p>
      <text:p text:style-name="P18"><text:span text:style-name="T16"><text:s text:c="6"/>g1.shortest_path_length(0, 4);</text:span></text:p>
      <text:p text:style-name="P18"><text:span text:style-name="T16"><text:s text:c="4"/>} catch (PathDontFoundException&lt;int&gt; &amp;e) {</text:span></text:p>
      <text:p text:style-name="P18"><text:span text:style-name="T16"><text:s text:c="6"/>not_found = true;</text:span></text:p>
      <text:p text:style-name="P18"><text:span text:style-name="T16"><text:s text:c="4"/>}</text:span></text:p>
      <text:p text:style-name="P18"><text:span text:style-name="T16"><text:s text:c="4"/>TS_ASSERT(not_found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SimpleDigraph_METHODS_is_tree_with_root() {</text:span></text:p>
      <text:p text:style-name="P18"><text:span text:style-name="T16"><text:s text:c="4"/>SimpleDigraph g1(3);</text:span></text:p>
      <text:p text:style-name="P18"><text:span text:style-name="T16"><text:s text:c="4"/>g1.add_edges({{0, 1}, {0, 2}});</text:span></text:p>
      <text:p text:style-name="P18"><text:span text:style-name="T16"><text:s text:c="4"/>TS_ASSERT(g1.is_tree_with_root(0));</text:span></text:p>
      <text:p text:style-name="P18"><text:span text:style-name="T16"><text:s text:c="4"/>SimpleDigraph g2(3);</text:span></text:p>
      <text:p text:style-name="P18"><text:span text:style-name="T16"><text:s text:c="4"/>g2.add_edges({{0, 1}, {2, 1}});</text:span></text:p>
      <text:p text:style-name="P18"><text:span text:style-name="T16"><text:s text:c="4"/>TS_ASSERT(!g2.is_tree_with_root(0));</text:span></text:p>
      <text:p text:style-name="P18"><text:span text:style-name="T16"><text:s text:c="4"/>TS_ASSERT(!g2.is_tree_with_root(1));</text:span></text:p>
      <text:p text:style-name="P18"><text:span text:style-name="T16"><text:s text:c="4"/>TS_ASSERT(!g2.is_tree_with_root(2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DIGRAPH&lt;T&gt; DIGRAPH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Digraph_Constructor() {</text:span></text:p>
      <text:p text:style-name="P18"><text:span text:style-name="T16"><text:s text:c="4"/>Digraph&lt;int&gt; g1;</text:span></text:p>
      <text:p text:style-name="P18"><text:span text:style-name="T16"><text:s text:c="4"/>TS_ASSERT_EQUALS(g1.number_of_nodes(), 0);</text:span></text:p>
      <text:p text:style-name="P18"><text:span text:style-name="T16"><text:s text:c="4"/>TS_ASSERT_EQUALS(g1.number_of_edges(), 0);</text:span></text:p>
      <text:p text:style-name="P18"><text:span text:style-name="T16"><text:s text:c="4"/>Digraph&lt;string&gt; g2;</text:span></text:p>
      <text:p text:style-name="P18"><text:span text:style-name="T16"><text:s text:c="4"/>g2.add_node("a");</text:span></text:p>
      <text:p text:style-name="P18"><text:span text:style-name="T16"><text:s text:c="4"/>TS_ASSERT_EQUALS(g2.number_of_nodes(), 1);</text:span></text:p>
      <text:p text:style-name="P18"><text:soft-page-break/><text:span text:style-name="T16"><text:s text:c="4"/>TS_ASSERT_EQUALS(g2.number_of_edges(), 0);</text:span></text:p>
      <text:p text:style-name="P18"><text:span text:style-name="T16"><text:s text:c="4"/>int n = rand() % 100;</text:span></text:p>
      <text:p text:style-name="P18"><text:span text:style-name="T16"><text:s text:c="4"/>Digraph&lt;int&gt; g3;</text:span></text:p>
      <text:p text:style-name="P18"><text:span text:style-name="T16"><text:s text:c="4"/>for (int i = 0; i &lt; n; i++)</text:span></text:p>
      <text:p text:style-name="P18"><text:span text:style-name="T16"><text:s text:c="6"/>g3.add_node(i);</text:span></text:p>
      <text:p text:style-name="P18"><text:span text:style-name="T16"><text:s text:c="4"/>TS_ASSERT_EQUALS(g3.number_of_nodes(), n);</text:span></text:p>
      <text:p text:style-name="P18"><text:span text:style-name="T16"><text:s text:c="4"/>TS_ASSERT_EQUALS(g3.number_of_edges(), 0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get_nodes_of_empty_graph() {</text:span></text:p>
      <text:p text:style-name="P18"><text:span text:style-name="T16"><text:s text:c="4"/>Digraph&lt;int&gt; g;</text:span></text:p>
      <text:p text:style-name="P18"><text:span text:style-name="T16"><text:s text:c="4"/>TS_ASSERT_EQUALS(g.nodes(), set&lt;int&gt;(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from_string() {</text:span></text:p>
      <text:p text:style-name="P18"><text:span text:style-name="T16"><text:s text:c="4"/>Digraph&lt;int&gt; g1, g2;</text:span></text:p>
      <text:p text:style-name="P18"><text:span text:style-name="T16"><text:s text:c="4"/>g1 = Digraph&lt;int&gt;::from_string(R"(</text:span></text:p>
      <text:p text:style-name="P18"><text:span text:style-name="T16"><text:s text:c="6"/>0 1 2</text:span></text:p>
      <text:p text:style-name="P18"><text:span text:style-name="T16"><text:s text:c="4"/>)");</text:span></text:p>
      <text:p text:style-name="P18"><text:span text:style-name="T16"><text:s text:c="4"/>TS_ASSERT_EQUALS(g1.number_of_nodes(), 3);</text:span></text:p>
      <text:p text:style-name="P18"><text:span text:style-name="T16"><text:s text:c="4"/>TS_ASSERT_EQUALS(g1.number_of_edges(), 2);</text:span></text:p>
      <text:p text:style-name="P18"><text:span text:style-name="T16"><text:s text:c="4"/>TS_ASSERT(g1.is_edge(0, 1));</text:span></text:p>
      <text:p text:style-name="P18"><text:span text:style-name="T16"><text:s text:c="4"/>TS_ASSERT(g1.is_edge(1, 2));</text:span></text:p>
      <text:p text:style-name="P18"><text:span text:style-name="T16"><text:s text:c="4"/>g2 = Digraph&lt;int&gt;::from_string(R"(</text:span></text:p>
      <text:p text:style-name="P18"><text:span text:style-name="T16"><text:s text:c="6"/>0 1 2</text:span></text:p>
      <text:p text:style-name="P18"><text:span text:style-name="T16"><text:s text:c="6"/>2 3</text:span></text:p>
      <text:p text:style-name="P18"><text:span text:style-name="T16"><text:s text:c="6"/>2 4</text:span></text:p>
      <text:p text:style-name="P18"><text:span text:style-name="T16"><text:s text:c="4"/>)");</text:span></text:p>
      <text:p text:style-name="P18"><text:span text:style-name="T16"><text:s text:c="4"/>TS_ASSERT_EQUALS(g2.number_of_nodes(), 5);</text:span></text:p>
      <text:p text:style-name="P18"><text:span text:style-name="T16"><text:s text:c="4"/>TS_ASSERT_EQUALS(g2.number_of_edges(), 4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METHODS_add_edge_AND_is_edge() {</text:span></text:p>
      <text:p text:style-name="P18"><text:span text:style-name="T16"><text:s text:c="4"/>Digraph&lt;int&gt; g1;</text:span></text:p>
      <text:p text:style-name="P18"><text:span text:style-name="T16"><text:s text:c="4"/>g1.add_edge(0, 1);</text:span></text:p>
      <text:p text:style-name="P18"><text:span text:style-name="T16"><text:s text:c="4"/>g1.add_edge(0, 2);</text:span></text:p>
      <text:p text:style-name="P18"><text:span text:style-name="T16"><text:s text:c="4"/>g1.add_edge(3, 4);</text:span></text:p>
      <text:p text:style-name="P18"><text:span text:style-name="T16"><text:s text:c="4"/>TS_ASSERT_EQUALS(g1.number_of_nodes(), 5);</text:span></text:p>
      <text:p text:style-name="P18"><text:span text:style-name="T16"><text:s text:c="4"/>TS_ASSERT_EQUALS(g1.number_of_edges(), 3);</text:span></text:p>
      <text:p text:style-name="P18"><text:span text:style-name="T16"><text:s text:c="4"/>Digraph&lt;int&gt; g2;</text:span></text:p>
      <text:p text:style-name="P18"><text:span text:style-name="T16"><text:s text:c="4"/>int n = 5 + rand() % 10, m = rand() % n;</text:span></text:p>
      <text:p text:style-name="P18"><text:span text:style-name="T16"><text:s text:c="4"/>for (int i = 0; i &lt; n; i++)</text:span></text:p>
      <text:p text:style-name="P18"><text:span text:style-name="T16"><text:s text:c="6"/>g2.add_node(i);</text:span></text:p>
      <text:p text:style-name="P18"><text:span text:style-name="T16"><text:s text:c="4"/>set&lt;pair&lt;int, int&gt;&gt; edges;</text:span></text:p>
      <text:p text:style-name="P18"><text:span text:style-name="T16"><text:s text:c="4"/>for (int i = 0; i &lt; m; i++) {</text:span></text:p>
      <text:p text:style-name="P18"><text:span text:style-name="T16"><text:s text:c="6"/>edges.emplace(rand() % n, rand() % n);</text:span></text:p>
      <text:p text:style-name="P18"><text:span text:style-name="T16"><text:s text:c="4"/>}</text:span></text:p>
      <text:p text:style-name="P18"><text:span text:style-name="T16"><text:s text:c="4"/>m = edges.size();</text:span></text:p>
      <text:p text:style-name="P18"><text:soft-page-break/><text:span text:style-name="T16"><text:s text:c="4"/>for (auto &amp;p : edges) {</text:span></text:p>
      <text:p text:style-name="P18"><text:span text:style-name="T16"><text:s text:c="6"/>g2.add_edge(p.first, p.second);</text:span></text:p>
      <text:p text:style-name="P18"><text:span text:style-name="T16"><text:s text:c="4"/>}</text:span></text:p>
      <text:p text:style-name="P18"><text:span text:style-name="T16"><text:s text:c="4"/>TS_ASSERT_EQUALS(g2.number_of_nodes(), n);</text:span></text:p>
      <text:p text:style-name="P18"><text:span text:style-name="T16"><text:s text:c="4"/>TS_ASSERT_EQUALS(g2.number_of_edges(), m);</text:span></text:p>
      <text:p text:style-name="P18"><text:span text:style-name="T16"><text:s text:c="4"/>for (int u = 0; u &lt; n; u++) {</text:span></text:p>
      <text:p text:style-name="P18"><text:span text:style-name="T16"><text:s text:c="6"/>for (int v = 0; v &lt; n; v++) {</text:span></text:p>
      <text:p text:style-name="P18"><text:span text:style-name="T16"><text:s text:c="8"/>TS_ASSERT_EQUALS(g2.is_edge(u, v),</text:span></text:p>
      <text:p text:style-name="P18"><text:span text:style-name="T16"><text:s text:c="25"/>edges.find(make_pair(u, v)) != edges.end());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METHODS_successsors() {</text:span></text:p>
      <text:p text:style-name="P18"><text:span text:style-name="T16"><text:s text:c="4"/>Digraph&lt;int&gt; g1;</text:span></text:p>
      <text:p text:style-name="P18"><text:span text:style-name="T16"><text:s text:c="4"/>g1.add_edges({{1, 2}, {1, 4}, {0, 1}});</text:span></text:p>
      <text:p text:style-name="P18"><text:span text:style-name="T16"><text:s text:c="4"/>auto v = g1.successors(1);</text:span></text:p>
      <text:p text:style-name="P18"><text:span text:style-name="T16"><text:s text:c="4"/>vector&lt;int&gt; ans = {2, 4};</text:span></text:p>
      <text:p text:style-name="P18"><text:span text:style-name="T16"><text:s text:c="4"/>// for (auto x : v) cout &lt;&lt; endl &lt;&lt; x &lt;&lt; endl;</text:span></text:p>
      <text:p text:style-name="P18"><text:span text:style-name="T16"><text:s text:c="4"/>TS_ASSERT(v.size() == ans.size() &amp;&amp; equal(v.begin(), v.end(), ans.begin()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METHODS_predecessors() {</text:span></text:p>
      <text:p text:style-name="P18"><text:span text:style-name="T16"><text:s text:c="4"/>Digraph&lt;int&gt; g1;</text:span></text:p>
      <text:p text:style-name="P18"><text:span text:style-name="T16"><text:s text:c="4"/>g1.add_edges({{1, 2}, {1, 4}, {0, 1}, {3, 1}});</text:span></text:p>
      <text:p text:style-name="P18"><text:span text:style-name="T16"><text:s text:c="4"/>auto v = g1.predecessors(1);</text:span></text:p>
      <text:p text:style-name="P18"><text:span text:style-name="T16"><text:s text:c="4"/>vector&lt;int&gt; ans = {0, 3};</text:span></text:p>
      <text:p text:style-name="P18"><text:span text:style-name="T16"><text:s text:c="4"/>// for (auto x : v) cout &lt;&lt; endl &lt;&lt; x &lt;&lt; endl;</text:span></text:p>
      <text:p text:style-name="P18"><text:span text:style-name="T16"><text:s text:c="4"/>TS_ASSERT(v.size() == ans.size() &amp;&amp; equal(v.begin(), v.end(), ans.begin()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METHODS_shortest_path_length() {</text:span></text:p>
      <text:p text:style-name="P18"><text:span text:style-name="T16"><text:s text:c="4"/>Digraph&lt;int&gt; g1;</text:span></text:p>
      <text:p text:style-name="P18"><text:span text:style-name="T16"><text:s text:c="4"/>g1.add_nodes({0, 4});</text:span></text:p>
      <text:p text:style-name="P18"><text:span text:style-name="T16"><text:s text:c="4"/>g1.add_edges({{1, 2}, {2, 3}});</text:span></text:p>
      <text:p text:style-name="P18"><text:span text:style-name="T16"><text:s text:c="4"/>TS_ASSERT_EQUALS(g1.shortest_path_length(1, 1), 0);</text:span></text:p>
      <text:p text:style-name="P18"><text:span text:style-name="T16"><text:s text:c="4"/>TS_ASSERT_EQUALS(g1.shortest_path_length(1, 2), 1);</text:span></text:p>
      <text:p text:style-name="P18"><text:span text:style-name="T16"><text:s text:c="4"/>TS_ASSERT_EQUALS(g1.shortest_path_length(1, 3), 2);</text:span></text:p>
      <text:p text:style-name="P18"><text:span text:style-name="T16"><text:s text:c="4"/>bool not_found = false;</text:span></text:p>
      <text:p text:style-name="P18"><text:span text:style-name="T16"><text:s text:c="4"/>try {</text:span></text:p>
      <text:p text:style-name="P18"><text:span text:style-name="T16"><text:s text:c="6"/>g1.shortest_path_length(3, 1);</text:span></text:p>
      <text:p text:style-name="P18"><text:span text:style-name="T16"><text:s text:c="4"/>} catch (PathDontFoundException&lt;int&gt; &amp;e) {</text:span></text:p>
      <text:p text:style-name="P18"><text:span text:style-name="T16"><text:s text:c="6"/>not_found = true;</text:span></text:p>
      <text:p text:style-name="P18"><text:span text:style-name="T16"><text:s text:c="4"/>}</text:span></text:p>
      <text:p text:style-name="P18"><text:span text:style-name="T16"><text:s text:c="4"/>TS_ASSERT(not_found);</text:span></text:p>
      <text:p text:style-name="P18"><text:span text:style-name="T16"><text:s text:c="4"/>not_found = false;</text:span></text:p>
      <text:p text:style-name="P18"><text:span text:style-name="T16"><text:s text:c="4"/>try {</text:span></text:p>
      <text:p text:style-name="P18"><text:span text:style-name="T16"><text:s text:c="6"/>g1.shortest_path_length(0, 4);</text:span></text:p>
      <text:p text:style-name="P18"><text:soft-page-break/><text:span text:style-name="T16"><text:s text:c="4"/>} catch (PathDontFoundException&lt;int&gt; &amp;e) {</text:span></text:p>
      <text:p text:style-name="P18"><text:span text:style-name="T16"><text:s text:c="6"/>not_found = true;</text:span></text:p>
      <text:p text:style-name="P18"><text:span text:style-name="T16"><text:s text:c="4"/>}</text:span></text:p>
      <text:p text:style-name="P18"><text:span text:style-name="T16"><text:s text:c="4"/>TS_ASSERT(not_found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_METHODS_is_tree_with_root() {</text:span></text:p>
      <text:p text:style-name="P18"><text:span text:style-name="T16"><text:s text:c="4"/>Digraph&lt;int&gt; g1;</text:span></text:p>
      <text:p text:style-name="P18"><text:span text:style-name="T16"><text:s text:c="4"/>g1.add_edges({{0, 1}, {0, 2}});</text:span></text:p>
      <text:p text:style-name="P18"><text:span text:style-name="T16"><text:s text:c="4"/>TS_ASSERT(g1.is_tree_with_root(0));</text:span></text:p>
      <text:p text:style-name="P18"><text:span text:style-name="T16"><text:s text:c="4"/>Digraph&lt;int&gt; g2;</text:span></text:p>
      <text:p text:style-name="P18"><text:span text:style-name="T16"><text:s text:c="4"/>g2.add_edges({{0, 1}, {2, 1}});</text:span></text:p>
      <text:p text:style-name="P18"><text:span text:style-name="T16"><text:s text:c="4"/>TS_ASSERT(!g2.is_tree_with_root(0));</text:span></text:p>
      <text:p text:style-name="P18"><text:span text:style-name="T16"><text:s text:c="4"/>TS_ASSERT(!g2.is_tree_with_root(1));</text:span></text:p>
      <text:p text:style-name="P18"><text:span text:style-name="T16"><text:s text:c="4"/>TS_ASSERT(!g2.is_tree_with_root(2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SIMPLE SEMILATTICE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SimpleSemilattice_Constructor() {</text:span></text:p>
      <text:p text:style-name="P18"><text:span text:style-name="T16"><text:s text:c="4"/>SimpleSemilattice s(5);</text:span></text:p>
      <text:p text:style-name="P18"><text:span text:style-name="T16"><text:s text:c="4"/>TS_ASSERT(s.is_valid(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SEMILATTICE&lt;T&gt;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Semilattice_from_string() {</text:span></text:p>
      <text:p text:style-name="P18"><text:span text:style-name="T16"><text:s text:c="4"/>Semilattice&lt;int&gt; s1;</text:span></text:p>
      <text:p text:style-name="P18"><text:span text:style-name="T16"><text:s text:c="4"/>s1 = Semilattice&lt;int&gt;::from_string("0");</text:span></text:p>
      <text:p text:style-name="P18"><text:span text:style-name="T16"><text:s text:c="4"/>TS_ASSERT_EQUALS(s1.size(), 1);</text:span></text:p>
      <text:p text:style-name="P18"><text:span text:style-name="T16"><text:s text:c="4"/>TS_ASSERT_EQUALS(s1.inf(0, 0), 0);</text:span></text:p>
      <text:p text:style-name="P18"><text:span text:style-name="T16"><text:s text:c="4"/>Semilattice&lt;string&gt; s2;</text:span></text:p>
      <text:p text:style-name="P18"><text:span text:style-name="T16"><text:s text:c="4"/>s2 = Semilattice&lt;string&gt;::from_string("a");</text:span></text:p>
      <text:p text:style-name="P18"><text:span text:style-name="T16"><text:s text:c="4"/>TS_ASSERT_EQUALS(s2.size(), 1);</text:span></text:p>
      <text:p text:style-name="P18"><text:span text:style-name="T16"><text:s text:c="4"/>TS_ASSERT_EQUALS(s2.inf("a", "a"), "a");</text:span></text:p>
      <text:p text:style-name="P18"><text:span text:style-name="T16"><text:s text:c="4"/>Semilattice&lt;int&gt; s3;</text:span></text:p>
      <text:p text:style-name="P18"><text:span text:style-name="T16"><text:s text:c="4"/>// s3.from_string("0 0 0 1");</text:span></text:p>
      <text:p text:style-name="P18"><text:span text:style-name="T16"><text:s text:c="4"/>s3 = Semilattice&lt;int&gt;::from_string(R"(</text:span></text:p>
      <text:p text:style-name="P18"><text:span text:style-name="T16"><text:s text:c="6"/>0 0</text:span></text:p>
      <text:p text:style-name="P18"><text:span text:style-name="T16"><text:s text:c="6"/>0 1</text:span></text:p>
      <text:p text:style-name="P18"><text:span text:style-name="T16"><text:s text:c="4"/>)");</text:span></text:p>
      <text:p text:style-name="P18"><text:span text:style-name="T16"><text:s text:c="4"/>TS_ASSERT_EQUALS(s3.size(), 2);</text:span></text:p>
      <text:p text:style-name="P18"><text:span text:style-name="T16"><text:s text:c="4"/>TS_ASSERT_EQUALS(s3.inf(0, 0), 0);</text:span></text:p>
      <text:p text:style-name="P18"><text:span text:style-name="T16"><text:s text:c="4"/>TS_ASSERT_EQUALS(s3.inf(0, 1), 0);</text:span></text:p>
      <text:p text:style-name="P18"><text:span text:style-name="T16"><text:s text:c="4"/>TS_ASSERT_EQUALS(s3.inf(1, 0), 0);</text:span></text:p>
      <text:p text:style-name="P18"><text:span text:style-name="T16"><text:s text:c="4"/>TS_ASSERT_EQUALS(s3.inf(1, 1), 1);</text:span></text:p>
      <text:p text:style-name="P18"><text:soft-page-break/><text:span text:style-name="T16"><text:s text:c="4"/>Semilattice&lt;string&gt; s4;</text:span></text:p>
      <text:p text:style-name="P18"><text:span text:style-name="T16"><text:s text:c="4"/>// s4.from_string("a b b b");</text:span></text:p>
      <text:p text:style-name="P18"><text:span text:style-name="T16"><text:s text:c="4"/>s4 = Semilattice&lt;string&gt;::from_string(R"(</text:span></text:p>
      <text:p text:style-name="P18"><text:span text:style-name="T16"><text:s text:c="6"/>a b</text:span></text:p>
      <text:p text:style-name="P18"><text:span text:style-name="T16"><text:s text:c="6"/>b b</text:span></text:p>
      <text:p text:style-name="P18"><text:span text:style-name="T16"><text:s text:c="4"/>)");</text:span></text:p>
      <text:p text:style-name="P18"><text:span text:style-name="T16"><text:s text:c="4"/>TS_ASSERT_EQUALS(s4.size(), 2);</text:span></text:p>
      <text:p text:style-name="P18"><text:span text:style-name="T16"><text:s text:c="4"/>TS_ASSERT_EQUALS(s4.inf("a", "a"), "a");</text:span></text:p>
      <text:p text:style-name="P18"><text:span text:style-name="T16"><text:s text:c="4"/>TS_ASSERT_EQUALS(s4.inf("a", "b"), "b");</text:span></text:p>
      <text:p text:style-name="P18"><text:span text:style-name="T16"><text:s text:c="4"/>TS_ASSERT_EQUALS(s4.inf("b", "a"), "b");</text:span></text:p>
      <text:p text:style-name="P18"><text:span text:style-name="T16"><text:s text:c="4"/>TS_ASSERT_EQUALS(s4.inf("b", "b"), "b"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SEMIISO MODULE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FUNCTION_to_digraph() {</text:span></text:p>
      <text:p text:style-name="P18"><text:span text:style-name="T16"><text:s text:c="4"/>Semilattice&lt;int&gt; s1;</text:span></text:p>
      <text:p text:style-name="P18"><text:span text:style-name="T16"><text:s text:c="4"/>s1 = Semilattice&lt;int&gt;::from_string(R"(</text:span></text:p>
      <text:p text:style-name="P18"><text:span text:style-name="T16"><text:s text:c="6"/>0 0</text:span></text:p>
      <text:p text:style-name="P18"><text:span text:style-name="T16"><text:s text:c="6"/>0 1</text:span></text:p>
      <text:p text:style-name="P18"><text:span text:style-name="T16"><text:s text:c="4"/>)");</text:span></text:p>
      <text:p text:style-name="P18"><text:span text:style-name="T16"><text:s text:c="4"/>Digraph&lt;int&gt; g1 = to_digraph(s1);</text:span></text:p>
      <text:p text:style-name="P18"><text:span text:style-name="T16"><text:s text:c="4"/>TS_ASSERT_EQUALS(g1.number_of_nodes(), 2);</text:span></text:p>
      <text:p text:style-name="P18"><text:span text:style-name="T16"><text:s text:c="4"/>TS_ASSERT_EQUALS(g1.number_of_edges(), 1);</text:span></text:p>
      <text:p text:style-name="P18"><text:span text:style-name="T16"><text:s text:c="4"/>TS_ASSERT(g1.is_edge(0, 1));</text:span></text:p>
      <text:p text:style-name="P18"><text:span text:style-name="T16"><text:s text:c="4"/>TS_ASSERT(!g1.is_edge(1, 0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FUNCTION_inf_for_digraph() {</text:span></text:p>
      <text:p text:style-name="P18"><text:span text:style-name="T16"><text:s text:c="4"/>Semilattice&lt;int&gt; s1;</text:span></text:p>
      <text:p text:style-name="P18"><text:span text:style-name="T16"><text:s text:c="4"/>s1 = Semilattice&lt;int&gt;::from_string(R"(</text:span></text:p>
      <text:p text:style-name="P18"><text:span text:style-name="T16"><text:s text:c="6"/>0 0 0 0</text:span></text:p>
      <text:p text:style-name="P18"><text:span text:style-name="T16"><text:s text:c="6"/>0 1 1 1</text:span></text:p>
      <text:p text:style-name="P18"><text:span text:style-name="T16"><text:s text:c="6"/>0 1 2 1</text:span></text:p>
      <text:p text:style-name="P18"><text:span text:style-name="T16"><text:s text:c="6"/>0 1 1 3</text:span></text:p>
      <text:p text:style-name="P18"><text:span text:style-name="T16"><text:s text:c="4"/>)");</text:span></text:p>
      <text:p text:style-name="P18"><text:span text:style-name="T16"><text:s text:c="4"/>TS_ASSERT(s1.is_valid());</text:span></text:p>
      <text:p text:style-name="P18"><text:span text:style-name="T16"><text:s text:c="4"/>Digraph&lt;int&gt; g1 = to_digraph(s1);</text:span></text:p>
      <text:p text:style-name="P18"><text:span text:style-name="T16"><text:s text:c="4"/>TS_ASSERT_EQUALS(g1.number_of_nodes(), 4);</text:span></text:p>
      <text:p text:style-name="P18"><text:span text:style-name="T16"><text:s text:c="4"/>TS_ASSERT_EQUALS(g1.number_of_edges(), 3);</text:span></text:p>
      <text:p text:style-name="P18"><text:span text:style-name="T16"><text:s text:c="4"/>int n = s1.size();</text:span></text:p>
      <text:p text:style-name="P18"><text:span text:style-name="T16"><text:s text:c="4"/>for (int i = 0; i &lt; n; i++) {</text:span></text:p>
      <text:p text:style-name="P18"><text:span text:style-name="T16"><text:s text:c="6"/>for (int j = 0; j &lt; n; j++) {</text:span></text:p>
      <text:p text:style-name="P18"><text:span text:style-name="T16"><text:s text:c="8"/>TS_ASSERT_EQUALS(inf_for_digraph(g1, i, j), s1.inf(i, j));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oft-page-break/><text:span text:style-name="T16"/></text:p>
      <text:p text:style-name="P18"><text:span text:style-name="T16"><text:s text:c="2"/>void test_FUNCTION_to_semi() {</text:span></text:p>
      <text:p text:style-name="P18"><text:span text:style-name="T16"><text:s text:c="4"/>Digraph&lt;int&gt; g1;</text:span></text:p>
      <text:p text:style-name="P18"><text:span text:style-name="T16"><text:s text:c="4"/>g1.add_edges({{0, 1}, {1, 2}, {1, 3}});</text:span></text:p>
      <text:p text:style-name="P18"><text:span text:style-name="T16"><text:s text:c="4"/>Semilattice&lt;int&gt; s1 = to_semi(g1);</text:span></text:p>
      <text:p text:style-name="P18"><text:span text:style-name="T16"><text:s text:c="4"/>TS_ASSERT(s1.is_valid());</text:span></text:p>
      <text:p text:style-name="P18"><text:span text:style-name="T16"><text:s text:c="4"/>TS_ASSERT_EQUALS(s1.size(), 4);</text:span></text:p>
      <text:p text:style-name="P18"><text:span text:style-name="T16"><text:s text:c="4"/>int n = g1.number_of_nodes();</text:span></text:p>
      <text:p text:style-name="P18"><text:span text:style-name="T16"><text:s text:c="4"/>for (int i = 0; i &lt; n; i++) {</text:span></text:p>
      <text:p text:style-name="P18"><text:span text:style-name="T16"><text:s text:c="6"/>for (int j = 0; j &lt; n; j++) {</text:span></text:p>
      <text:p text:style-name="P18"><text:span text:style-name="T16"><text:s text:c="8"/>TS_ASSERT_EQUALS(inf_for_digraph(g1, i, j), s1.inf(i, j));</text:span></text:p>
      <text:p text:style-name="P18"><text:span text:style-name="T16"><text:s text:c="6"/>}</text:span></text:p>
      <text:p text:style-name="P18"><text:span text:style-name="T16"><text:s text:c="4"/>}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FUNCTION_tree_is_isomorphic() {</text:span></text:p>
      <text:p text:style-name="P18"><text:span text:style-name="T16"><text:s text:c="4"/>Digraph&lt;int&gt; g1, g2;</text:span></text:p>
      <text:p text:style-name="P18"><text:span text:style-name="T16"><text:s text:c="4"/>g1.add_edges({{0, 1}, {1, 2}, {1, 3}});</text:span></text:p>
      <text:p text:style-name="P18"><text:span text:style-name="T16"><text:s text:c="4"/>g2.add_edges({{7, 19}, {19, 101}, {19, 1}});</text:span></text:p>
      <text:p text:style-name="P18"><text:span text:style-name="T16"><text:s text:c="4"/>TS_ASSERT(tree_is_isomorphic(g1, g2));</text:span></text:p>
      <text:p text:style-name="P18"><text:span text:style-name="T16"><text:s text:c="4"/>Digraph&lt;int&gt; g3, g4;</text:span></text:p>
      <text:p text:style-name="P18"><text:span text:style-name="T16"><text:s text:c="4"/>g3.add_edges({{0, 1}, {1, 2}, {1, 3}, {2, 5}});</text:span></text:p>
      <text:p text:style-name="P18"><text:span text:style-name="T16"><text:s text:c="4"/>g4.add_edges({{7, 19}, {19, 101}, {19, 1}, {19, 200}});</text:span></text:p>
      <text:p text:style-name="P18"><text:span text:style-name="T16"><text:s text:c="4"/>TS_ASSERT(!tree_is_isomorphic(g3, g4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FUNCTION_is_isomorphic_FOR_SIMPLE_AND_TREE_Semilattices() {</text:span></text:p>
      <text:p text:style-name="P18"><text:span text:style-name="T16"><text:s text:c="4"/>Semilattice&lt;string&gt; s1, s2;</text:span></text:p>
      <text:p text:style-name="P18"><text:span text:style-name="T16"><text:s text:c="4"/>s1 = Semilattice&lt;string&gt;::from_string("0");</text:span></text:p>
      <text:p text:style-name="P18"><text:span text:style-name="T16"><text:s text:c="4"/>s2 = Semilattice&lt;string&gt;::from_string("a");</text:span></text:p>
      <text:p text:style-name="P18"><text:span text:style-name="T16"><text:s text:c="4"/>TS_ASSERT(is_isomorphic(s1, s1));</text:span></text:p>
      <text:p text:style-name="P18"><text:span text:style-name="T16"><text:s text:c="4"/>TS_ASSERT(is_isomorphic(s2, s2));</text:span></text:p>
      <text:p text:style-name="P18"><text:span text:style-name="T16"><text:s text:c="4"/>TS_ASSERT(is_isomorphic(s1, s2));</text:span></text:p>
      <text:p text:style-name="P18"><text:span text:style-name="T16"><text:s text:c="4"/>TS_ASSERT(is_isomorphic(s2, s1));</text:span></text:p>
      <text:p text:style-name="P18"><text:span text:style-name="T16"><text:s text:c="4"/>Semilattice&lt;string&gt; s3, s4;</text:span></text:p>
      <text:p text:style-name="P18"><text:span text:style-name="T16"><text:s text:c="4"/>s3 = Semilattice&lt;string&gt;::from_string(R"(</text:span></text:p>
      <text:p text:style-name="P18"><text:span text:style-name="T16"><text:s text:c="6"/>0 0</text:span></text:p>
      <text:p text:style-name="P18"><text:span text:style-name="T16"><text:s text:c="6"/>0 1</text:span></text:p>
      <text:p text:style-name="P18"><text:span text:style-name="T16"><text:s text:c="4"/>)");</text:span></text:p>
      <text:p text:style-name="P18"><text:span text:style-name="T16"><text:s text:c="4"/>s4 = Semilattice&lt;string&gt;::from_string(R"(</text:span></text:p>
      <text:p text:style-name="P18"><text:span text:style-name="T16"><text:s text:c="6"/>0 1</text:span></text:p>
      <text:p text:style-name="P18"><text:span text:style-name="T16"><text:s text:c="6"/>1 1</text:span></text:p>
      <text:p text:style-name="P18"><text:span text:style-name="T16"><text:s text:c="4"/>)");</text:span></text:p>
      <text:p text:style-name="P18"><text:span text:style-name="T16"><text:s text:c="4"/>TS_ASSERT(is_isomorphic(s3, s3));</text:span></text:p>
      <text:p text:style-name="P18"><text:span text:style-name="T16"><text:s text:c="4"/>TS_ASSERT(is_isomorphic(s3, s4));</text:span></text:p>
      <text:p text:style-name="P18"><text:span text:style-name="T16"><text:s text:c="4"/>TS_ASSERT(is_isomorphic(s4, s3));</text:span></text:p>
      <text:p text:style-name="P18"><text:span text:style-name="T16"><text:s text:c="4"/>TS_ASSERT(is_isomorphic(s4, s4));</text:span></text:p>
      <text:p text:style-name="P18"><text:span text:style-name="T16"><text:s text:c="2"/>}</text:span></text:p>
      <text:p text:style-name="P18"><text:soft-page-break/><text:span text:style-name="T16"/></text:p>
      <text:p text:style-name="P18"><text:span text:style-name="T16"><text:s text:c="2"/>void test_FUNCTION_is_isomorphic_FOR_NON_TREE_Semilattices() {</text:span></text:p>
      <text:p text:style-name="P18"><text:span text:style-name="T16"><text:s text:c="4"/>Semilattice&lt;int&gt; s1, s2;</text:span></text:p>
      <text:p text:style-name="P18"><text:span text:style-name="T16"><text:s text:c="4"/>s1 = Semilattice&lt;int&gt;::from_string(R"(</text:span></text:p>
      <text:p text:style-name="P18"><text:span text:style-name="T16"><text:s text:c="6"/>0 0 0 0</text:span></text:p>
      <text:p text:style-name="P18"><text:span text:style-name="T16"><text:s text:c="6"/>0 1 0 1</text:span></text:p>
      <text:p text:style-name="P18"><text:span text:style-name="T16"><text:s text:c="6"/>0 0 2 2</text:span></text:p>
      <text:p text:style-name="P18"><text:span text:style-name="T16"><text:s text:c="6"/>0 1 2 3</text:span></text:p>
      <text:p text:style-name="P18"><text:span text:style-name="T16"><text:s text:c="4"/>)");</text:span></text:p>
      <text:p text:style-name="P18"><text:span text:style-name="T16"><text:s text:c="4"/>Digraph&lt;int&gt; g1;</text:span></text:p>
      <text:p text:style-name="P18"><text:span text:style-name="T16"><text:s text:c="4"/>g1 = Digraph&lt;int&gt;::from_string(R"(</text:span></text:p>
      <text:p text:style-name="P18"><text:span text:style-name="T16"><text:s text:c="6"/>12 1 5</text:span></text:p>
      <text:p text:style-name="P18"><text:span text:style-name="T16"><text:s text:c="6"/>12 100 5</text:span></text:p>
      <text:p text:style-name="P18"><text:span text:style-name="T16"><text:s text:c="4"/>)");</text:span></text:p>
      <text:p text:style-name="P18"><text:span text:style-name="T16"><text:s text:c="4"/>s2 = to_semi(g1);</text:span></text:p>
      <text:p text:style-name="P18"><text:span text:style-name="T16"><text:s text:c="4"/>TS_ASSERT(is_isomorphic(s1, s2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FUNCTION_find_branches_of_digraph() {</text:span></text:p>
      <text:p text:style-name="P18"><text:span text:style-name="T16"><text:s text:c="4"/>Digraph&lt;int&gt; g;</text:span></text:p>
      <text:p text:style-name="P18"><text:span text:style-name="T16"><text:s text:c="4"/>vector&lt;set&lt;int&gt;&gt; branches;</text:span></text:p>
      <text:p text:style-name="P18"><text:span text:style-name="T16"><text:s text:c="4"/>set&lt;set&lt;int&gt;&gt; set_of_branches, result;</text:span></text:p>
      <text:p text:style-name="P18"><text:span text:style-name="T16"><text:s text:c="4"/>g = Digraph&lt;int&gt;::from_string(R"(</text:span></text:p>
      <text:p text:style-name="P18"><text:span text:style-name="T16"><text:s text:c="6"/>0 1</text:span></text:p>
      <text:p text:style-name="P18"><text:span text:style-name="T16"><text:s text:c="6"/>0 2</text:span></text:p>
      <text:p text:style-name="P18"><text:span text:style-name="T16"><text:s text:c="6"/>0 3</text:span></text:p>
      <text:p text:style-name="P18"><text:span text:style-name="T16"><text:s text:c="4"/>)");</text:span></text:p>
      <text:p text:style-name="P18"><text:span text:style-name="T16"><text:s text:c="4"/>branches = find_branches_of_digraph(g);</text:span></text:p>
      <text:p text:style-name="P18"><text:span text:style-name="T16"><text:s text:c="4"/>set_of_branches = set&lt;set&lt;int&gt;&gt;(branches.begin(), branches.end());</text:span></text:p>
      <text:p text:style-name="P18"><text:span text:style-name="T16"><text:s text:c="4"/>result = {{0, 1}, {0, 2}, {0, 3}};</text:span></text:p>
      <text:p text:style-name="P18"><text:span text:style-name="T16"><text:s text:c="4"/>// cout &lt;&lt; endl &lt;&lt; branches &lt;&lt; endl;</text:span></text:p>
      <text:p text:style-name="P18"><text:span text:style-name="T16"><text:s text:c="4"/>// cout &lt;&lt; set_of_branches &lt;&lt; endl;</text:span></text:p>
      <text:p text:style-name="P18"><text:span text:style-name="T16"><text:s text:c="4"/>// cout &lt;&lt; result &lt;&lt; endl;</text:span></text:p>
      <text:p text:style-name="P18"><text:span text:style-name="T16"><text:s text:c="4"/>TS_ASSERT(set_of_branches == result);</text:span></text:p>
      <text:p text:style-name="P18"><text:span text:style-name="T16"><text:s text:c="4"/>g = Digraph&lt;int&gt;::from_string(R"(</text:span></text:p>
      <text:p text:style-name="P18"><text:span text:style-name="T16"><text:s text:c="6"/>0 1 4 6</text:span></text:p>
      <text:p text:style-name="P18"><text:span text:style-name="T16"><text:s text:c="6"/>0 2 4 7</text:span></text:p>
      <text:p text:style-name="P18"><text:span text:style-name="T16"><text:s text:c="6"/>0 3 5 8</text:span></text:p>
      <text:p text:style-name="P18"><text:span text:style-name="T16"><text:s text:c="4"/>)");</text:span></text:p>
      <text:p text:style-name="P18"><text:span text:style-name="T16"><text:s text:c="4"/>branches = find_branches_of_digraph(g);</text:span></text:p>
      <text:p text:style-name="P18"><text:span text:style-name="T16"><text:s text:c="4"/>set_of_branches = set&lt;set&lt;int&gt;&gt;(branches.begin(), branches.end());</text:span></text:p>
      <text:p text:style-name="P18"><text:span text:style-name="T16"><text:s text:c="4"/>result = {{0, 1, 2, 4, 6, 7}, {0, 3, 5, 8}};</text:span></text:p>
      <text:p text:style-name="P18"><text:span text:style-name="T16"><text:s text:c="4"/>// cout &lt;&lt; endl &lt;&lt; branches &lt;&lt; endl;</text:span></text:p>
      <text:p text:style-name="P18"><text:span text:style-name="T16"><text:s text:c="4"/>// cout &lt;&lt; set_of_branches &lt;&lt; endl;</text:span></text:p>
      <text:p text:style-name="P18"><text:span text:style-name="T16"><text:s text:c="4"/>// cout &lt;&lt; result &lt;&lt; endl;</text:span></text:p>
      <text:p text:style-name="P18"><text:span text:style-name="T16"><text:s text:c="4"/>TS_ASSERT(set_of_branches == result);</text:span></text:p>
      <text:p text:style-name="P18"><text:span text:style-name="T16"><text:s text:c="2"/>}</text:span></text:p>
      <text:p text:style-name="P18"><text:span text:style-name="T16"/></text:p>
      <text:p text:style-name="P18"><text:soft-page-break/><text:span text:style-name="T16"><text:s text:c="2"/>void test_FUNCTION_find_cyclic_vers() {</text:span></text:p>
      <text:p text:style-name="P18"><text:span text:style-name="T16"><text:s text:c="4"/>Digraph&lt;int&gt; g;</text:span></text:p>
      <text:p text:style-name="P18"><text:span text:style-name="T16"><text:s text:c="4"/>set&lt;int&gt; cyclic_vers, result;</text:span></text:p>
      <text:p text:style-name="P18"><text:span text:style-name="T16"><text:s text:c="4"/>g = Digraph&lt;int&gt;::from_string(R"(</text:span></text:p>
      <text:p text:style-name="P18"><text:span text:style-name="T16"><text:s text:c="6"/>0 1</text:span></text:p>
      <text:p text:style-name="P18"><text:span text:style-name="T16"><text:s text:c="6"/>0 2</text:span></text:p>
      <text:p text:style-name="P18"><text:span text:style-name="T16"><text:s text:c="6"/>0 3</text:span></text:p>
      <text:p text:style-name="P18"><text:span text:style-name="T16"><text:s text:c="4"/>)");</text:span></text:p>
      <text:p text:style-name="P18"><text:span text:style-name="T16"><text:s text:c="4"/>cyclic_vers = find_cyclic_vers(g);</text:span></text:p>
      <text:p text:style-name="P18"><text:span text:style-name="T16"><text:s text:c="4"/>result = {};</text:span></text:p>
      <text:p text:style-name="P18"><text:span text:style-name="T16"><text:s text:c="4"/>TS_ASSERT(cyclic_vers == result);</text:span></text:p>
      <text:p text:style-name="P18"><text:span text:style-name="T16"><text:s text:c="4"/>g = Digraph&lt;int&gt;::from_string(R"(</text:span></text:p>
      <text:p text:style-name="P18"><text:span text:style-name="T16"><text:s text:c="8"/>0 1 4 6</text:span></text:p>
      <text:p text:style-name="P18"><text:span text:style-name="T16"><text:s text:c="8"/>0 2 4 7</text:span></text:p>
      <text:p text:style-name="P18"><text:span text:style-name="T16"><text:s text:c="8"/>0 3 5 8</text:span></text:p>
      <text:p text:style-name="P18"><text:span text:style-name="T16"><text:s text:c="4"/>)");</text:span></text:p>
      <text:p text:style-name="P18"><text:span text:style-name="T16"><text:s text:c="4"/>cyclic_vers = find_cyclic_vers(g);</text:span></text:p>
      <text:p text:style-name="P18"><text:span text:style-name="T16"><text:s text:c="4"/>result = {4};</text:span></text:p>
      <text:p text:style-name="P18"><text:span text:style-name="T16"><text:s text:c="4"/>TS_ASSERT(cyclic_vers == result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FUNCTION_find_subgraph() {</text:span></text:p>
      <text:p text:style-name="P18"><text:span text:style-name="T16"><text:s text:c="4"/>Digraph&lt;int&gt; g, g2;</text:span></text:p>
      <text:p text:style-name="P18"><text:span text:style-name="T16"><text:s text:c="4"/>g = Digraph&lt;int&gt;::from_string(R"(</text:span></text:p>
      <text:p text:style-name="P18"><text:span text:style-name="T16"><text:s text:c="6"/>0 1</text:span></text:p>
      <text:p text:style-name="P18"><text:span text:style-name="T16"><text:s text:c="6"/>0 2</text:span></text:p>
      <text:p text:style-name="P18"><text:span text:style-name="T16"><text:s text:c="6"/>0 3</text:span></text:p>
      <text:p text:style-name="P18"><text:span text:style-name="T16"><text:s text:c="4"/>)");</text:span></text:p>
      <text:p text:style-name="P18"><text:span text:style-name="T16"><text:s text:c="4"/>g2 = find_subgraph(g, {0, 3});</text:span></text:p>
      <text:p text:style-name="P18"><text:span text:style-name="T16"><text:s text:c="4"/>TS_ASSERT_EQUALS(g2.number_of_nodes(), 2);</text:span></text:p>
      <text:p text:style-name="P18"><text:span text:style-name="T16"><text:s text:c="4"/>TS_ASSERT_EQUALS(g2.number_of_edges(), 1);</text:span></text:p>
      <text:p text:style-name="P18"><text:span text:style-name="T16"><text:s text:c="4"/>TS_ASSERT(g2.is_edge(0, 3));</text:span></text:p>
      <text:p text:style-name="P18"><text:span text:style-name="T16"><text:s text:c="4"/>g = Digraph&lt;int&gt;::from_string(R"(</text:span></text:p>
      <text:p text:style-name="P18"><text:span text:style-name="T16"><text:s text:c="8"/>0 1 4 6</text:span></text:p>
      <text:p text:style-name="P18"><text:span text:style-name="T16"><text:s text:c="8"/>0 2 4 7</text:span></text:p>
      <text:p text:style-name="P18"><text:span text:style-name="T16"><text:s text:c="8"/>0 3 5 8</text:span></text:p>
      <text:p text:style-name="P18"><text:span text:style-name="T16"><text:s text:c="4"/>)");</text:span></text:p>
      <text:p text:style-name="P18"><text:span text:style-name="T16"><text:s text:c="4"/>g2 = find_subgraph(g, {0, 1, 2, 4, 7});</text:span></text:p>
      <text:p text:style-name="P18"><text:span text:style-name="T16"><text:s text:c="4"/>TS_ASSERT_EQUALS(g2.number_of_nodes(), 5);</text:span></text:p>
      <text:p text:style-name="P18"><text:span text:style-name="T16"><text:s text:c="4"/>TS_ASSERT_EQUALS(g2.number_of_edges(), 5);</text:span></text:p>
      <text:p text:style-name="P18"><text:span text:style-name="T16"><text:s text:c="4"/>TS_ASSERT(g2.is_edge(4, 7));</text:span></text:p>
      <text:p text:style-name="P18"><text:span text:style-name="T16"><text:s text:c="4"/>TS_ASSERT(g2.is_edge(0, 1));</text:span></text:p>
      <text:p text:style-name="P18"><text:span text:style-name="T16"><text:s text:c="4"/>TS_ASSERT(g2.is_edge(2, 4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FUNCTION_find_G1_and_G2_graphsh() {</text:span></text:p>
      <text:p text:style-name="P18"><text:span text:style-name="T16"><text:s text:c="4"/>Digraph&lt;int&gt; g, g1, g2;</text:span></text:p>
      <text:p text:style-name="P18"><text:span text:style-name="T16"><text:s text:c="4"/>g = Digraph&lt;int&gt;::from_string(R"(</text:span></text:p>
      <text:p text:style-name="P18"><text:soft-page-break/><text:span text:style-name="T16"><text:s text:c="6"/>0 1</text:span></text:p>
      <text:p text:style-name="P18"><text:span text:style-name="T16"><text:s text:c="6"/>0 2</text:span></text:p>
      <text:p text:style-name="P18"><text:span text:style-name="T16"><text:s text:c="6"/>0 3</text:span></text:p>
      <text:p text:style-name="P18"><text:span text:style-name="T16"><text:s text:c="4"/>)");</text:span></text:p>
      <text:p text:style-name="P18"><text:span text:style-name="T16"><text:s text:c="4"/>tie(g1, g2) = find_G1_and_G2_graphs(g);</text:span></text:p>
      <text:p text:style-name="P18"><text:span text:style-name="T16"><text:s text:c="4"/>TS_ASSERT_EQUALS(g1.number_of_nodes(), 4);</text:span></text:p>
      <text:p text:style-name="P18"><text:span text:style-name="T16"><text:s text:c="4"/>TS_ASSERT_EQUALS(g2.number_of_edges(), 0);</text:span></text:p>
      <text:p text:style-name="P18"><text:span text:style-name="T16"><text:s text:c="4"/>TS_ASSERT_EQUALS(g1.nodes(), set&lt;int&gt;({0, 1, 2, 3}));</text:span></text:p>
      <text:p text:style-name="P18"><text:span text:style-name="T16"><text:s text:c="4"/>g = Digraph&lt;int&gt;::from_string(R"(</text:span></text:p>
      <text:p text:style-name="P18"><text:span text:style-name="T16"><text:s text:c="8"/>0 1 4 6</text:span></text:p>
      <text:p text:style-name="P18"><text:span text:style-name="T16"><text:s text:c="8"/>0 2 4 7</text:span></text:p>
      <text:p text:style-name="P18"><text:span text:style-name="T16"><text:s text:c="8"/>0 3 5 8</text:span></text:p>
      <text:p text:style-name="P18"><text:span text:style-name="T16"><text:s text:c="8"/>0 9</text:span></text:p>
      <text:p text:style-name="P18"><text:span text:style-name="T16"><text:s text:c="4"/>)");</text:span></text:p>
      <text:p text:style-name="P18"><text:span text:style-name="T16"><text:s text:c="4"/>tie(g1, g2) = find_G1_and_G2_graphs(g);</text:span></text:p>
      <text:p text:style-name="P18"><text:span text:style-name="T16"><text:s text:c="4"/>TS_ASSERT_EQUALS(g1.number_of_nodes(), 5);</text:span></text:p>
      <text:p text:style-name="P18"><text:span text:style-name="T16"><text:s text:c="4"/>TS_ASSERT_EQUALS(g2.number_of_edges(), 6);</text:span></text:p>
      <text:p text:style-name="P18"><text:span text:style-name="T16"><text:s text:c="4"/>TS_ASSERT_EQUALS(g1.nodes(), set&lt;int&gt;({0, 9, 3, 5, 8}));</text:span></text:p>
      <text:p text:style-name="P18"><text:span text:style-name="T16"><text:s text:c="4"/>TS_ASSERT_EQUALS(g2.nodes(), set&lt;int&gt;({0, 1, 2, 4, 6, 7}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DIGRAPHISO MODULE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DigraphIso_simple_test_1() {</text:span></text:p>
      <text:p text:style-name="P18"><text:span text:style-name="T16"><text:s text:c="4"/>Digraph&lt;int&gt; g1, g2;</text:span></text:p>
      <text:p text:style-name="P18"><text:span text:style-name="T16"><text:s text:c="4"/>g1.add_edge(0, 1);</text:span></text:p>
      <text:p text:style-name="P18"><text:span text:style-name="T16"><text:s text:c="4"/>g2.add_edge(1, 0);</text:span></text:p>
      <text:p text:style-name="P18"><text:span text:style-name="T16"><text:s text:c="4"/>DigraphIso&lt;int, int&gt; digiso(g1, g2);</text:span></text:p>
      <text:p text:style-name="P18"><text:span text:style-name="T16"><text:s text:c="4"/>TS_ASSERT(digiso.is_iso());</text:span></text:p>
      <text:p text:style-name="P18"><text:span text:style-name="T16"><text:s text:c="4"/>map&lt;int, int&gt; biection = digiso.get_biection();</text:span></text:p>
      <text:p text:style-name="P18"><text:span text:style-name="T16"><text:s text:c="4"/>TS_ASSERT_EQUALS(biection[0], 1);</text:span></text:p>
      <text:p text:style-name="P18"><text:span text:style-name="T16"><text:s text:c="4"/>TS_ASSERT_EQUALS(biection[1], 0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simple_test_2() {</text:span></text:p>
      <text:p text:style-name="P18"><text:span text:style-name="T16"><text:s text:c="4"/>Digraph&lt;int&gt; g1;</text:span></text:p>
      <text:p text:style-name="P18"><text:span text:style-name="T16"><text:s text:c="4"/>Digraph&lt;string&gt; g2;</text:span></text:p>
      <text:p text:style-name="P18"><text:span text:style-name="T16"><text:s text:c="4"/>g1.add_edge(111, 222);</text:span></text:p>
      <text:p text:style-name="P18"><text:span text:style-name="T16"><text:s text:c="4"/>g2.add_edge("hello", "world");</text:span></text:p>
      <text:p text:style-name="P18"><text:span text:style-name="T16"><text:s text:c="4"/>DigraphIso&lt;int, string&gt; digiso(g1, g2);</text:span></text:p>
      <text:p text:style-name="P18"><text:span text:style-name="T16"><text:s text:c="4"/>TS_ASSERT(digiso.is_iso());</text:span></text:p>
      <text:p text:style-name="P18"><text:span text:style-name="T16"><text:s text:c="4"/>map&lt;int, string&gt; biection = digiso.get_biection();</text:span></text:p>
      <text:p text:style-name="P18"><text:span text:style-name="T16"><text:s text:c="4"/>TS_ASSERT_EQUALS(biection[111], "hello");</text:span></text:p>
      <text:p text:style-name="P18"><text:span text:style-name="T16"><text:s text:c="4"/>TS_ASSERT_EQUALS(biection[222], "world");</text:span></text:p>
      <text:p text:style-name="P18"><text:span text:style-name="T16"><text:s text:c="4"/>// cout &lt;&lt; endl;</text:span></text:p>
      <text:p text:style-name="P18"><text:span text:style-name="T16"><text:s text:c="4"/>// for (auto p : digiso.get_biection()) {</text:span></text:p>
      <text:p text:style-name="P18"><text:span text:style-name="T16"><text:s text:c="4"/>// <text:s text:c="2"/>cout &lt;&lt; p.first &lt;&lt; " -&gt; " &lt;&lt; p.second &lt;&lt; endl;</text:span></text:p>
      <text:p text:style-name="P18"><text:soft-page-break/><text:span text:style-name="T16"><text:s text:c="4"/>// }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simple_test_3() {</text:span></text:p>
      <text:p text:style-name="P18"><text:span text:style-name="T16"><text:s text:c="4"/>Digraph&lt;int&gt; g1;</text:span></text:p>
      <text:p text:style-name="P18"><text:span text:style-name="T16"><text:s text:c="4"/>Digraph&lt;string&gt; g2;</text:span></text:p>
      <text:p text:style-name="P18"><text:span text:style-name="T16"><text:s text:c="4"/>g1.add_edge(111, 222);</text:span></text:p>
      <text:p text:style-name="P18"><text:span text:style-name="T16"><text:s text:c="4"/>g2.add_edge("hello", "world");</text:span></text:p>
      <text:p text:style-name="P18"><text:span text:style-name="T16"><text:s text:c="4"/>DigraphIso&lt;int, string&gt; digiso(g1, g2);</text:span></text:p>
      <text:p text:style-name="P18"><text:span text:style-name="T16"><text:s text:c="4"/>TS_ASSERT(digiso.is_iso());</text:span></text:p>
      <text:p text:style-name="P18"><text:span text:style-name="T16"><text:s text:c="4"/>map&lt;int, string&gt; biection = digiso.get_biection();</text:span></text:p>
      <text:p text:style-name="P18"><text:span text:style-name="T16"><text:s text:c="4"/>TS_ASSERT_EQUALS(biection[111], "hello");</text:span></text:p>
      <text:p text:style-name="P18"><text:span text:style-name="T16"><text:s text:c="4"/>TS_ASSERT_EQUALS(biection[222], "world");</text:span></text:p>
      <text:p text:style-name="P18"><text:span text:style-name="T16"><text:s text:c="4"/>// cout &lt;&lt; endl;</text:span></text:p>
      <text:p text:style-name="P18"><text:span text:style-name="T16"><text:s text:c="4"/>// for (auto p : biection) {</text:span></text:p>
      <text:p text:style-name="P18"><text:span text:style-name="T16"><text:s text:c="4"/>// <text:s text:c="2"/>cout &lt;&lt; p.first &lt;&lt; " -&gt; " &lt;&lt; p.second &lt;&lt; endl;</text:span></text:p>
      <text:p text:style-name="P18"><text:span text:style-name="T16"><text:s text:c="4"/>// }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simple_test_4() {</text:span></text:p>
      <text:p text:style-name="P18"><text:span text:style-name="T16"><text:s text:c="4"/>Digraph&lt;int&gt; g1, g2;</text:span></text:p>
      <text:p text:style-name="P18"><text:span text:style-name="T16"><text:s text:c="4"/>g1 = Digraph&lt;int&gt;::from_string(R"(</text:span></text:p>
      <text:p text:style-name="P18"><text:span text:style-name="T16"><text:s text:c="6"/>0 1 3</text:span></text:p>
      <text:p text:style-name="P18"><text:span text:style-name="T16"><text:s text:c="6"/>0 2 3</text:span></text:p>
      <text:p text:style-name="P18"><text:span text:style-name="T16"><text:s text:c="4"/>)");</text:span></text:p>
      <text:p text:style-name="P18"><text:span text:style-name="T16"><text:s text:c="4"/>g2 = Digraph&lt;int&gt;::from_string(R"(</text:span></text:p>
      <text:p text:style-name="P18"><text:span text:style-name="T16"><text:s text:c="6"/>3 1 0</text:span></text:p>
      <text:p text:style-name="P18"><text:span text:style-name="T16"><text:s text:c="6"/>3 2 0</text:span></text:p>
      <text:p text:style-name="P18"><text:span text:style-name="T16"><text:s text:c="4"/>)");</text:span></text:p>
      <text:p text:style-name="P18"><text:span text:style-name="T16"><text:s text:c="4"/>DigraphIso&lt;int, int&gt; digiso(g1, g2);</text:span></text:p>
      <text:p text:style-name="P18"><text:span text:style-name="T16"><text:s text:c="4"/>TS_ASSERT(digiso.is_iso());</text:span></text:p>
      <text:p text:style-name="P18"><text:span text:style-name="T16"><text:s text:c="4"/>map&lt;int, int&gt; biection = digiso.get_biection();</text:span></text:p>
      <text:p text:style-name="P18"><text:span text:style-name="T16"><text:s text:c="4"/>TS_ASSERT_EQUALS(biection[0], 3);</text:span></text:p>
      <text:p text:style-name="P18"><text:span text:style-name="T16"><text:s text:c="4"/>TS_ASSERT_EQUALS(biection[3], 0);</text:span></text:p>
      <text:p text:style-name="P18"><text:span text:style-name="T16"><text:s text:c="4"/>// cout &lt;&lt; endl;</text:span></text:p>
      <text:p text:style-name="P18"><text:span text:style-name="T16"><text:s text:c="4"/>// for (auto p : biection) {</text:span></text:p>
      <text:p text:style-name="P18"><text:span text:style-name="T16"><text:s text:c="4"/>// <text:s text:c="2"/>cout &lt;&lt; p.first &lt;&lt; " -&gt; " &lt;&lt; p.second &lt;&lt; endl;</text:span></text:p>
      <text:p text:style-name="P18"><text:span text:style-name="T16"><text:s text:c="4"/>// }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simple_test_5() {</text:span></text:p>
      <text:p text:style-name="P18"><text:span text:style-name="T16"><text:s text:c="4"/>Digraph&lt;int&gt; g1, g2;</text:span></text:p>
      <text:p text:style-name="P18"><text:span text:style-name="T16"><text:s text:c="4"/>g1.add_node(0);</text:span></text:p>
      <text:p text:style-name="P18"><text:span text:style-name="T16"><text:s text:c="4"/>g2.add_edge(1, 0);</text:span></text:p>
      <text:p text:style-name="P18"><text:span text:style-name="T16"><text:s text:c="4"/>DigraphIso&lt;int, int&gt; digiso(g1, g2);</text:span></text:p>
      <text:p text:style-name="P18"><text:span text:style-name="T16"><text:s text:c="4"/>TS_ASSERT(!digiso.is_iso());</text:span></text:p>
      <text:p text:style-name="P18"><text:span text:style-name="T16"><text:s text:c="2"/>}</text:span></text:p>
      <text:p text:style-name="P18"><text:span text:style-name="T16"/></text:p>
      <text:p text:style-name="P18"><text:soft-page-break/><text:span text:style-name="T16"><text:s text:c="2"/>void test_DigraphIso_simple_test_6() {</text:span></text:p>
      <text:p text:style-name="P18"><text:span text:style-name="T16"><text:s text:c="4"/>Digraph&lt;int&gt; g1, g2;</text:span></text:p>
      <text:p text:style-name="P18"><text:span text:style-name="T16"><text:s text:c="4"/>g1.add_edges({{0, 1}, {1, 2}, {2, 3}});</text:span></text:p>
      <text:p text:style-name="P18"><text:span text:style-name="T16"><text:s text:c="4"/>g2.add_edges({{0, 1}, {1, 2}, {1, 3}});</text:span></text:p>
      <text:p text:style-name="P18"><text:span text:style-name="T16"><text:s text:c="4"/>DigraphIso&lt;int, int&gt; digiso(g1, g2);</text:span></text:p>
      <text:p text:style-name="P18"><text:span text:style-name="T16"><text:s text:c="4"/>TS_ASSERT(!digiso.is_iso(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hard_test_1() {</text:span></text:p>
      <text:p text:style-name="P18"><text:span text:style-name="T16"><text:s text:c="4"/>Digraph&lt;int&gt; g1, g2;</text:span></text:p>
      <text:p text:style-name="P18"><text:span text:style-name="T16"><text:s text:c="4"/>g1 = Digraph&lt;int&gt;::from_string(R"(</text:span></text:p>
      <text:p text:style-name="P18"><text:span text:style-name="T16"><text:s text:c="6"/>1 2 4</text:span></text:p>
      <text:p text:style-name="P18"><text:span text:style-name="T16"><text:s text:c="6"/>1 3 5 7</text:span></text:p>
      <text:p text:style-name="P18"><text:span text:style-name="T16"><text:s text:c="6"/>3 6 7</text:span></text:p>
      <text:p text:style-name="P18"><text:span text:style-name="T16"><text:s text:c="4"/>)");</text:span></text:p>
      <text:p text:style-name="P18"><text:span text:style-name="T16"><text:s text:c="4"/>g2 = Digraph&lt;int&gt;::from_string(R"(</text:span></text:p>
      <text:p text:style-name="P18"><text:span text:style-name="T16"><text:s text:c="6"/>7 8 20 1</text:span></text:p>
      <text:p text:style-name="P18"><text:span text:style-name="T16"><text:s text:c="6"/>7 11 55 1</text:span></text:p>
      <text:p text:style-name="P18"><text:span text:style-name="T16"><text:s text:c="6"/>11 800</text:span></text:p>
      <text:p text:style-name="P18"><text:span text:style-name="T16"><text:s text:c="4"/>)");</text:span></text:p>
      <text:p text:style-name="P18"><text:span text:style-name="T16"><text:s text:c="4"/>DigraphIso&lt;int, int&gt; digiso(g1, g2);</text:span></text:p>
      <text:p text:style-name="P18"><text:span text:style-name="T16"><text:s text:c="4"/>TS_ASSERT(!digiso.is_iso(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hard_test_2() {</text:span></text:p>
      <text:p text:style-name="P18"><text:span text:style-name="T16"><text:s text:c="4"/>Digraph&lt;int&gt; g1, g2;</text:span></text:p>
      <text:p text:style-name="P18"><text:span text:style-name="T16"><text:s text:c="4"/>g1 = Digraph&lt;int&gt;::from_string(R"(</text:span></text:p>
      <text:p text:style-name="P18"><text:span text:style-name="T16"><text:s text:c="6"/>0 1 4 7 10</text:span></text:p>
      <text:p text:style-name="P18"><text:span text:style-name="T16"><text:s text:c="6"/>0 2 4 8 10</text:span></text:p>
      <text:p text:style-name="P18"><text:span text:style-name="T16"><text:s text:c="6"/>2 5 9 10</text:span></text:p>
      <text:p text:style-name="P18"><text:span text:style-name="T16"><text:s text:c="6"/>0 3 6 9 10</text:span></text:p>
      <text:p text:style-name="P18"><text:span text:style-name="T16"><text:s text:c="4"/>)");</text:span></text:p>
      <text:p text:style-name="P18"><text:span text:style-name="T16"><text:s text:c="4"/>g2 = Digraph&lt;int&gt;::from_string(R"(</text:span></text:p>
      <text:p text:style-name="P18"><text:span text:style-name="T16"><text:s text:c="6"/>0 1 4 7 10</text:span></text:p>
      <text:p text:style-name="P18"><text:span text:style-name="T16"><text:s text:c="6"/>0 2 5 8 10</text:span></text:p>
      <text:p text:style-name="P18"><text:span text:style-name="T16"><text:s text:c="6"/>0 3 5 9 10</text:span></text:p>
      <text:p text:style-name="P18"><text:span text:style-name="T16"><text:s text:c="6"/>3 6 9</text:span></text:p>
      <text:p text:style-name="P18"><text:span text:style-name="T16"><text:s text:c="4"/>)");</text:span></text:p>
      <text:p text:style-name="P18"><text:span text:style-name="T16"><text:s text:c="4"/>DigraphIso&lt;int, int&gt; digiso(g1, g2);</text:span></text:p>
      <text:p text:style-name="P18"><text:span text:style-name="T16"><text:s text:c="4"/>TS_ASSERT(!digiso.is_iso(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FOR_initial_biection_1() {</text:span></text:p>
      <text:p text:style-name="P18"><text:span text:style-name="T16"><text:s text:c="4"/>Digraph&lt;int&gt; g1, g2;</text:span></text:p>
      <text:p text:style-name="P18"><text:span text:style-name="T16"><text:s text:c="4"/>g1 = Digraph&lt;int&gt;::from_string(R"(</text:span></text:p>
      <text:p text:style-name="P18"><text:span text:style-name="T16"><text:s text:c="6"/>0 1</text:span></text:p>
      <text:p text:style-name="P18"><text:span text:style-name="T16"><text:s text:c="6"/>0 2</text:span></text:p>
      <text:p text:style-name="P18"><text:span text:style-name="T16"><text:s text:c="6"/>0 3</text:span></text:p>
      <text:p text:style-name="P18"><text:soft-page-break/><text:span text:style-name="T16"><text:s text:c="4"/>)");</text:span></text:p>
      <text:p text:style-name="P18"><text:span text:style-name="T16"><text:s text:c="4"/>g2 = Digraph&lt;int&gt;::from_string(R"(</text:span></text:p>
      <text:p text:style-name="P18"><text:span text:style-name="T16"><text:s text:c="6"/>1 100</text:span></text:p>
      <text:p text:style-name="P18"><text:span text:style-name="T16"><text:s text:c="6"/>1 200</text:span></text:p>
      <text:p text:style-name="P18"><text:span text:style-name="T16"><text:s text:c="6"/>1 123</text:span></text:p>
      <text:p text:style-name="P18"><text:span text:style-name="T16"><text:s text:c="4"/>)");</text:span></text:p>
      <text:p text:style-name="P18"><text:span text:style-name="T16"><text:s text:c="4"/>DigraphIso&lt;int, int&gt; digiso(g1, g2);</text:span></text:p>
      <text:p text:style-name="P18"><text:span text:style-name="T16"><text:s text:c="4"/>digiso.set_initial_biection({{3, 100}, {2, 123}});</text:span></text:p>
      <text:p text:style-name="P18"><text:span text:style-name="T16"><text:s text:c="4"/>TS_ASSERT(digiso.is_iso());</text:span></text:p>
      <text:p text:style-name="P18"><text:span text:style-name="T16"><text:s text:c="4"/>map&lt;int, int&gt; biection = digiso.get_biection();</text:span></text:p>
      <text:p text:style-name="P18"><text:span text:style-name="T16"><text:s text:c="4"/>TS_ASSERT_EQUALS(biection[3], 100);</text:span></text:p>
      <text:p text:style-name="P18"><text:span text:style-name="T16"><text:s text:c="4"/>TS_ASSERT_EQUALS(biection[2], 123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void test_DigraphIso_FOR_initial_biection_2() {</text:span></text:p>
      <text:p text:style-name="P18"><text:span text:style-name="T16"><text:s text:c="4"/>Digraph&lt;int&gt; g1, g2;</text:span></text:p>
      <text:p text:style-name="P18"><text:span text:style-name="T16"><text:s text:c="4"/>g1 = Digraph&lt;int&gt;::from_string(R"(</text:span></text:p>
      <text:p text:style-name="P18"><text:span text:style-name="T16"><text:s text:c="6"/>0 1</text:span></text:p>
      <text:p text:style-name="P18"><text:span text:style-name="T16"><text:s text:c="6"/>0 2</text:span></text:p>
      <text:p text:style-name="P18"><text:span text:style-name="T16"><text:s text:c="6"/>0 3</text:span></text:p>
      <text:p text:style-name="P18"><text:span text:style-name="T16"><text:s text:c="4"/>)");</text:span></text:p>
      <text:p text:style-name="P18"><text:span text:style-name="T16"><text:s text:c="4"/>g2 = Digraph&lt;int&gt;::from_string(R"(</text:span></text:p>
      <text:p text:style-name="P18"><text:span text:style-name="T16"><text:s text:c="6"/>1 100</text:span></text:p>
      <text:p text:style-name="P18"><text:span text:style-name="T16"><text:s text:c="6"/>1 200</text:span></text:p>
      <text:p text:style-name="P18"><text:span text:style-name="T16"><text:s text:c="6"/>1 123</text:span></text:p>
      <text:p text:style-name="P18"><text:span text:style-name="T16"><text:s text:c="4"/>)");</text:span></text:p>
      <text:p text:style-name="P18"><text:span text:style-name="T16"><text:s text:c="4"/>DigraphIso&lt;int, int&gt; digiso(g1, g2);</text:span></text:p>
      <text:p text:style-name="P18"><text:span text:style-name="T16"><text:s text:c="4"/>digiso.set_initial_biection({{0, 123}});</text:span></text:p>
      <text:p text:style-name="P18"><text:span text:style-name="T16"><text:s text:c="4"/>TS_ASSERT(!digiso.is_iso());</text:span></text:p>
      <text:p text:style-name="P18"><text:span text:style-name="T16"><text:s text:c="2"/>}</text:span></text:p>
      <text:p text:style-name="P18"><text:span text:style-name="T16"/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// INV3 TESTS</text:span></text:p>
      <text:p text:style-name="P18"><text:span text:style-name="T16"><text:s text:c="2"/>//----------------------------------------------------------------------------</text:span></text:p>
      <text:p text:style-name="P18"><text:span text:style-name="T16"><text:s text:c="2"/>void test_Inv3_full_inv3() {</text:span></text:p>
      <text:p text:style-name="P18"><text:span text:style-name="T16"><text:s text:c="4"/>Digraph&lt;int&gt; g;</text:span></text:p>
      <text:p text:style-name="P18"><text:span text:style-name="T16"><text:s text:c="4"/>Inv3&lt;int&gt; inv3;</text:span></text:p>
      <text:p text:style-name="P18"><text:span text:style-name="T16"><text:s text:c="4"/>string full;</text:span></text:p>
      <text:p text:style-name="P18"><text:span text:style-name="T16"><text:s text:c="4"/>g.add_node(0);</text:span></text:p>
      <text:p text:style-name="P18"><text:span text:style-name="T16"><text:s text:c="4"/>inv3 = Inv3&lt;int&gt;(g);</text:span></text:p>
      <text:p text:style-name="P18"><text:span text:style-name="T16"><text:s text:c="4"/>// cout &lt;&lt; endl &lt;&lt; g.nodes() &lt;&lt; endl;</text:span></text:p>
      <text:p text:style-name="P18"><text:span text:style-name="T16"><text:s text:c="4"/>full = inv3.get_full_inv3();</text:span></text:p>
      <text:p text:style-name="P18"><text:span text:style-name="T16"><text:s text:c="4"/>// cout &lt;&lt; endl &lt;&lt; "full_inv3: '" &lt;&lt; full &lt;&lt; "'" &lt;&lt; endl;</text:span></text:p>
      <text:p text:style-name="P18"><text:span text:style-name="T16"><text:s text:c="4"/>TS_ASSERT_EQUALS(full, "0, 0, 0, (0); ");</text:span></text:p>
      <text:p text:style-name="P18"><text:span text:style-name="T16"><text:s text:c="4"/>TS_ASSERT_EQUALS(inv3.get_inv3_for_node(0), "0, 0, 0, (0)");</text:span></text:p>
      <text:p text:style-name="P18"><text:span text:style-name="T16"><text:s text:c="4"/>// g = Digraph&lt;int&gt;::from_string(R"(</text:span></text:p>
      <text:p text:style-name="P18"><text:span text:style-name="T16"><text:s text:c="4"/>// <text:s text:c="2"/>0 1</text:span></text:p>
      <text:p text:style-name="P18"><text:span text:style-name="T16"><text:s text:c="4"/>// <text:s text:c="2"/>0 2</text:span></text:p>
      <text:p text:style-name="P18"><text:soft-page-break/><text:span text:style-name="T16"><text:s text:c="4"/>// <text:s text:c="2"/>0 3</text:span></text:p>
      <text:p text:style-name="P18"><text:span text:style-name="T16"><text:s text:c="4"/>// )");</text:span></text:p>
      <text:p text:style-name="P18"><text:span text:style-name="T16"><text:s text:c="2"/>}</text:span></text:p>
      <text:p text:style-name="P18"><text:span text:style-name="T16">};</text:span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line-height="100%" fo:text-align="justify" style:justify-single-word="false" fo:text-indent="0.1972in" style:auto-text-indent="false"/>
      <style:text-properties fo:font-size="12pt" fo:language="en" fo:country="US" style:font-size-asian="12pt" style:font-size-complex="12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3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3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3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3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3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1:36:53.603252010</meta:creation-date>
    <dc:date>2017-03-26T15:04:51.683440382</dc:date>
    <meta:editing-duration>PT27M26S</meta:editing-duration>
    <meta:editing-cycles>5</meta:editing-cycles>
    <meta:generator>LibreOffice/5.1.6.2$Linux_X86_64 LibreOffice_project/10m0$Build-2</meta:generator>
    <meta:document-statistic meta:table-count="0" meta:image-count="0" meta:object-count="22" meta:page-count="52" meta:paragraph-count="2067" meta:word-count="7746" meta:character-count="63613" meta:non-whitespace-character-count="51407"/>
  </office:meta>
</office:document-meta>
</file>

<file path=Object 1/content.xml><?xml version="1.0" encoding="utf-8"?>
<math xmlns="http://www.w3.org/1998/Math/MathML" display="block">
  <semantics>
    <mi>G</mi>
    <annotation encoding="StarMath 5.0">G</annotation>
  </semantics>
</math>
</file>

<file path=Object 10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2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3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14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5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16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1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18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19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/content.xml><?xml version="1.0" encoding="utf-8"?>
<math xmlns="http://www.w3.org/1998/Math/MathML" display="block">
  <semantics>
    <mrow>
      <mi>G</mi>
      <mi>'</mi>
    </mrow>
    <annotation encoding="StarMath 5.0">G '</annotation>
  </semantics>
</math>
</file>

<file path=Object 20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21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22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3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4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5/content.xml><?xml version="1.0" encoding="utf-8"?>
<math xmlns="http://www.w3.org/1998/Math/MathML" display="block">
  <semantics>
    <mrow>
      <mi>G</mi>
      <msub>
        <mi>'</mi>
        <mn>1</mn>
      </msub>
    </mrow>
    <annotation encoding="StarMath 5.0">G {'} rsub {1}</annotation>
  </semantics>
</math>
</file>

<file path=Object 6/content.xml><?xml version="1.0" encoding="utf-8"?>
<math xmlns="http://www.w3.org/1998/Math/MathML" display="block">
  <semantics>
    <mrow>
      <mi>G</mi>
      <msub>
        <mi>'</mi>
        <mn>2</mn>
      </msub>
    </mrow>
    <annotation encoding="StarMath 5.0">G {'} rsub {2}</annotation>
  </semantics>
</math>
</file>

<file path=Object 7/content.xml><?xml version="1.0" encoding="utf-8"?>
<math xmlns="http://www.w3.org/1998/Math/MathML" display="block">
  <semantics>
    <msub>
      <mi>G</mi>
      <mn>1</mn>
    </msub>
    <annotation encoding="StarMath 5.0">{G} rsub {1}</annotation>
  </semantics>
</math>
</file>

<file path=Object 8/content.xml><?xml version="1.0" encoding="utf-8"?>
<math xmlns="http://www.w3.org/1998/Math/MathML" display="block">
  <semantics>
    <msub>
      <mi>G</mi>
      <mn>2</mn>
    </msub>
    <annotation encoding="StarMath 5.0">{G} rsub {2}</annotation>
  </semantics>
</math>
</file>

<file path=Object 9/content.xml><?xml version="1.0" encoding="utf-8"?>
<math xmlns="http://www.w3.org/1998/Math/MathML" display="block">
  <semantics>
    <mi>G</mi>
    <annotation encoding="StarMath 5.0">G</annotation>
  </semantics>
</math>
</file>